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491cm" fo:margin-left="0cm" fo:break-before="auto" fo:break-after="auto" table:align="left" style:shadow="none" fo:keep-with-next="auto" style:may-break-between-rows="false"/>
    </style:style>
    <style:style style:name="Table1.A" style:family="table-column">
      <style:table-column-properties style:column-width="1.508cm"/>
    </style:style>
    <style:style style:name="Table1.B" style:family="table-column">
      <style:table-column-properties style:column-width="0.873cm"/>
    </style:style>
    <style:style style:name="Table1.C" style:family="table-column">
      <style:table-column-properties style:column-width="1.117cm"/>
    </style:style>
    <style:style style:name="Table1.D" style:family="table-column">
      <style:table-column-properties style:column-width="0.295cm"/>
    </style:style>
    <style:style style:name="Table1.E" style:family="table-column">
      <style:table-column-properties style:column-width="0.499cm"/>
    </style:style>
    <style:style style:name="Table1.F" style:family="table-column">
      <style:table-column-properties style:column-width="1.207cm"/>
    </style:style>
    <style:style style:name="Table1.G" style:family="table-column">
      <style:table-column-properties style:column-width="1.381cm"/>
    </style:style>
    <style:style style:name="Table1.H" style:family="table-column">
      <style:table-column-properties style:column-width="4.027cm"/>
    </style:style>
    <style:style style:name="Table1.I" style:family="table-column">
      <style:table-column-properties style:column-width="3.205cm"/>
    </style:style>
    <style:style style:name="Table1.J" style:family="table-column">
      <style:table-column-properties style:column-width="0.676cm"/>
    </style:style>
    <style:style style:name="Table1.K" style:family="table-column">
      <style:table-column-properties style:column-width="2.704cm"/>
    </style:style>
    <style:style style:name="Table1.1" style:family="table-row">
      <style:table-row-properties style:min-row-height="1.376cm" fo:keep-together="always"/>
    </style:style>
    <style:style style:name="Table1.A1" style:family="table-cell">
      <style:table-cell-properties style:vertical-align="middle" fo:padding="0.097cm" fo:border-left="0.5pt solid #000000" fo:border-right="none" fo:border-top="0.5pt solid #000000" fo:border-bottom="0.5pt solid #000000"/>
    </style:style>
    <style:style style:name="Table1.B1" style:family="table-cell">
      <style:table-cell-properties style:vertical-align="middle" fo:padding="0.097cm" fo:border="0.5pt solid #000000"/>
    </style:style>
    <style:style style:name="Table1.A2" style:family="table-cell">
      <style:table-cell-properties style:vertical-align="middle" fo:padding="0.097cm" fo:border-left="0.5pt solid #000000" fo:border-right="none" fo:border-top="none" fo:border-bottom="none"/>
    </style:style>
    <style:style style:name="Table1.B2" style:family="table-cell">
      <style:table-cell-properties style:vertical-align="middle" fo:background-color="#f79448" fo:padding="0cm" fo:border-left="0.05pt solid #000000" fo:border-right="none" fo:border-top="none" fo:border-bottom="0.05pt solid #000000">
        <style:background-image/>
      </style:table-cell-properties>
    </style:style>
    <style:style style:name="Table1.D2" style:family="table-cell">
      <style:table-cell-properties style:vertical-align="middle" fo:padding="0cm" fo:border-left="0.05pt solid #000000" fo:border-right="0.5pt solid #000000" fo:border-top="none" fo:border-bottom="0.5pt solid #000000"/>
    </style:style>
    <style:style style:name="Table1.A3" style:family="table-cell">
      <style:table-cell-properties style:vertical-align="middle" fo:padding="0cm" fo:border-left="0.05pt solid #000000" fo:border-right="none" fo:border-top="none" fo:border-bottom="0.05pt solid #000000"/>
    </style:style>
    <style:style style:name="Table1.B3" style:family="table-cell">
      <style:table-cell-properties style:vertical-align="middle" fo:padding="0cm" fo:border-left="0.05pt solid #000000" fo:border-right="none" fo:border-top="none" fo:border-bottom="0.05pt solid #000000"/>
    </style:style>
    <style:style style:name="Table1.F3" style:family="table-cell">
      <style:table-cell-properties style:vertical-align="middle" fo:padding="0cm" fo:border-left="0.05pt solid #000000" fo:border-right="0.05pt solid #000000" fo:border-top="none" fo:border-bottom="0.05pt solid #000000"/>
    </style:style>
    <style:style style:name="Table1.B4" style:family="table-cell">
      <style:table-cell-properties style:vertical-align="middle" fo:padding="0cm" fo:border-left="0.05pt solid #000000" fo:border-right="none" fo:border-top="none" fo:border-bottom="0.05pt solid #000000"/>
    </style:style>
    <style:style style:name="Table1.E4" style:family="table-cell">
      <style:table-cell-properties style:vertical-align="middle" fo:background-color="#7da7d8" fo:padding="0cm" fo:border-left="0.05pt solid #000000" fo:border-right="none" fo:border-top="none" fo:border-bottom="0.05pt solid #000000">
        <style:background-image/>
      </style:table-cell-properties>
    </style:style>
    <style:style style:name="Table1.H4" style:family="table-cell">
      <style:table-cell-properties style:vertical-align="middle" fo:padding="0.097cm" fo:border="0.05pt solid #000000"/>
    </style:style>
    <style:style style:name="Table1.A5" style:family="table-cell">
      <style:table-cell-properties style:vertical-align="middle" fo:padding="0cm" fo:border-left="0.05pt solid #000000" fo:border-right="none" fo:border-top="none" fo:border-bottom="0.05pt solid #000000"/>
    </style:style>
    <style:style style:name="Table1.B5" style:family="table-cell">
      <style:table-cell-properties style:vertical-align="middle" fo:padding="0cm" fo:border-left="0.05pt solid #000000" fo:border-right="none" fo:border-top="none" fo:border-bottom="0.05pt solid #000000"/>
    </style:style>
    <style:style style:name="Table1.H5" style:family="table-cell">
      <style:table-cell-properties style:vertical-align="middle" fo:padding="0cm" fo:border-left="0.05pt solid #000000" fo:border-right="0.05pt solid #000000" fo:border-top="none" fo:border-bottom="0.05pt solid #000000"/>
    </style:style>
    <style:style style:name="Table1.B6" style:family="table-cell">
      <style:table-cell-properties style:vertical-align="middle" fo:padding="0cm" fo:border-left="0.05pt solid #000000" fo:border-right="none" fo:border-top="none" fo:border-bottom="0.05pt solid #000000"/>
    </style:style>
    <style:style style:name="Table1.G6" style:family="table-cell">
      <style:table-cell-properties style:vertical-align="middle" fo:background-color="#c7a0cb" fo:padding="0cm" fo:border-left="0.05pt solid #000000" fo:border-right="none" fo:border-top="none" fo:border-bottom="0.05pt solid #000000">
        <style:background-image/>
      </style:table-cell-properties>
    </style:style>
    <style:style style:name="Table1.I6" style:family="table-cell">
      <style:table-cell-properties style:vertical-align="middle" fo:padding="0cm" fo:border-left="0.05pt solid #000000" fo:border-right="0.05pt solid #000000" fo:border-top="none" fo:border-bottom="0.05pt solid #000000"/>
    </style:style>
    <style:style style:name="Table1.B7" style:family="table-cell">
      <style:table-cell-properties style:vertical-align="middle" fo:padding="0cm" fo:border-left="0.05pt solid #000000" fo:border-right="none" fo:border-top="none" fo:border-bottom="0.5pt solid #000000"/>
    </style:style>
    <style:style style:name="Table1.I7" style:family="table-cell">
      <style:table-cell-properties style:vertical-align="middle" fo:padding="0cm" fo:border-left="0.05pt solid #000000" fo:border-right="0.05pt solid #000000" fo:border-top="none" fo:border-bottom="0.05pt solid #000000"/>
    </style:style>
    <style:style style:name="Table1.A8" style:family="table-cell">
      <style:table-cell-properties style:vertical-align="middle" fo:padding="0cm" fo:border-left="0.05pt solid #000000" fo:border-right="none" fo:border-top="none" fo:border-bottom="0.05pt solid #000000"/>
    </style:style>
    <style:style style:name="Table1.B8" style:family="table-cell">
      <style:table-cell-properties style:vertical-align="middle" fo:padding="0cm" fo:border-left="0.05pt solid #000000" fo:border-right="none" fo:border-top="none" fo:border-bottom="0.05pt solid #000000"/>
    </style:style>
    <style:style style:name="Table1.E8" style:family="table-cell">
      <style:table-cell-properties style:vertical-align="middle" fo:background-color="#c7a0cb" fo:padding="0cm" fo:border-left="0.05pt solid #000000" fo:border-right="0.05pt solid #000000" fo:border-top="none" fo:border-bottom="0.05pt solid #000000">
        <style:background-image/>
      </style:table-cell-properties>
    </style:style>
    <style:style style:name="Table1.B9" style:family="table-cell">
      <style:table-cell-properties style:vertical-align="middle" fo:padding="0cm" fo:border-left="0.05pt solid #000000" fo:border-right="none" fo:border-top="none" fo:border-bottom="0.05pt solid #000000"/>
    </style:style>
    <style:style style:name="Table1.H9" style:family="table-cell">
      <style:table-cell-properties style:vertical-align="middle" fo:background-color="#add58a" fo:padding="0cm" fo:border-left="0.05pt solid #000000" fo:border-right="none" fo:border-top="none" fo:border-bottom="0.05pt solid #000000">
        <style:background-image/>
      </style:table-cell-properties>
    </style:style>
    <style:style style:name="Table1.J9" style:family="table-cell">
      <style:table-cell-properties style:vertical-align="middle" fo:background-color="#ffffff" fo:padding="0cm" fo:border-left="0.05pt solid #000000" fo:border-right="0.05pt solid #000000" fo:border-top="none" fo:border-bottom="0.05pt solid #000000">
        <style:background-image/>
      </style:table-cell-properties>
    </style:style>
    <style:style style:name="Table1.B10" style:family="table-cell">
      <style:table-cell-properties style:vertical-align="middle" fo:padding="0cm" fo:border-left="0.05pt solid #000000" fo:border-right="none" fo:border-top="none" fo:border-bottom="0.5pt solid #000000"/>
    </style:style>
    <style:style style:name="Table1.A11" style:family="table-cell">
      <style:table-cell-properties style:vertical-align="middle" fo:padding="0cm" fo:border-left="0.05pt solid #000000" fo:border-right="none" fo:border-top="none" fo:border-bottom="0.05pt solid #000000"/>
    </style:style>
    <style:style style:name="Table1.B11" style:family="table-cell">
      <style:table-cell-properties style:vertical-align="middle" fo:padding="0cm" fo:border-left="0.05pt solid #000000" fo:border-right="none" fo:border-top="none" fo:border-bottom="0.05pt solid #000000"/>
    </style:style>
    <style:style style:name="Table1.E11" style:family="table-cell">
      <style:table-cell-properties style:vertical-align="middle" fo:background-color="#add58a" fo:padding="0cm" fo:border-left="0.05pt solid #000000" fo:border-right="0.5pt solid #000000" fo:border-top="none" fo:border-bottom="0.5pt solid #000000">
        <style:background-image/>
      </style:table-cell-properties>
    </style:style>
    <style:style style:name="Table1.B12" style:family="table-cell">
      <style:table-cell-properties style:vertical-align="middle" fo:padding="0cm" fo:border-left="0.05pt solid #000000" fo:border-right="none" fo:border-top="none" fo:border-bottom="0.5pt solid #000000"/>
    </style:style>
    <style:style style:name="Table1.I12" style:family="table-cell">
      <style:table-cell-properties style:vertical-align="middle" fo:background-color="#f3715a" fo:padding="0cm" fo:border-left="0.05pt solid #000000" fo:border-right="none" fo:border-top="none" fo:border-bottom="0.5pt solid #000000">
        <style:background-image/>
      </style:table-cell-properties>
    </style:style>
    <style:style style:name="Table1.K12" style:family="table-cell">
      <style:table-cell-properties style:vertical-align="middle" fo:padding="0cm" fo:border-left="0.05pt solid #000000" fo:border-right="0.5pt solid #000000" fo:border-top="none" fo:border-bottom="0.5pt solid #000000"/>
    </style:style>
    <style:style style:name="Table1.A13" style:family="table-cell">
      <style:table-cell-properties style:vertical-align="middle" fo:padding="0cm" fo:border-left="0.05pt solid #000000" fo:border-right="none" fo:border-top="none" fo:border-bottom="0.05pt solid #000000"/>
    </style:style>
    <style:style style:name="Table1.B13" style:family="table-cell">
      <style:table-cell-properties style:vertical-align="middle" fo:padding="0cm" fo:border-left="0.05pt solid #000000" fo:border-right="none" fo:border-top="none" fo:border-bottom="0.5pt solid #000000"/>
    </style:style>
    <style:style style:name="Table1.I13" style:family="table-cell">
      <style:table-cell-properties style:vertical-align="middle" fo:background-color="#f3715a" fo:padding="0cm" fo:border-left="0.05pt solid #000000" fo:border-right="0.5pt solid #000000" fo:border-top="none" fo:border-bottom="0.5pt solid #000000">
        <style:background-image/>
      </style:table-cell-properties>
    </style:style>
    <style:style style:name="Table2" style:family="table">
      <style:table-properties style:width="16.002cm" fo:margin-top="0cm" fo:margin-bottom="0cm" table:align="margins" style:shadow="none"/>
    </style:style>
    <style:style style:name="Table2.A" style:family="table-column">
      <style:table-column-properties style:column-width="3.41cm" style:rel-column-width="1933*"/>
    </style:style>
    <style:style style:name="Table2.B" style:family="table-column">
      <style:table-column-properties style:column-width="8.086cm" style:rel-column-width="4584*"/>
    </style:style>
    <style:style style:name="Table2.C" style:family="table-column">
      <style:table-column-properties style:column-width="2.205cm" style:rel-column-width="1250*"/>
    </style:style>
    <style:style style:name="Table2.D" style:family="table-column">
      <style:table-column-properties style:column-width="2.302cm" style:rel-column-width="1305*"/>
    </style:style>
    <style:style style:name="Table2.A1" style:family="table-cell">
      <style:table-cell-properties fo:padding="0.101cm" fo:border-left="0.05pt solid #000000" fo:border-right="none" fo:border-top="0.05pt solid #000000" fo:border-bottom="0.05pt solid #000000"/>
    </style:style>
    <style:style style:name="Table2.D1" style:family="table-cell">
      <style:table-cell-properties fo:padding="0.101cm" fo:border="0.05pt solid #000000"/>
    </style:style>
    <style:style style:name="Table2.A2" style:family="table-cell">
      <style:table-cell-properties fo:padding="0.101cm" fo:border-left="0.05pt solid #000000" fo:border-right="none" fo:border-top="none" fo:border-bottom="0.05pt solid #000000"/>
    </style:style>
    <style:style style:name="Table2.D2" style:family="table-cell">
      <style:table-cell-properties fo:padding="0.101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Times new roman" fo:font-size="10pt" fo:font-weight="bold" officeooo:rsid="00092948" officeooo:paragraph-rsid="0009fdac" style:font-size-asian="8.75pt" style:font-weight-asian="bold" style:font-size-complex="10pt" style:font-weight-complex="bold"/>
    </style:style>
    <style:style style:name="P2" style:family="paragraph" style:parent-style-name="Standard">
      <style:paragraph-properties fo:text-align="justify" style:justify-single-word="false"/>
      <style:text-properties style:font-name="Times new roman" fo:font-size="10pt" fo:font-weight="bold" officeooo:rsid="00092948" officeooo:paragraph-rsid="00181fd6" style:font-size-asian="8.75pt" style:font-weight-asian="bold" style:font-size-complex="10pt" style:font-weight-complex="bold"/>
    </style:style>
    <style:style style:name="P3" style:family="paragraph" style:parent-style-name="Standard">
      <style:paragraph-properties fo:text-align="justify" style:justify-single-word="false"/>
      <style:text-properties style:font-name="Times new roman" fo:font-size="10pt" fo:font-weight="bold" officeooo:rsid="00092948" officeooo:paragraph-rsid="0019f16b" style:font-size-asian="8.75pt" style:font-weight-asian="bold" style:font-size-complex="10pt" style:font-weight-complex="bold"/>
    </style:style>
    <style:style style:name="P4" style:family="paragraph" style:parent-style-name="Standard">
      <style:paragraph-properties fo:text-align="justify" style:justify-single-word="false"/>
      <style:text-properties style:font-name="Times new roman" fo:font-size="10pt" fo:font-weight="bold" officeooo:rsid="00092948" officeooo:paragraph-rsid="00205d0b" style:font-size-asian="8.75pt" style:font-weight-asian="bold" style:font-size-complex="10pt" style:font-weight-complex="bold"/>
    </style:style>
    <style:style style:name="P5" style:family="paragraph" style:parent-style-name="Standard">
      <style:paragraph-properties fo:text-align="justify" style:justify-single-word="false"/>
      <style:text-properties style:font-name="Times new roman" fo:font-size="10pt" fo:font-weight="bold" officeooo:rsid="001b9991" officeooo:paragraph-rsid="00181fd6" style:font-size-asian="8.75pt" style:font-weight-asian="bold" style:font-size-complex="10pt" style:font-weight-complex="bold"/>
    </style:style>
    <style:style style:name="P6" style:family="paragraph" style:parent-style-name="Standard">
      <style:paragraph-properties fo:text-align="justify" style:justify-single-word="false"/>
      <style:text-properties style:font-name="Times new roman" fo:font-size="10pt" fo:font-weight="bold" officeooo:rsid="002179bc" officeooo:paragraph-rsid="0019f16b" style:font-size-asian="8.75pt" style:font-weight-asian="normal" style:font-size-complex="10pt" style:font-weight-complex="normal"/>
    </style:style>
    <style:style style:name="P7" style:family="paragraph" style:parent-style-name="Standard">
      <style:paragraph-properties fo:text-align="justify" style:justify-single-word="false"/>
      <style:text-properties style:font-name="Times new roman" fo:font-size="10pt" fo:font-weight="normal" officeooo:rsid="002179bc" officeooo:paragraph-rsid="0009fdac" style:font-size-asian="8.75pt" style:font-weight-asian="normal" style:font-size-complex="10pt" style:font-weight-complex="normal"/>
    </style:style>
    <style:style style:name="P8" style:family="paragraph" style:parent-style-name="Standard">
      <style:paragraph-properties fo:text-align="justify" style:justify-single-word="false"/>
      <style:text-properties style:font-name="Times new roman" fo:font-size="10pt" fo:font-weight="normal" officeooo:rsid="002179bc" officeooo:paragraph-rsid="00181fd6" style:font-size-asian="8.75pt" style:font-weight-asian="normal" style:font-size-complex="10pt" style:font-weight-complex="normal"/>
    </style:style>
    <style:style style:name="P9" style:family="paragraph" style:parent-style-name="Standard">
      <style:paragraph-properties fo:text-align="justify" style:justify-single-word="false"/>
      <style:text-properties style:font-name="Times new roman" fo:font-size="10pt" fo:font-weight="normal" officeooo:rsid="002179bc" officeooo:paragraph-rsid="006c7224" style:font-size-asian="8.75pt" style:font-weight-asian="normal" style:font-size-complex="10pt" style:font-weight-complex="normal"/>
    </style:style>
    <style:style style:name="P10" style:family="paragraph" style:parent-style-name="Standard">
      <style:paragraph-properties fo:text-align="justify" style:justify-single-word="false"/>
      <style:text-properties style:font-name="Times new roman" fo:font-size="10pt" fo:font-weight="normal" officeooo:rsid="002179bc" officeooo:paragraph-rsid="00637678" style:font-size-asian="8.75pt" style:font-weight-asian="normal" style:font-size-complex="10pt" style:font-weight-complex="normal"/>
    </style:style>
    <style:style style:name="P11" style:family="paragraph" style:parent-style-name="Standard">
      <style:paragraph-properties fo:text-align="justify" style:justify-single-word="false"/>
      <style:text-properties style:font-name="Times new roman" fo:font-size="10pt" fo:font-weight="normal" officeooo:rsid="002179bc" officeooo:paragraph-rsid="009df972" style:font-size-asian="8.75pt" style:font-weight-asian="normal" style:font-size-complex="10pt" style:font-weight-complex="normal"/>
    </style:style>
    <style:style style:name="P12" style:family="paragraph" style:parent-style-name="Standard">
      <style:paragraph-properties fo:text-align="justify" style:justify-single-word="false"/>
      <style:text-properties style:font-name="Times new roman" fo:font-size="10pt" fo:font-weight="normal" officeooo:rsid="001a0228" officeooo:paragraph-rsid="001a0228" style:font-size-asian="8.75pt" style:font-weight-asian="normal" style:font-size-complex="10pt" style:font-weight-complex="normal"/>
    </style:style>
    <style:style style:name="P13" style:family="paragraph" style:parent-style-name="Standard">
      <style:paragraph-properties fo:text-align="justify" style:justify-single-word="false"/>
      <style:text-properties style:font-name="Times new roman" fo:font-size="10pt" fo:font-weight="normal" officeooo:rsid="000d4e01" officeooo:paragraph-rsid="00181fd6" style:font-size-asian="8.75pt" style:font-weight-asian="normal" style:font-size-complex="10pt" style:font-weight-complex="normal"/>
    </style:style>
    <style:style style:name="P14" style:family="paragraph" style:parent-style-name="Standard">
      <style:paragraph-properties fo:text-align="justify" style:justify-single-word="false"/>
      <style:text-properties style:font-name="Times new roman" fo:font-size="10pt" fo:font-weight="normal" officeooo:rsid="0039b1f0" officeooo:paragraph-rsid="00714ccd" style:font-size-asian="8.75pt" style:font-weight-asian="normal" style:font-size-complex="10pt" style:font-weight-complex="normal"/>
    </style:style>
    <style:style style:name="P15" style:family="paragraph" style:parent-style-name="Standard">
      <style:paragraph-properties fo:text-align="justify" style:justify-single-word="false"/>
      <style:text-properties style:font-name="Times new roman" fo:font-size="10pt" fo:font-weight="normal" officeooo:rsid="00515e2a" officeooo:paragraph-rsid="009df972" style:font-size-asian="8.75pt" style:font-weight-asian="normal" style:font-size-complex="10pt" style:font-weight-complex="normal"/>
    </style:style>
    <style:style style:name="P16" style:family="paragraph" style:parent-style-name="Standard">
      <style:paragraph-properties fo:text-align="justify" style:justify-single-word="false"/>
      <style:text-properties style:font-name="Times new roman" fo:font-size="10pt" fo:font-weight="normal" officeooo:rsid="0035c8d5" officeooo:paragraph-rsid="00714ccd" fo:background-color="#fff200" style:font-size-asian="8.75pt" style:font-weight-asian="normal" style:font-size-complex="10pt" style:font-weight-complex="normal"/>
    </style:style>
    <style:style style:name="P17" style:family="paragraph" style:parent-style-name="Standard">
      <style:text-properties style:font-name="Times new roman" fo:font-size="11pt" fo:font-weight="bold" officeooo:rsid="00092948" officeooo:paragraph-rsid="00092948" style:font-size-asian="11pt" style:font-weight-asian="bold" style:font-size-complex="11pt" style:font-weight-complex="bold"/>
    </style:style>
    <style:style style:name="P18" style:family="paragraph" style:parent-style-name="Standard">
      <style:paragraph-properties fo:text-align="justify" style:justify-single-word="false"/>
      <style:text-properties style:font-name="Times new roman" fo:font-size="11pt" fo:font-weight="bold" officeooo:rsid="001eb78e" officeooo:paragraph-rsid="006c7224" style:font-size-asian="11pt" style:font-weight-asian="bold" style:font-size-complex="11pt" style:font-weight-complex="bold"/>
    </style:style>
    <style:style style:name="P19" style:family="paragraph" style:parent-style-name="Standard">
      <style:paragraph-properties fo:text-align="justify" style:justify-single-word="false"/>
      <style:text-properties style:font-name="Times new roman" fo:font-size="11pt" fo:font-weight="bold" officeooo:rsid="001eb78e" officeooo:paragraph-rsid="006e1b9c" style:font-size-asian="11pt" style:font-weight-asian="bold" style:font-size-complex="11pt" style:font-weight-complex="bold"/>
    </style:style>
    <style:style style:name="P20" style:family="paragraph" style:parent-style-name="Standard">
      <style:paragraph-properties fo:text-align="justify" style:justify-single-word="false"/>
      <style:text-properties style:font-name="Times new roman" fo:font-size="11pt" fo:font-weight="bold" officeooo:rsid="006e1b9c" officeooo:paragraph-rsid="006e1b9c" style:font-size-asian="11pt" style:font-weight-asian="bold" style:font-size-complex="11pt" style:font-weight-complex="bold"/>
    </style:style>
    <style:style style:name="P21" style:family="paragraph" style:parent-style-name="Standard">
      <style:paragraph-properties fo:text-align="justify" style:justify-single-word="false"/>
      <style:text-properties style:font-name="Times new roman" fo:font-size="11pt" fo:font-weight="bold" officeooo:paragraph-rsid="000fd4d1" style:font-size-asian="11pt" style:font-size-complex="11pt"/>
    </style:style>
    <style:style style:name="P22" style:family="paragraph" style:parent-style-name="Standard">
      <style:text-properties style:font-name="Times new roman" fo:font-size="11pt" fo:font-weight="normal" officeooo:rsid="001b9991" officeooo:paragraph-rsid="00092948" style:font-size-asian="11pt" style:font-weight-asian="normal" style:font-size-complex="11pt" style:font-weight-complex="normal"/>
    </style:style>
    <style:style style:name="P23" style:family="paragraph" style:parent-style-name="Standard">
      <style:paragraph-properties fo:text-align="justify" style:justify-single-word="false"/>
      <style:text-properties style:font-name="Times new roman" fo:font-size="11pt" fo:font-weight="normal" officeooo:rsid="002179bc" officeooo:paragraph-rsid="0009fdac" style:font-size-asian="11pt" style:font-weight-asian="normal" style:font-size-complex="11pt" style:font-weight-complex="normal"/>
    </style:style>
    <style:style style:name="P24" style:family="paragraph" style:parent-style-name="Standard">
      <style:paragraph-properties fo:text-align="justify" style:justify-single-word="false"/>
      <style:text-properties style:font-name="Times new roman" fo:font-size="11pt" fo:font-weight="normal" officeooo:rsid="002179bc" officeooo:paragraph-rsid="001ad405" style:font-size-asian="11pt" style:font-weight-asian="normal" style:font-size-complex="11pt" style:font-weight-complex="normal"/>
    </style:style>
    <style:style style:name="P25" style:family="paragraph" style:parent-style-name="Standard">
      <style:paragraph-properties fo:text-align="justify" style:justify-single-word="false"/>
      <style:text-properties style:font-name="Times new roman" fo:font-size="11pt" fo:font-weight="normal" officeooo:rsid="002179bc" officeooo:paragraph-rsid="002c2f1c" style:font-size-asian="11pt" style:font-weight-asian="normal" style:font-size-complex="11pt" style:font-weight-complex="normal"/>
    </style:style>
    <style:style style:name="P26" style:family="paragraph" style:parent-style-name="Standard">
      <style:paragraph-properties fo:text-align="justify" style:justify-single-word="false"/>
      <style:text-properties style:font-name="Times new roman" fo:font-size="11pt" fo:font-weight="normal" officeooo:rsid="002179bc" officeooo:paragraph-rsid="00181fd6" style:font-size-asian="11pt" style:font-weight-asian="normal" style:font-size-complex="11pt" style:font-weight-complex="normal"/>
    </style:style>
    <style:style style:name="P27" style:family="paragraph" style:parent-style-name="Standard">
      <style:paragraph-properties fo:text-align="justify" style:justify-single-word="false"/>
      <style:text-properties style:font-name="Times new roman" fo:font-size="11pt" fo:font-weight="normal" officeooo:rsid="002179bc" officeooo:paragraph-rsid="006c7224" style:font-size-asian="11pt" style:font-weight-asian="normal" style:font-size-complex="11pt" style:font-weight-complex="normal"/>
    </style:style>
    <style:style style:name="P28" style:family="paragraph" style:parent-style-name="Standard">
      <style:paragraph-properties fo:text-align="justify" style:justify-single-word="false"/>
      <style:text-properties style:font-name="Times new roman" fo:font-size="11pt" fo:font-weight="normal" officeooo:rsid="001a0228" officeooo:paragraph-rsid="009037ee" style:font-size-asian="11pt" style:font-weight-asian="normal" style:font-size-complex="11pt" style:font-weight-complex="normal"/>
    </style:style>
    <style:style style:name="P29" style:family="paragraph" style:parent-style-name="Standard">
      <style:paragraph-properties fo:text-align="justify" style:justify-single-word="false"/>
      <style:text-properties style:font-name="Times new roman" fo:font-size="11pt" fo:font-weight="normal" officeooo:rsid="001a0228" officeooo:paragraph-rsid="001a0228" style:font-size-asian="11pt" style:font-weight-asian="normal" style:font-size-complex="11pt" style:font-weight-complex="normal"/>
    </style:style>
    <style:style style:name="P30" style:family="paragraph" style:parent-style-name="Standard">
      <style:paragraph-properties fo:text-align="justify" style:justify-single-word="false"/>
      <style:text-properties style:font-name="Times new roman" fo:font-size="11pt" fo:font-weight="normal" officeooo:rsid="002ba5c4" officeooo:paragraph-rsid="002ba5c4" style:font-size-asian="11pt" style:font-weight-asian="normal" style:font-size-complex="11pt" style:font-weight-complex="normal"/>
    </style:style>
    <style:style style:name="P31" style:family="paragraph" style:parent-style-name="Standard">
      <style:paragraph-properties fo:text-align="justify" style:justify-single-word="false"/>
      <style:text-properties style:font-name="Times new roman" fo:font-size="11pt" fo:font-weight="normal" officeooo:rsid="002bf932" officeooo:paragraph-rsid="002e4c59" style:font-size-asian="11pt" style:font-weight-asian="normal" style:font-size-complex="11pt" style:font-weight-complex="normal"/>
    </style:style>
    <style:style style:name="P32" style:family="paragraph" style:parent-style-name="Standard">
      <style:paragraph-properties fo:text-align="justify" style:justify-single-word="false"/>
      <style:text-properties style:font-name="Times new roman" fo:font-size="11pt" fo:font-weight="normal" officeooo:rsid="001d4197" officeooo:paragraph-rsid="001d4197" style:font-size-asian="11pt" style:font-weight-asian="normal" style:font-size-complex="11pt" style:font-weight-complex="normal"/>
    </style:style>
    <style:style style:name="P33" style:family="paragraph" style:parent-style-name="Standard">
      <style:paragraph-properties fo:text-align="justify" style:justify-single-word="false"/>
      <style:text-properties style:font-name="Times new roman" fo:font-size="11pt" fo:font-weight="normal" officeooo:rsid="00975916" officeooo:paragraph-rsid="0099a226" style:font-size-asian="11pt" style:font-weight-asian="normal" style:font-size-complex="11pt" style:font-weight-complex="normal"/>
    </style:style>
    <style:style style:name="P34" style:family="paragraph" style:parent-style-name="Standard">
      <style:paragraph-properties fo:text-align="justify" style:justify-single-word="false"/>
      <style:text-properties style:font-name="Times new roman" fo:font-size="11pt" fo:font-weight="normal" officeooo:rsid="00975916" officeooo:paragraph-rsid="00975916" style:font-size-asian="11pt" style:font-weight-asian="normal" style:font-size-complex="11pt" style:font-weight-complex="normal"/>
    </style:style>
    <style:style style:name="P35" style:family="paragraph" style:parent-style-name="Standard">
      <style:paragraph-properties fo:text-align="justify" style:justify-single-word="false"/>
      <style:text-properties style:font-name="Times new roman" fo:font-size="11pt" fo:font-weight="normal" officeooo:rsid="003ec568" officeooo:paragraph-rsid="006c7224" style:font-size-asian="11pt" style:font-weight-asian="normal" style:font-size-complex="11pt" style:font-weight-complex="normal"/>
    </style:style>
    <style:style style:name="P36" style:family="paragraph" style:parent-style-name="Standard">
      <style:paragraph-properties fo:text-align="justify" style:justify-single-word="false"/>
      <style:text-properties style:font-name="Times new roman" fo:font-size="11pt" fo:font-weight="normal" officeooo:rsid="0034ba5d" officeooo:paragraph-rsid="006c7224" style:font-size-asian="11pt" style:font-weight-asian="normal" style:font-size-complex="11pt" style:font-weight-complex="normal"/>
    </style:style>
    <style:style style:name="P37" style:family="paragraph" style:parent-style-name="Standard">
      <style:paragraph-properties fo:text-align="justify" style:justify-single-word="false"/>
      <style:text-properties style:font-name="Times new roman" fo:font-size="11pt" fo:font-weight="normal" officeooo:rsid="0034ba5d" officeooo:paragraph-rsid="0035c8d5" style:font-size-asian="11pt" style:font-weight-asian="normal" style:font-size-complex="11pt" style:font-weight-complex="normal"/>
    </style:style>
    <style:style style:name="P38" style:family="paragraph" style:parent-style-name="Standard">
      <style:paragraph-properties fo:text-align="justify" style:justify-single-word="false"/>
      <style:text-properties style:font-name="Times new roman" fo:font-size="11pt" fo:font-weight="normal" officeooo:rsid="0041757c" officeooo:paragraph-rsid="006c7224" style:font-size-asian="11pt" style:font-weight-asian="normal" style:font-size-complex="11pt" style:font-weight-complex="normal"/>
    </style:style>
    <style:style style:name="P39" style:family="paragraph" style:parent-style-name="Standard">
      <style:paragraph-properties fo:text-align="justify" style:justify-single-word="false"/>
      <style:text-properties style:font-name="Times new roman" fo:font-size="11pt" fo:font-weight="normal" officeooo:rsid="001ecffa" officeooo:paragraph-rsid="001ecffa" style:font-size-asian="11pt" style:font-weight-asian="normal" style:font-size-complex="11pt" style:font-weight-complex="normal"/>
    </style:style>
    <style:style style:name="P40" style:family="paragraph" style:parent-style-name="Standard">
      <style:paragraph-properties fo:text-align="justify" style:justify-single-word="false"/>
      <style:text-properties style:font-name="Times new roman" fo:font-size="11pt" fo:font-weight="normal" officeooo:rsid="001ecffa" officeooo:paragraph-rsid="0083df34" style:font-size-asian="11pt" style:font-weight-asian="normal" style:font-size-complex="11pt" style:font-weight-complex="normal"/>
    </style:style>
    <style:style style:name="P41" style:family="paragraph" style:parent-style-name="Standard">
      <style:paragraph-properties fo:text-align="justify" style:justify-single-word="false"/>
      <style:text-properties style:font-name="Times new roman" fo:font-size="11pt" fo:font-weight="normal" officeooo:rsid="003249cb" officeooo:paragraph-rsid="003249cb" style:font-size-asian="11pt" style:font-weight-asian="normal" style:font-size-complex="11pt" style:font-weight-complex="normal"/>
    </style:style>
    <style:style style:name="P42" style:family="paragraph" style:parent-style-name="Standard">
      <style:paragraph-properties fo:text-align="justify" style:justify-single-word="false"/>
      <style:text-properties style:font-name="Times new roman" fo:font-size="11pt" fo:font-weight="normal" officeooo:rsid="003249cb" officeooo:paragraph-rsid="0034ba5d" style:font-size-asian="11pt" style:font-weight-asian="normal" style:font-size-complex="11pt" style:font-weight-complex="normal"/>
    </style:style>
    <style:style style:name="P43" style:family="paragraph" style:parent-style-name="Standard">
      <style:paragraph-properties fo:text-align="justify" style:justify-single-word="false"/>
      <style:text-properties style:font-name="Times new roman" fo:font-size="11pt" fo:font-weight="normal" officeooo:rsid="004ef3e9" officeooo:paragraph-rsid="007246b8" style:font-size-asian="11pt" style:font-weight-asian="normal" style:font-size-complex="11pt" style:font-weight-complex="normal"/>
    </style:style>
    <style:style style:name="P44" style:family="paragraph" style:parent-style-name="Standard">
      <style:paragraph-properties fo:text-align="justify" style:justify-single-word="false"/>
      <style:text-properties style:font-name="Times new roman" fo:font-size="11pt" fo:font-weight="normal" officeooo:rsid="00515e2a" officeooo:paragraph-rsid="007246b8" style:font-size-asian="11pt" style:font-weight-asian="normal" style:font-size-complex="11pt" style:font-weight-complex="normal"/>
    </style:style>
    <style:style style:name="P45" style:family="paragraph" style:parent-style-name="Standard">
      <style:paragraph-properties fo:text-align="justify" style:justify-single-word="false"/>
      <style:text-properties style:font-name="Times new roman" fo:font-size="11pt" fo:font-weight="normal" officeooo:rsid="0052e584" officeooo:paragraph-rsid="007246b8" style:font-size-asian="11pt" style:font-weight-asian="normal" style:font-size-complex="11pt" style:font-weight-complex="normal"/>
    </style:style>
    <style:style style:name="P46" style:family="paragraph" style:parent-style-name="Standard">
      <style:paragraph-properties fo:text-align="justify" style:justify-single-word="false"/>
      <style:text-properties style:font-name="Times new roman" fo:font-size="11pt" fo:font-weight="normal" officeooo:rsid="0034ba5d" officeooo:paragraph-rsid="006fd6ad" fo:background-color="transparent" style:font-size-asian="11pt" style:font-weight-asian="normal" style:font-size-complex="11pt" style:font-weight-complex="normal"/>
    </style:style>
    <style:style style:name="P47" style:family="paragraph" style:parent-style-name="Standard">
      <style:paragraph-properties fo:text-align="justify" style:justify-single-word="false"/>
      <style:text-properties style:font-name="Times new roman" fo:font-size="11pt" officeooo:paragraph-rsid="008ed4ff" style:font-size-asian="11pt" style:font-size-complex="11pt"/>
    </style:style>
    <style:style style:name="P48" style:family="paragraph" style:parent-style-name="Standard">
      <style:paragraph-properties fo:text-align="justify" style:justify-single-word="false"/>
      <style:text-properties style:font-name="Times new roman" fo:font-size="11pt" officeooo:paragraph-rsid="006fd6ad" style:font-size-asian="11pt" style:font-size-complex="11pt"/>
    </style:style>
    <style:style style:name="P49" style:family="paragraph" style:parent-style-name="Standard">
      <style:paragraph-properties fo:text-align="justify" style:justify-single-word="false"/>
      <style:text-properties style:font-name="Times new roman" fo:font-size="11pt" officeooo:paragraph-rsid="009037ee" style:font-size-asian="11pt" style:font-size-complex="11pt"/>
    </style:style>
    <style:style style:name="P50" style:family="paragraph" style:parent-style-name="Standard">
      <style:paragraph-properties fo:text-align="justify" style:justify-single-word="false"/>
      <style:text-properties style:font-name="Times new roman" fo:font-size="11pt" style:text-underline-style="none" fo:font-weight="bold" officeooo:rsid="001d4197" officeooo:paragraph-rsid="001d4197" style:font-size-asian="11pt" style:font-weight-asian="bold" style:font-size-complex="11pt" style:font-weight-complex="bold"/>
    </style:style>
    <style:style style:name="P51" style:family="paragraph" style:parent-style-name="Standard">
      <style:paragraph-properties fo:text-align="justify" style:justify-single-word="false"/>
      <style:text-properties style:font-name="Times new roman" fo:font-size="11pt" style:text-underline-style="solid" style:text-underline-width="auto" style:text-underline-color="font-color" fo:font-weight="bold" officeooo:rsid="001d4197" officeooo:paragraph-rsid="001d4197" style:font-size-asian="11pt" style:font-weight-asian="bold" style:font-size-complex="11pt" style:font-weight-complex="bold"/>
    </style:style>
    <style:style style:name="P52" style:family="paragraph" style:parent-style-name="Standard">
      <style:paragraph-properties fo:text-align="justify" style:justify-single-word="false"/>
      <style:text-properties style:font-name="Times new roman" fo:font-size="11pt" style:text-underline-style="solid" style:text-underline-width="auto" style:text-underline-color="font-color" fo:font-weight="bold" officeooo:rsid="001eb78e" officeooo:paragraph-rsid="009b757b" style:font-size-asian="11pt" style:font-weight-asian="bold" style:font-size-complex="11pt" style:font-weight-complex="bold"/>
    </style:style>
    <style:style style:name="P53" style:family="paragraph" style:parent-style-name="Standard">
      <style:paragraph-properties fo:text-align="justify" style:justify-single-word="false"/>
      <style:text-properties style:font-name="Times new roman" fo:font-size="11pt" style:text-underline-style="solid" style:text-underline-width="auto" style:text-underline-color="font-color" fo:font-weight="bold" officeooo:rsid="001eb78e" officeooo:paragraph-rsid="001eb78e" style:font-size-asian="11pt" style:font-weight-asian="bold" style:font-size-complex="11pt" style:font-weight-complex="bold"/>
    </style:style>
    <style:style style:name="P54" style:family="paragraph" style:parent-style-name="Standard">
      <style:paragraph-properties fo:text-align="justify" style:justify-single-word="false"/>
      <style:text-properties style:font-name="Times new roman" fo:font-size="11pt" officeooo:paragraph-rsid="006fd6ad" fo:background-color="transparent" style:font-size-asian="11pt" style:font-size-complex="11pt"/>
    </style:style>
    <style:style style:name="P55" style:family="paragraph" style:parent-style-name="Standard">
      <style:paragraph-properties fo:text-align="justify" style:justify-single-word="false"/>
      <style:text-properties style:font-name="Times new roman" fo:font-size="11pt" fo:font-style="normal" fo:font-weight="normal" officeooo:rsid="003249cb" officeooo:paragraph-rsid="006e1b9c" style:font-size-asian="11pt" style:font-style-asian="normal" style:font-weight-asian="normal" style:font-size-complex="11pt" style:font-style-complex="normal" style:font-weight-complex="normal"/>
    </style:style>
    <style:style style:name="P56" style:family="paragraph" style:parent-style-name="Standard">
      <style:paragraph-properties fo:text-align="justify" style:justify-single-word="false"/>
      <style:text-properties style:font-name="Times new roman" fo:font-size="11pt" fo:font-style="normal" fo:font-weight="normal" officeooo:rsid="003249cb" officeooo:paragraph-rsid="0071f7f8" style:font-size-asian="11pt" style:font-style-asian="normal" style:font-weight-asian="normal" style:font-size-complex="11pt" style:font-style-complex="normal" style:font-weight-complex="normal"/>
    </style:style>
    <style:style style:name="P57" style:family="paragraph" style:parent-style-name="Standard">
      <style:paragraph-properties fo:text-align="justify" style:justify-single-word="false"/>
      <style:text-properties style:font-name="Times new roman" fo:font-size="11pt" fo:font-style="normal" fo:font-weight="normal" officeooo:rsid="00714ccd" officeooo:paragraph-rsid="00714ccd" style:font-size-asian="11pt" style:font-style-asian="normal" style:font-weight-asian="normal" style:font-size-complex="11pt" style:font-style-complex="normal" style:font-weight-complex="normal"/>
    </style:style>
    <style:style style:name="P58" style:family="paragraph" style:parent-style-name="Standard">
      <style:paragraph-properties fo:text-align="justify" style:justify-single-word="false"/>
      <style:text-properties fo:font-variant="normal" fo:text-transform="none" fo:color="#000000" style:font-name="Times new roman" fo:font-size="10pt" fo:letter-spacing="normal" fo:font-style="normal" fo:font-weight="normal" officeooo:rsid="000fd4d1" officeooo:paragraph-rsid="001a0228" style:font-size-asian="10pt" style:font-weight-asian="normal" style:font-size-complex="10pt" style:font-weight-complex="normal"/>
    </style:style>
    <style:style style:name="P59" style:family="paragraph" style:parent-style-name="Standard">
      <style:paragraph-properties fo:text-align="justify" style:justify-single-word="false"/>
      <style:text-properties fo:font-variant="normal" fo:text-transform="none" fo:color="#000000" style:font-name="Times new roman" fo:font-size="10pt" fo:letter-spacing="normal" fo:font-style="normal" fo:font-weight="normal" officeooo:rsid="0026e608" officeooo:paragraph-rsid="001a0228" style:font-size-asian="8.75pt" style:font-weight-asian="normal" style:font-size-complex="10pt" style:font-weight-complex="normal"/>
    </style:style>
    <style:style style:name="P60" style:family="paragraph" style:parent-style-name="Standard">
      <style:paragraph-properties fo:text-align="justify" style:justify-single-word="false"/>
      <style:text-properties fo:font-variant="normal" fo:text-transform="none" fo:color="#000000" style:font-name="Times new roman" fo:font-size="10pt" fo:letter-spacing="normal" fo:font-style="normal" fo:font-weight="normal" officeooo:rsid="0059acd5" officeooo:paragraph-rsid="006c7224" style:font-size-asian="8.75pt" style:font-style-asian="normal" style:font-weight-asian="normal" style:font-size-complex="10pt" style:font-style-complex="normal" style:font-weight-complex="normal"/>
    </style:style>
    <style:style style:name="P61" style:family="paragraph" style:parent-style-name="Standard">
      <style:paragraph-properties fo:text-align="justify" style:justify-single-word="false"/>
      <style:text-properties fo:font-variant="normal" fo:text-transform="none" fo:color="#000000" style:font-name="Times new roman" fo:font-size="10pt" fo:letter-spacing="normal" fo:font-style="normal" fo:font-weight="normal" officeooo:rsid="003249cb" officeooo:paragraph-rsid="009df972" fo:background-color="transparent" style:font-size-asian="10pt" style:font-weight-asian="normal" style:font-size-complex="10pt" style:font-weight-complex="normal"/>
    </style:style>
    <style:style style:name="P62" style:family="paragraph" style:parent-style-name="Standard">
      <style:paragraph-properties fo:text-align="justify" style:justify-single-word="false"/>
      <style:text-properties fo:font-variant="normal" fo:text-transform="none" fo:color="#000000" style:font-name="Times new roman" fo:font-size="10pt" fo:letter-spacing="normal" fo:font-style="italic" fo:font-weight="normal" officeooo:rsid="006a392a" officeooo:paragraph-rsid="006c7224" style:font-size-asian="8.75pt" style:font-style-asian="italic" style:font-weight-asian="normal" style:font-size-complex="10pt" style:font-style-complex="italic" style:font-weight-complex="normal"/>
    </style:style>
    <style:style style:name="P63" style:family="paragraph" style:parent-style-name="Standard">
      <style:paragraph-properties fo:text-align="justify" style:justify-single-word="false"/>
      <style:text-properties fo:font-variant="normal" fo:text-transform="none" fo:color="#000000" style:font-name="Times new roman" fo:font-size="10pt" fo:letter-spacing="normal" fo:font-style="italic" fo:font-weight="normal" officeooo:rsid="0058230f" officeooo:paragraph-rsid="00637678" style:font-size-asian="8.75pt" style:font-style-asian="italic" style:font-weight-asian="normal" style:font-size-complex="10pt" style:font-style-complex="italic" style:font-weight-complex="normal"/>
    </style:style>
    <style:style style:name="P64" style:family="paragraph" style:parent-style-name="Standard">
      <style:paragraph-properties fo:text-align="justify" style:justify-single-word="false"/>
      <style:text-properties fo:font-variant="normal" fo:text-transform="none" fo:color="#000000" style:font-name="Times new roman" fo:font-size="11pt" fo:letter-spacing="normal" fo:font-style="normal" fo:font-weight="normal" officeooo:rsid="0026e608" officeooo:paragraph-rsid="001feba1" style:font-size-asian="11pt" style:font-weight-asian="normal" style:font-size-complex="11pt" style:font-weight-complex="normal"/>
    </style:style>
    <style:style style:name="P65" style:family="paragraph" style:parent-style-name="Standard">
      <style:paragraph-properties fo:text-align="justify" style:justify-single-word="false"/>
      <style:text-properties fo:font-variant="normal" fo:text-transform="none" fo:color="#000000" style:font-name="Times new roman" fo:font-size="11pt" fo:letter-spacing="normal" fo:font-style="normal" fo:font-weight="normal" officeooo:rsid="0038192c" officeooo:paragraph-rsid="0012b02b" style:font-size-asian="11pt" style:font-weight-asian="normal" style:font-size-complex="11pt" style:font-weight-complex="normal"/>
    </style:style>
    <style:style style:name="P66" style:family="paragraph" style:parent-style-name="Standard">
      <style:paragraph-properties fo:text-align="justify" style:justify-single-word="false"/>
      <style:text-properties fo:color="#000000" style:font-name="Times new roman" fo:font-size="10pt" fo:font-weight="normal" officeooo:rsid="0058230f" officeooo:paragraph-rsid="00637678" style:font-size-asian="8.75pt" style:font-weight-asian="normal" style:font-size-complex="10pt" style:font-weight-complex="normal"/>
    </style:style>
    <style:style style:name="P67" style:family="paragraph" style:parent-style-name="Standard">
      <style:paragraph-properties fo:text-align="justify" style:justify-single-word="false"/>
      <style:text-properties fo:color="#000000" style:font-name="Times new roman" fo:font-size="10pt" fo:font-weight="normal" officeooo:rsid="0058230f" officeooo:paragraph-rsid="006c7224" style:font-size-asian="8.75pt" style:font-weight-asian="normal" style:font-size-complex="10pt" style:font-weight-complex="normal"/>
    </style:style>
    <style:style style:name="P68" style:family="paragraph" style:parent-style-name="Standard">
      <style:paragraph-properties fo:text-align="justify" style:justify-single-word="false"/>
      <style:text-properties fo:color="#000000" style:font-name="Times new roman" fo:font-size="10pt" fo:font-weight="normal" officeooo:rsid="0058230f" officeooo:paragraph-rsid="009df972" style:font-size-asian="8.75pt" style:font-weight-asian="normal" style:font-size-complex="10pt" style:font-weight-complex="normal"/>
    </style:style>
    <style:style style:name="P69" style:family="paragraph" style:parent-style-name="Standard">
      <style:paragraph-properties fo:text-align="justify" style:justify-single-word="false"/>
      <style:text-properties fo:color="#000000" style:font-name="Times new roman" fo:font-size="10pt" fo:font-weight="normal" officeooo:rsid="003b79a8" officeooo:paragraph-rsid="00714ccd" style:font-size-asian="8.75pt" style:font-weight-asian="normal" style:font-size-complex="10pt" style:font-weight-complex="normal"/>
    </style:style>
    <style:style style:name="P70" style:family="paragraph" style:parent-style-name="Standard">
      <style:paragraph-properties fo:text-align="justify" style:justify-single-word="false"/>
      <style:text-properties fo:color="#000000" style:font-name="Times new roman" fo:font-size="10pt" fo:font-weight="normal" officeooo:rsid="0052e584" officeooo:paragraph-rsid="009df972" style:font-size-asian="8.75pt" style:font-weight-asian="normal" style:font-size-complex="10pt" style:font-weight-complex="normal"/>
    </style:style>
    <style:style style:name="P71" style:family="paragraph" style:parent-style-name="Standard">
      <style:paragraph-properties fo:text-align="justify" style:justify-single-word="false"/>
      <style:text-properties fo:color="#000000" style:font-name="Times new roman" fo:font-size="10pt" fo:font-weight="normal" officeooo:rsid="008ed4ff" officeooo:paragraph-rsid="008ed4ff" style:font-size-asian="8.75pt" style:font-weight-asian="normal" style:font-size-complex="10pt" style:font-weight-complex="normal"/>
    </style:style>
    <style:style style:name="P72" style:family="paragraph" style:parent-style-name="Standard">
      <style:paragraph-properties fo:text-align="justify" style:justify-single-word="false"/>
      <style:text-properties fo:color="#000000" style:font-name="Times new roman" fo:font-size="10pt" fo:font-weight="normal" officeooo:rsid="002179bc" officeooo:paragraph-rsid="009df972" style:font-size-asian="8.75pt" style:font-weight-asian="normal" style:font-size-complex="10pt" style:font-weight-complex="normal"/>
    </style:style>
    <style:style style:name="P73" style:family="paragraph" style:parent-style-name="Standard">
      <style:paragraph-properties fo:text-align="justify" style:justify-single-word="false"/>
      <style:text-properties fo:color="#000000" style:font-name="Times new roman" fo:font-size="10pt" fo:font-weight="normal" officeooo:rsid="004ef3e9" officeooo:paragraph-rsid="009df972" style:font-size-asian="8.75pt" style:font-weight-asian="normal" style:font-size-complex="10pt" style:font-weight-complex="normal"/>
    </style:style>
    <style:style style:name="P74" style:family="paragraph" style:parent-style-name="Standard">
      <style:paragraph-properties fo:text-align="justify" style:justify-single-word="false"/>
      <style:text-properties fo:color="#000000" style:font-name="Times new roman" fo:font-size="10pt" fo:font-weight="normal" officeooo:rsid="00581e8f" officeooo:paragraph-rsid="009df972" style:font-size-asian="8.75pt" style:font-weight-asian="normal" style:font-size-complex="10pt" style:font-weight-complex="normal"/>
    </style:style>
    <style:style style:name="P75" style:family="paragraph" style:parent-style-name="Standard">
      <style:paragraph-properties fo:text-align="justify" style:justify-single-word="false"/>
      <style:text-properties fo:color="#000000" style:font-name="Times new roman" fo:font-size="10pt" fo:font-weight="normal" officeooo:rsid="007c05ba" officeooo:paragraph-rsid="009df972" fo:background-color="#ffffff" style:font-size-asian="8.75pt" style:font-weight-asian="normal" style:font-size-complex="10pt" style:font-weight-complex="normal"/>
    </style:style>
    <style:style style:name="P76" style:family="paragraph" style:parent-style-name="Standard">
      <style:paragraph-properties fo:text-align="justify" style:justify-single-word="false"/>
      <style:text-properties fo:color="#000000" style:font-name="Times new roman" fo:font-size="10pt" fo:font-weight="normal" officeooo:rsid="007c05ba" officeooo:paragraph-rsid="009df972" fo:background-color="transparent" style:font-size-asian="8.75pt" style:font-weight-asian="normal" style:font-size-complex="10pt" style:font-weight-complex="normal"/>
    </style:style>
    <style:style style:name="P77" style:family="paragraph" style:parent-style-name="Standard">
      <style:paragraph-properties fo:text-align="justify" style:justify-single-word="false"/>
      <style:text-properties fo:color="#000000" style:font-name="Times new roman" fo:font-size="10pt" fo:font-weight="normal" officeooo:rsid="004ef3e9" officeooo:paragraph-rsid="009df972" fo:background-color="transparent" style:font-size-asian="8.75pt" style:font-weight-asian="normal" style:font-size-complex="10pt" style:font-weight-complex="normal"/>
    </style:style>
    <style:style style:name="P78" style:family="paragraph" style:parent-style-name="Standard">
      <style:paragraph-properties fo:text-align="justify" style:justify-single-word="false"/>
      <style:text-properties fo:color="#000000" style:font-name="Times new roman" fo:font-size="10pt" fo:font-weight="normal" officeooo:rsid="007a0d92" officeooo:paragraph-rsid="009df972" fo:background-color="transparent" style:font-size-asian="8.75pt" style:font-weight-asian="normal" style:font-size-complex="10pt" style:font-weight-complex="normal"/>
    </style:style>
    <style:style style:name="P79" style:family="paragraph" style:parent-style-name="Standard">
      <style:paragraph-properties fo:text-align="justify" style:justify-single-word="false"/>
      <style:text-properties fo:color="#000000" style:font-name="Times new roman" fo:font-size="10pt" fo:font-weight="normal" officeooo:rsid="003249cb" officeooo:paragraph-rsid="009df972" fo:background-color="transparent" style:font-size-asian="8.75pt" style:font-weight-asian="normal" style:font-size-complex="10pt" style:font-weight-complex="normal"/>
    </style:style>
    <style:style style:name="P80" style:family="paragraph" style:parent-style-name="Standard">
      <style:paragraph-properties fo:text-align="justify" style:justify-single-word="false"/>
      <style:text-properties fo:color="#000000" style:font-name="Times new roman" fo:font-size="10pt" fo:font-weight="normal" officeooo:rsid="0078304f" officeooo:paragraph-rsid="009df972" fo:background-color="transparent" style:font-size-asian="8.75pt" style:font-weight-asian="normal" style:font-size-complex="10pt" style:font-weight-complex="normal"/>
    </style:style>
    <style:style style:name="P81" style:family="paragraph" style:parent-style-name="Standard">
      <style:paragraph-properties fo:text-align="justify" style:justify-single-word="false"/>
      <style:text-properties fo:color="#000000" style:font-name="Times new roman" fo:font-size="10pt" fo:font-weight="normal" officeooo:rsid="007deee1" officeooo:paragraph-rsid="009df972" fo:background-color="transparent" style:font-size-asian="8.75pt" style:font-weight-asian="normal" style:font-size-complex="10pt" style:font-weight-complex="normal"/>
    </style:style>
    <style:style style:name="P82" style:family="paragraph" style:parent-style-name="Standard">
      <style:paragraph-properties fo:text-align="justify" style:justify-single-word="false"/>
      <style:text-properties fo:color="#000000" style:font-name="Times new roman" fo:font-size="10pt" fo:font-weight="normal" officeooo:rsid="003249cb" officeooo:paragraph-rsid="009df972" fo:background-color="transparent" style:font-size-asian="10pt" style:font-weight-asian="normal" style:font-size-complex="10pt" style:font-weight-complex="normal"/>
    </style:style>
    <style:style style:name="P83" style:family="paragraph" style:parent-style-name="Standard">
      <style:paragraph-properties fo:text-align="justify" style:justify-single-word="false"/>
      <style:text-properties fo:color="#000000" style:font-name="Times new roman" fo:font-size="10pt" fo:font-weight="normal" officeooo:rsid="0078304f" officeooo:paragraph-rsid="009df972" fo:background-color="transparent" style:font-size-asian="10pt" style:font-weight-asian="normal" style:font-size-complex="10pt" style:font-weight-complex="normal"/>
    </style:style>
    <style:style style:name="P84" style:family="paragraph" style:parent-style-name="Standard">
      <style:paragraph-properties fo:text-align="justify" style:justify-single-word="false"/>
      <style:text-properties fo:color="#000000" style:font-name="Times new roman" fo:font-size="10pt" fo:font-weight="normal" officeooo:rsid="003249cb" officeooo:paragraph-rsid="009df972" fo:background-color="#fff200" style:font-size-asian="8.75pt" style:font-weight-asian="normal" style:font-size-complex="10pt" style:font-weight-complex="normal"/>
    </style:style>
    <style:style style:name="P85" style:family="paragraph" style:parent-style-name="Standard">
      <style:paragraph-properties fo:text-align="justify" style:justify-single-word="false"/>
      <style:text-properties fo:color="#000000" style:font-name="Times new roman" fo:font-size="10pt" fo:font-weight="normal" officeooo:rsid="0091c487" officeooo:paragraph-rsid="0091c487" style:font-size-asian="10pt" style:font-weight-asian="normal" style:font-size-complex="10pt" style:font-weight-complex="normal"/>
    </style:style>
    <style:style style:name="P86" style:family="paragraph" style:parent-style-name="Standard">
      <style:paragraph-properties fo:text-align="justify" style:justify-single-word="false"/>
      <style:text-properties fo:color="#000000" style:font-name="Times new roman" fo:font-size="10pt" fo:font-style="normal" fo:font-weight="normal" officeooo:rsid="006ac134" officeooo:paragraph-rsid="006c7224" style:font-size-asian="8.75pt" style:font-style-asian="normal" style:font-weight-asian="normal" style:font-size-complex="10pt" style:font-style-complex="normal" style:font-weight-complex="normal"/>
    </style:style>
    <style:style style:name="P87" style:family="paragraph" style:parent-style-name="Standard">
      <style:paragraph-properties fo:text-align="justify" style:justify-single-word="false"/>
      <style:text-properties fo:color="#000000" style:font-name="Times new roman" fo:font-size="10pt" style:text-underline-style="solid" style:text-underline-width="auto" style:text-underline-color="font-color" fo:font-weight="bold" officeooo:rsid="001eb78e" officeooo:paragraph-rsid="009df972" style:font-size-asian="8.75pt" style:font-weight-asian="bold" style:font-size-complex="10pt" style:font-weight-complex="bold"/>
    </style:style>
    <style:style style:name="P88" style:family="paragraph" style:parent-style-name="Standard">
      <style:paragraph-properties fo:text-align="justify" style:justify-single-word="false"/>
      <style:text-properties fo:color="#000000" style:font-name="Times new roman" fo:font-size="11pt" fo:font-weight="normal" officeooo:rsid="004ef3e9" officeooo:paragraph-rsid="0083df34" style:font-size-asian="11pt" style:font-weight-asian="normal" style:font-size-complex="11pt" style:font-weight-complex="normal"/>
    </style:style>
    <style:style style:name="P89" style:family="paragraph" style:parent-style-name="Standard">
      <style:paragraph-properties fo:text-align="justify" style:justify-single-word="false"/>
      <style:text-properties fo:color="#000000" style:font-name="Times new roman" fo:font-size="11pt" fo:font-weight="normal" officeooo:rsid="004ef3e9" officeooo:paragraph-rsid="007246b8" style:font-size-asian="11pt" style:font-weight-asian="normal" style:font-size-complex="11pt" style:font-weight-complex="normal"/>
    </style:style>
    <style:style style:name="P90" style:family="paragraph" style:parent-style-name="Standard">
      <style:paragraph-properties fo:text-align="justify" style:justify-single-word="false"/>
      <style:text-properties fo:color="#000000" style:font-name="Times new roman" fo:font-size="11pt" fo:font-weight="normal" officeooo:rsid="004847d4" officeooo:paragraph-rsid="006c7224" style:font-size-asian="11pt" style:font-weight-asian="normal" style:font-size-complex="11pt" style:font-weight-complex="normal"/>
    </style:style>
    <style:style style:name="P91" style:family="paragraph" style:parent-style-name="Standard">
      <style:paragraph-properties fo:text-align="justify" style:justify-single-word="false"/>
      <style:text-properties fo:color="#000000" style:font-name="Times new roman" fo:font-size="11pt" fo:font-weight="normal" officeooo:rsid="002179bc" officeooo:paragraph-rsid="006c7224" style:font-size-asian="11pt" style:font-weight-asian="normal" style:font-size-complex="11pt" style:font-weight-complex="normal"/>
    </style:style>
    <style:style style:name="P92" style:family="paragraph" style:parent-style-name="Standard">
      <style:paragraph-properties fo:text-align="justify" style:justify-single-word="false"/>
      <style:text-properties fo:color="#000000" style:font-name="Times new roman" fo:font-size="11pt" fo:font-weight="normal" officeooo:rsid="002179bc" officeooo:paragraph-rsid="007246b8" style:font-size-asian="11pt" style:font-weight-asian="normal" style:font-size-complex="11pt" style:font-weight-complex="normal"/>
    </style:style>
    <style:style style:name="P93" style:family="paragraph" style:parent-style-name="Standard">
      <style:paragraph-properties fo:text-align="justify" style:justify-single-word="false"/>
      <style:text-properties fo:color="#000000" style:font-name="Times new roman" fo:font-size="11pt" fo:font-weight="normal" officeooo:rsid="007283a6" officeooo:paragraph-rsid="00746ff2" style:font-size-asian="11pt" style:font-weight-asian="normal" style:font-size-complex="11pt" style:font-weight-complex="normal"/>
    </style:style>
    <style:style style:name="P94" style:family="paragraph" style:parent-style-name="Standard">
      <style:paragraph-properties fo:text-align="justify" style:justify-single-word="false"/>
      <style:text-properties fo:color="#000000" style:font-name="Times new roman" fo:font-size="11pt" fo:font-weight="normal" officeooo:rsid="0056ef5b" officeooo:paragraph-rsid="007246b8" style:font-size-asian="11pt" style:font-weight-asian="normal" style:font-size-complex="11pt" style:font-weight-complex="normal"/>
    </style:style>
    <style:style style:name="P95" style:family="paragraph" style:parent-style-name="Standard">
      <style:paragraph-properties fo:text-align="justify" style:justify-single-word="false"/>
      <style:text-properties fo:color="#000000" style:font-name="Times new roman" fo:font-size="11pt" fo:font-weight="normal" officeooo:rsid="0056ef5b" officeooo:paragraph-rsid="00a7c79a" style:font-size-asian="11pt" style:font-weight-asian="normal" style:font-size-complex="11pt" style:font-weight-complex="normal"/>
    </style:style>
    <style:style style:name="P96" style:family="paragraph" style:parent-style-name="Standard">
      <style:paragraph-properties fo:text-align="justify" style:justify-single-word="false"/>
      <style:text-properties fo:color="#000000" style:font-name="Times new roman" fo:font-size="11pt" fo:font-weight="normal" officeooo:rsid="00581e8f" officeooo:paragraph-rsid="007246b8" style:font-size-asian="11pt" style:font-weight-asian="normal" style:font-size-complex="11pt" style:font-weight-complex="normal"/>
    </style:style>
    <style:style style:name="P97" style:family="paragraph" style:parent-style-name="Standard">
      <style:paragraph-properties fo:text-align="justify" style:justify-single-word="false"/>
      <style:text-properties fo:color="#000000" style:font-name="Times new roman" fo:font-size="11pt" fo:font-weight="normal" officeooo:rsid="0058230f" officeooo:paragraph-rsid="007420f8" style:font-size-asian="11pt" style:font-weight-asian="normal" style:font-size-complex="11pt" style:font-weight-complex="normal"/>
    </style:style>
    <style:style style:name="P98" style:family="paragraph" style:parent-style-name="Standard">
      <style:paragraph-properties fo:text-align="justify" style:justify-single-word="false"/>
      <style:text-properties fo:color="#000000" style:font-name="Times new roman" fo:font-size="11pt" fo:font-weight="normal" officeooo:rsid="0058230f" officeooo:paragraph-rsid="00724e65" style:font-size-asian="11pt" style:font-weight-asian="normal" style:font-size-complex="11pt" style:font-weight-complex="normal"/>
    </style:style>
    <style:style style:name="P99" style:family="paragraph" style:parent-style-name="Standard">
      <style:paragraph-properties fo:text-align="justify" style:justify-single-word="false"/>
      <style:text-properties fo:color="#000000" style:font-name="Times new roman" fo:font-size="11pt" fo:font-weight="normal" officeooo:rsid="0058230f" officeooo:paragraph-rsid="0009fdac" style:font-size-asian="11pt" style:font-weight-asian="normal" style:font-size-complex="11pt" style:font-weight-complex="normal"/>
    </style:style>
    <style:style style:name="P100" style:family="paragraph" style:parent-style-name="Standard">
      <style:paragraph-properties fo:text-align="justify" style:justify-single-word="false"/>
      <style:text-properties fo:color="#000000" style:font-name="Times new roman" fo:font-size="11pt" fo:font-weight="normal" officeooo:rsid="0058230f" officeooo:paragraph-rsid="00637678" style:font-size-asian="11pt" style:font-weight-asian="normal" style:font-size-complex="11pt" style:font-weight-complex="normal"/>
    </style:style>
    <style:style style:name="P101" style:family="paragraph" style:parent-style-name="Standard">
      <style:paragraph-properties fo:text-align="justify" style:justify-single-word="false"/>
      <style:text-properties fo:color="#000000" style:font-name="Times new roman" fo:font-size="11pt" fo:font-weight="normal" officeooo:rsid="0058230f" officeooo:paragraph-rsid="00a435b2" style:font-size-asian="11pt" style:font-weight-asian="normal" style:font-size-complex="11pt" style:font-weight-complex="normal"/>
    </style:style>
    <style:style style:name="P102" style:family="paragraph" style:parent-style-name="Standard">
      <style:paragraph-properties fo:text-align="justify" style:justify-single-word="false"/>
      <style:text-properties fo:color="#000000" style:font-name="Times new roman" fo:font-size="11pt" fo:font-weight="normal" officeooo:rsid="0058230f" officeooo:paragraph-rsid="00a7c79a" style:font-size-asian="11pt" style:font-weight-asian="normal" style:font-size-complex="11pt" style:font-weight-complex="normal"/>
    </style:style>
    <style:style style:name="P103" style:family="paragraph" style:parent-style-name="Standard">
      <style:paragraph-properties fo:text-align="justify" style:justify-single-word="false"/>
      <style:text-properties fo:color="#000000" style:font-name="Times new roman" fo:font-size="11pt" fo:font-weight="normal" officeooo:rsid="0059acd5" officeooo:paragraph-rsid="007420f8" style:font-size-asian="11pt" style:font-weight-asian="normal" style:font-size-complex="11pt" style:font-weight-complex="normal"/>
    </style:style>
    <style:style style:name="P104" style:family="paragraph" style:parent-style-name="Standard">
      <style:paragraph-properties fo:text-align="justify" style:justify-single-word="false"/>
      <style:text-properties fo:color="#000000" style:font-name="Times new roman" fo:font-size="11pt" fo:font-weight="normal" officeooo:rsid="0065b508" officeooo:paragraph-rsid="007246b8" style:font-size-asian="11pt" style:font-weight-asian="normal" style:font-size-complex="11pt" style:font-weight-complex="normal"/>
    </style:style>
    <style:style style:name="P105" style:family="paragraph" style:parent-style-name="Standard">
      <style:paragraph-properties fo:text-align="justify" style:justify-single-word="false"/>
      <style:text-properties fo:color="#000000" style:font-name="Times new roman" fo:font-size="11pt" fo:font-weight="normal" officeooo:rsid="0091c487" officeooo:paragraph-rsid="0091c487" style:font-size-asian="11pt" style:font-weight-asian="normal" style:font-size-complex="11pt" style:font-weight-complex="normal"/>
    </style:style>
    <style:style style:name="P106" style:family="paragraph" style:parent-style-name="Standard">
      <style:paragraph-properties fo:text-align="justify" style:justify-single-word="false"/>
      <style:text-properties fo:color="#000000" style:font-name="Times new roman" fo:font-size="11pt" fo:font-weight="normal" officeooo:rsid="008ed4ff" officeooo:paragraph-rsid="008ed4ff" style:font-size-asian="11pt" style:font-weight-asian="normal" style:font-size-complex="11pt" style:font-weight-complex="normal"/>
    </style:style>
    <style:style style:name="P107" style:family="paragraph" style:parent-style-name="Standard">
      <style:paragraph-properties fo:text-align="justify" style:justify-single-word="false"/>
      <style:text-properties fo:color="#000000" style:font-name="Times new roman" fo:font-size="11pt" fo:font-weight="normal" officeooo:rsid="008aec7f" officeooo:paragraph-rsid="008aec7f" style:font-size-asian="11pt" style:font-weight-asian="normal" style:font-size-complex="11pt" style:font-weight-complex="normal"/>
    </style:style>
    <style:style style:name="P108" style:family="paragraph" style:parent-style-name="Standard">
      <style:paragraph-properties fo:text-align="justify" style:justify-single-word="false"/>
      <style:text-properties fo:color="#000000" style:font-name="Times new roman" fo:font-size="11pt" fo:font-weight="normal" officeooo:rsid="008dfaab" officeooo:paragraph-rsid="008dfaab" style:font-size-asian="11pt" style:font-weight-asian="normal" style:font-size-complex="11pt" style:font-weight-complex="normal"/>
    </style:style>
    <style:style style:name="P109" style:family="paragraph" style:parent-style-name="Standard">
      <style:paragraph-properties fo:text-align="justify" style:justify-single-word="false"/>
      <style:text-properties fo:color="#000000" style:font-name="Times new roman" fo:font-size="11pt" fo:font-weight="normal" officeooo:rsid="009fb0c0" officeooo:paragraph-rsid="009fb0c0" style:font-size-asian="11pt" style:font-weight-asian="normal" style:font-size-complex="11pt" style:font-weight-complex="normal"/>
    </style:style>
    <style:style style:name="P110" style:family="paragraph" style:parent-style-name="Standard">
      <style:paragraph-properties fo:text-align="justify" style:justify-single-word="false"/>
      <style:text-properties fo:color="#000000" style:font-name="Times new roman" fo:font-size="11pt" fo:font-weight="normal" officeooo:rsid="00a435b2" officeooo:paragraph-rsid="00a435b2" style:font-size-asian="11pt" style:font-weight-asian="normal" style:font-size-complex="11pt" style:font-weight-complex="normal"/>
    </style:style>
    <style:style style:name="P111" style:family="paragraph" style:parent-style-name="Standard">
      <style:paragraph-properties fo:text-align="justify" style:justify-single-word="false"/>
      <style:text-properties fo:color="#000000" style:font-name="Times new roman" fo:font-size="11pt" fo:font-weight="normal" officeooo:rsid="00a435b2" officeooo:paragraph-rsid="00ac52e1" style:font-size-asian="11pt" style:font-weight-asian="normal" style:font-size-complex="11pt" style:font-weight-complex="normal"/>
    </style:style>
    <style:style style:name="P112" style:family="paragraph" style:parent-style-name="Standard">
      <style:paragraph-properties fo:text-align="justify" style:justify-single-word="false"/>
      <style:text-properties fo:color="#000000" style:font-name="Times new roman" fo:font-size="11pt" fo:font-weight="normal" officeooo:rsid="00a5c6fe" officeooo:paragraph-rsid="00a7c79a" style:font-size-asian="11pt" style:font-weight-asian="normal" style:font-size-complex="11pt" style:font-weight-complex="normal"/>
    </style:style>
    <style:style style:name="P113" style:family="paragraph" style:parent-style-name="Standard">
      <style:paragraph-properties fo:text-align="justify" style:justify-single-word="false"/>
      <style:text-properties fo:color="#000000" style:font-name="Times new roman" fo:font-size="11pt" fo:font-weight="normal" officeooo:rsid="00a5c6fe" officeooo:paragraph-rsid="00aac963" style:font-size-asian="11pt" style:font-weight-asian="normal" style:font-size-complex="11pt" style:font-weight-complex="normal"/>
    </style:style>
    <style:style style:name="P114" style:family="paragraph" style:parent-style-name="Standard">
      <style:paragraph-properties fo:text-align="justify" style:justify-single-word="false"/>
      <style:text-properties fo:color="#000000" style:font-name="Times new roman" fo:font-size="11pt" fo:font-weight="normal" officeooo:rsid="00a72e4e" officeooo:paragraph-rsid="00aac963" style:font-size-asian="11pt" style:font-weight-asian="normal" style:font-size-complex="11pt" style:font-weight-complex="normal"/>
    </style:style>
    <style:style style:name="P115" style:family="paragraph" style:parent-style-name="Standard">
      <style:paragraph-properties fo:text-align="justify" style:justify-single-word="false"/>
      <style:text-properties fo:color="#000000" style:font-name="Times new roman" fo:font-size="11pt" fo:font-weight="normal" officeooo:rsid="00aac963" officeooo:paragraph-rsid="00aac963" style:font-size-asian="11pt" style:font-weight-asian="normal" style:font-size-complex="11pt" style:font-weight-complex="normal"/>
    </style:style>
    <style:style style:name="P116" style:family="paragraph" style:parent-style-name="Standard">
      <style:paragraph-properties fo:text-align="justify" style:justify-single-word="false"/>
      <style:text-properties fo:color="#000000" style:font-name="Times new roman" fo:font-size="11pt" fo:font-weight="normal" officeooo:rsid="002179bc" officeooo:paragraph-rsid="006c7224" fo:background-color="transparent" style:font-size-asian="11pt" style:font-weight-asian="normal" style:font-size-complex="11pt" style:font-weight-complex="normal"/>
    </style:style>
    <style:style style:name="P117" style:family="paragraph" style:parent-style-name="Standard">
      <style:paragraph-properties fo:text-align="justify" style:justify-single-word="false"/>
      <style:text-properties fo:color="#000000" style:font-name="Times new roman" fo:font-size="11pt" fo:font-weight="normal" officeooo:rsid="003249cb" officeooo:paragraph-rsid="0009fdac" fo:background-color="#fff200" style:font-size-asian="11pt" style:font-weight-asian="normal" style:font-size-complex="11pt" style:font-weight-complex="normal"/>
    </style:style>
    <style:style style:name="P118" style:family="paragraph" style:parent-style-name="Standard">
      <style:paragraph-properties fo:text-align="justify" style:justify-single-word="false"/>
      <style:text-properties fo:color="#000000" style:font-name="Times new roman" fo:font-size="11pt" officeooo:paragraph-rsid="006c7224" style:font-size-asian="11pt" style:font-size-complex="11pt"/>
    </style:style>
    <style:style style:name="P119" style:family="paragraph" style:parent-style-name="Standard">
      <style:paragraph-properties fo:text-align="justify" style:justify-single-word="false"/>
      <style:text-properties fo:color="#000000" style:font-name="Times new roman" fo:font-size="11pt" fo:font-weight="bold" officeooo:rsid="006e1b9c" officeooo:paragraph-rsid="009b757b" fo:background-color="transparent" style:font-size-asian="11pt" style:font-weight-asian="bold" style:font-size-complex="11pt" style:font-weight-complex="bold"/>
    </style:style>
    <style:style style:name="P120" style:family="paragraph" style:parent-style-name="Standard">
      <style:paragraph-properties fo:text-align="justify" style:justify-single-word="false"/>
      <style:text-properties fo:color="#000000" style:font-name="Times new roman" fo:font-size="11pt" fo:font-weight="bold" officeooo:rsid="008aec7f" officeooo:paragraph-rsid="008aec7f" style:font-size-asian="11pt" style:font-weight-asian="bold" style:font-size-complex="11pt" style:font-weight-complex="bold"/>
    </style:style>
    <style:style style:name="P121" style:family="paragraph" style:parent-style-name="Standard">
      <style:paragraph-properties fo:text-align="justify" style:justify-single-word="false"/>
      <style:text-properties fo:color="#000000" style:font-name="Times new roman" fo:font-size="11pt" fo:font-weight="bold" officeooo:rsid="00acee88" officeooo:paragraph-rsid="00acee88" style:font-size-asian="11pt" style:font-weight-asian="bold" style:font-size-complex="11pt" style:font-weight-complex="bold"/>
    </style:style>
    <style:style style:name="P122" style:family="paragraph" style:parent-style-name="Standard">
      <style:paragraph-properties fo:text-align="justify" style:justify-single-word="false"/>
      <style:text-properties fo:color="#000000" style:font-name="Times new roman" fo:font-size="11pt" fo:font-style="italic" fo:font-weight="normal" officeooo:rsid="0059acd5" officeooo:paragraph-rsid="006dd047" fo:background-color="transparent" style:font-size-asian="11pt" style:font-style-asian="italic" style:font-weight-asian="normal" style:font-size-complex="11pt" style:font-style-complex="italic" style:font-weight-complex="normal"/>
    </style:style>
    <style:style style:name="P123" style:family="paragraph" style:parent-style-name="Standard">
      <style:paragraph-properties fo:text-align="justify" style:justify-single-word="false"/>
      <style:text-properties fo:color="#000000" style:font-name="Times new roman" fo:font-size="11pt" style:text-underline-style="solid" style:text-underline-width="auto" style:text-underline-color="font-color" fo:font-weight="bold" officeooo:rsid="001eb78e" officeooo:paragraph-rsid="007246b8" style:font-size-asian="11pt" style:font-weight-asian="bold" style:font-size-complex="11pt" style:font-weight-complex="bold"/>
    </style:style>
    <style:style style:name="P124" style:family="paragraph" style:parent-style-name="Standard">
      <style:paragraph-properties fo:text-align="justify" style:justify-single-word="false"/>
      <style:text-properties fo:color="#000000" style:font-name="Times new roman" fo:font-size="11pt" style:text-underline-style="none" fo:font-weight="bold" officeooo:rsid="0083df34" officeooo:paragraph-rsid="0083df34" style:font-size-asian="11pt" style:font-weight-asian="bold" style:font-size-complex="11pt" style:font-weight-complex="bold"/>
    </style:style>
    <style:style style:name="P125" style:family="paragraph" style:parent-style-name="Standard">
      <style:paragraph-properties fo:text-align="justify" style:justify-single-word="false"/>
      <style:text-properties officeooo:paragraph-rsid="00714ccd"/>
    </style:style>
    <style:style style:name="P126" style:family="paragraph" style:parent-style-name="Standard">
      <style:paragraph-properties fo:text-align="justify" style:justify-single-word="false"/>
      <style:text-properties officeooo:paragraph-rsid="00714ccd" fo:background-color="transparent"/>
    </style:style>
    <style:style style:name="P127" style:family="paragraph" style:parent-style-name="Standard">
      <style:paragraph-properties fo:text-align="justify" style:justify-single-word="false"/>
      <style:text-properties style:text-line-through-style="solid" style:text-line-through-type="single" style:font-name="Times new roman" fo:font-size="11pt" fo:font-weight="normal" officeooo:rsid="002179bc" officeooo:paragraph-rsid="001feba1" style:font-size-asian="11pt" style:font-weight-asian="normal" style:font-size-complex="11pt" style:font-weight-complex="normal"/>
    </style:style>
    <style:style style:name="P128" style:family="paragraph" style:parent-style-name="Standard">
      <style:paragraph-properties fo:text-align="justify" style:justify-single-word="false"/>
      <style:text-properties style:text-line-through-style="none" style:text-line-through-type="none" style:font-name="Times new roman" fo:font-size="11pt" fo:font-style="italic" fo:font-weight="normal" officeooo:rsid="0096e231" officeooo:paragraph-rsid="0096e231" style:font-size-asian="11pt" style:font-style-asian="italic" style:font-weight-asian="normal" style:font-size-complex="11pt" style:font-style-complex="italic" style:font-weight-complex="normal"/>
    </style:style>
    <style:style style:name="P129" style:family="paragraph" style:parent-style-name="Standard">
      <style:paragraph-properties fo:margin-left="0cm" fo:margin-right="0cm" fo:text-align="justify" style:justify-single-word="false" fo:text-indent="0cm" style:auto-text-indent="false"/>
      <style:text-properties fo:color="#000000" style:font-name="Times new roman" fo:font-size="11pt" style:text-underline-style="solid" style:text-underline-width="auto" style:text-underline-color="font-color" fo:font-weight="bold" officeooo:rsid="001eb78e" officeooo:paragraph-rsid="007693a5" fo:background-color="transparent" style:font-size-asian="11pt" style:font-weight-asian="bold" style:font-size-complex="11pt" style:font-weight-complex="bold"/>
    </style:style>
    <style:style style:name="P130" style:family="paragraph" style:parent-style-name="Standard">
      <style:paragraph-properties fo:margin-left="0cm" fo:margin-right="0cm" fo:text-align="justify" style:justify-single-word="false" fo:text-indent="0cm" style:auto-text-indent="false"/>
      <style:text-properties fo:color="#000000" style:font-name="Times new roman" fo:font-size="11pt" fo:font-style="normal" fo:font-weight="normal" officeooo:rsid="006f9d10" officeooo:paragraph-rsid="006e1b9c" fo:background-color="transparent" style:font-size-asian="11pt" style:font-style-asian="normal" style:font-weight-asian="normal" style:font-size-complex="11pt" style:font-style-complex="normal" style:font-weight-complex="normal"/>
    </style:style>
    <style:style style:name="P131" style:family="paragraph" style:parent-style-name="Standard">
      <style:paragraph-properties fo:margin-left="0cm" fo:margin-right="0cm" fo:text-align="justify" style:justify-single-word="false" fo:text-indent="0cm" style:auto-text-indent="false"/>
      <style:text-properties fo:color="#000000" style:font-name="Times new roman" fo:font-size="11pt" fo:font-style="normal" fo:font-weight="normal" officeooo:rsid="006f9d10" officeooo:paragraph-rsid="006f9d10" fo:background-color="transparent" style:font-size-asian="11pt" style:font-style-asian="normal" style:font-weight-asian="normal" style:font-size-complex="11pt" style:font-style-complex="normal" style:font-weight-complex="normal"/>
    </style:style>
    <style:style style:name="P132" style:family="paragraph" style:parent-style-name="Standard">
      <style:paragraph-properties fo:margin-left="0cm" fo:margin-right="0cm" fo:text-align="justify" style:justify-single-word="false" fo:text-indent="0cm" style:auto-text-indent="false"/>
      <style:text-properties fo:color="#000000" style:font-name="Times new roman" fo:font-size="11pt" fo:font-style="normal" fo:font-weight="normal" officeooo:rsid="003249cb" officeooo:paragraph-rsid="006e1b9c" fo:background-color="transparent" style:font-size-asian="11pt" style:font-style-asian="normal" style:font-weight-asian="normal" style:font-size-complex="11pt" style:font-style-complex="normal" style:font-weight-complex="normal"/>
    </style:style>
    <style:style style:name="P133" style:family="paragraph" style:parent-style-name="Standard">
      <style:paragraph-properties fo:margin-left="0cm" fo:margin-right="0cm" fo:text-align="justify" style:justify-single-word="false" fo:text-indent="0cm" style:auto-text-indent="false"/>
      <style:text-properties fo:color="#000000" style:font-name="Times new roman" fo:font-size="11pt" fo:font-style="normal" fo:font-weight="normal" officeooo:rsid="006fd6ad" officeooo:paragraph-rsid="006fd6ad" fo:background-color="transparent" style:font-size-asian="11pt" style:font-style-asian="normal" style:font-weight-asian="normal" style:font-size-complex="11pt" style:font-style-complex="normal" style:font-weight-complex="normal"/>
    </style:style>
    <style:style style:name="P134" style:family="paragraph" style:parent-style-name="Standard">
      <style:paragraph-properties fo:margin-left="0cm" fo:margin-right="0cm" fo:text-align="justify" style:justify-single-word="false" fo:text-indent="0cm" style:auto-text-indent="false"/>
      <style:text-properties fo:color="#000000" style:font-name="Times new roman" fo:font-size="11pt" fo:font-weight="normal" officeooo:rsid="0058230f" officeooo:paragraph-rsid="007246b8" fo:background-color="#fff200" style:font-size-asian="11pt" style:font-weight-asian="normal" style:font-size-complex="11pt" style:font-weight-complex="normal"/>
    </style:style>
    <style:style style:name="P135" style:family="paragraph" style:parent-style-name="Standard">
      <style:paragraph-properties fo:margin-left="0.6cm" fo:margin-right="0cm" fo:text-align="justify" style:justify-single-word="false" fo:text-indent="0cm" style:auto-text-indent="false"/>
      <style:text-properties style:font-name="Times new roman" fo:font-size="11pt" fo:font-weight="normal" officeooo:rsid="003249cb" officeooo:paragraph-rsid="0034ba5d" style:font-size-asian="11pt" style:font-weight-asian="normal" style:font-size-complex="11pt" style:font-weight-complex="normal"/>
    </style:style>
    <style:style style:name="P136" style:family="paragraph" style:parent-style-name="Text_20_body">
      <style:paragraph-properties fo:margin-top="0cm" fo:margin-bottom="0cm" loext:contextual-spacing="false"/>
      <style:text-properties style:font-name="Times new roman" fo:font-size="11pt" style:font-size-asian="11pt" style:font-size-complex="11pt"/>
    </style:style>
    <style:style style:name="P137" style:family="paragraph" style:parent-style-name="Standard" style:list-style-name="L1">
      <style:paragraph-properties fo:text-align="justify" style:justify-single-word="false"/>
      <style:text-properties style:font-name="Times new roman" fo:font-size="11pt" officeooo:paragraph-rsid="0019f16b" style:font-size-asian="11pt" style:font-size-complex="11pt"/>
    </style:style>
    <style:style style:name="P138" style:family="paragraph" style:parent-style-name="Standard" style:list-style-name="L1">
      <style:paragraph-properties fo:text-align="justify" style:justify-single-word="false"/>
      <style:text-properties style:font-name="Times new roman" fo:font-size="11pt" officeooo:paragraph-rsid="00284663" style:font-size-asian="11pt" style:font-size-complex="11pt"/>
    </style:style>
    <style:style style:name="P139" style:family="paragraph" style:parent-style-name="Standard" style:list-style-name="L2">
      <style:paragraph-properties fo:text-align="justify" style:justify-single-word="false"/>
      <style:text-properties style:font-name="Times new roman" fo:font-size="11pt" officeooo:paragraph-rsid="002f920a" style:font-size-asian="11pt" style:font-size-complex="11pt"/>
    </style:style>
    <style:style style:name="P140" style:family="paragraph" style:parent-style-name="Standard" style:list-style-name="L2">
      <style:paragraph-properties fo:text-align="justify" style:justify-single-word="false"/>
      <style:text-properties style:font-name="Times new roman" fo:font-size="11pt" officeooo:paragraph-rsid="0087d6eb" style:font-size-asian="11pt" style:font-size-complex="11pt"/>
    </style:style>
    <style:style style:name="P141" style:family="paragraph" style:parent-style-name="Standard" style:list-style-name="L2">
      <style:paragraph-properties fo:text-align="justify" style:justify-single-word="false"/>
      <style:text-properties style:font-name="Times new roman" fo:font-size="11pt" officeooo:rsid="00422c07" officeooo:paragraph-rsid="001dad40" style:font-size-asian="11pt" style:font-size-complex="11pt"/>
    </style:style>
    <style:style style:name="P142" style:family="paragraph" style:parent-style-name="Standard" style:list-style-name="L2">
      <style:paragraph-properties fo:text-align="justify" style:justify-single-word="false"/>
      <style:text-properties style:font-name="Times new roman" fo:font-size="11pt" officeooo:rsid="0099a226" officeooo:paragraph-rsid="0099a226" style:font-size-asian="11pt" style:font-size-complex="11pt"/>
    </style:style>
    <style:style style:name="P143" style:family="paragraph" style:parent-style-name="Standard" style:list-style-name="L2">
      <style:paragraph-properties fo:text-align="justify" style:justify-single-word="false"/>
      <style:text-properties style:font-name="Times new roman" fo:font-size="11pt" officeooo:rsid="0087d6eb" officeooo:paragraph-rsid="0087d6eb" style:font-size-asian="11pt" style:font-size-complex="11pt"/>
    </style:style>
    <style:style style:name="P144" style:family="paragraph" style:parent-style-name="Standard">
      <style:paragraph-properties fo:text-align="justify" style:justify-single-word="false"/>
      <style:text-properties style:font-name="Times new roman" fo:font-size="11pt" fo:font-weight="normal" officeooo:rsid="004ef3e9" officeooo:paragraph-rsid="007246b8" style:font-size-asian="11pt" style:font-weight-asian="normal" style:font-size-complex="11pt" style:font-weight-complex="normal"/>
    </style:style>
    <style:style style:name="P145" style:family="paragraph" style:parent-style-name="Standard" style:list-style-name="L1">
      <style:paragraph-properties fo:text-align="justify" style:justify-single-word="false"/>
      <style:text-properties officeooo:paragraph-rsid="001a0228"/>
    </style:style>
    <style:style style:name="P146" style:family="paragraph" style:parent-style-name="Standard">
      <style:paragraph-properties fo:text-align="justify" style:justify-single-word="false"/>
      <style:text-properties fo:color="#000000" style:font-name="Times new roman" fo:font-size="11pt" fo:font-weight="normal" officeooo:rsid="007283a6" officeooo:paragraph-rsid="00746ff2" style:font-size-asian="11pt" style:font-weight-asian="normal" style:font-size-complex="11pt" style:font-weight-complex="normal"/>
    </style:style>
    <style:style style:name="P147" style:family="paragraph" style:parent-style-name="Standard">
      <style:paragraph-properties fo:text-align="justify" style:justify-single-word="false"/>
      <style:text-properties fo:color="#000000" style:font-name="Times new roman" fo:font-size="11pt" fo:font-weight="normal" officeooo:rsid="00a4d55a" officeooo:paragraph-rsid="00ac52e1" style:font-size-asian="11pt" style:font-weight-asian="normal" style:font-size-complex="11pt" style:font-weight-complex="normal"/>
    </style:style>
    <style:style style:name="P148" style:family="paragraph" style:parent-style-name="Standard">
      <style:paragraph-properties fo:text-align="justify" style:justify-single-word="false"/>
      <style:text-properties fo:color="#000000" style:font-name="Times new roman" fo:font-size="11pt" fo:font-weight="normal" officeooo:rsid="00a4d55a" officeooo:paragraph-rsid="00c5d806" style:font-size-asian="11pt" style:font-weight-asian="normal" style:font-size-complex="11pt" style:font-weight-complex="normal"/>
    </style:style>
    <style:style style:name="P149" style:family="paragraph" style:parent-style-name="Standard">
      <style:paragraph-properties fo:text-align="justify" style:justify-single-word="false"/>
      <style:text-properties fo:color="#000000" style:font-name="Times new roman" fo:font-size="11pt" fo:font-weight="bold" officeooo:rsid="00c4cbf3" officeooo:paragraph-rsid="00c4cbf3" style:font-size-asian="11pt" style:font-weight-asian="bold" style:font-size-complex="11pt" style:font-weight-complex="bold"/>
    </style:style>
    <style:style style:name="P150" style:family="paragraph" style:parent-style-name="Standard">
      <style:paragraph-properties fo:text-align="justify" style:justify-single-word="false"/>
      <style:text-properties fo:color="#000000" style:font-name="Times new roman" fo:font-size="11pt" fo:font-weight="bold" officeooo:rsid="00c59b14" officeooo:paragraph-rsid="00c59b14" style:font-size-asian="11pt" style:font-weight-asian="bold" style:font-size-complex="11pt" style:font-weight-complex="bold"/>
    </style:style>
    <style:style style:name="P151" style:family="paragraph" style:parent-style-name="Standard">
      <style:paragraph-properties fo:text-align="justify" style:justify-single-word="false"/>
      <style:text-properties fo:color="#000000" style:font-name="Times new roman" fo:font-size="11pt" fo:font-weight="bold" officeooo:rsid="00c59b14" officeooo:paragraph-rsid="00c5d806" style:font-size-asian="11pt" style:font-weight-asian="bold" style:font-size-complex="11pt" style:font-weight-complex="bold"/>
    </style:style>
    <style:style style:name="P152" style:family="paragraph" style:parent-style-name="Standard">
      <style:paragraph-properties fo:text-align="center" style:justify-single-word="false"/>
      <style:text-properties style:font-name="FreeSans" fo:font-size="10pt" fo:font-weight="normal" officeooo:rsid="0041757c" officeooo:paragraph-rsid="00b605fc" style:font-size-asian="10pt" style:font-weight-asian="normal" style:font-size-complex="10pt" style:font-weight-complex="normal"/>
    </style:style>
    <style:style style:name="P153" style:family="paragraph" style:parent-style-name="Standard">
      <loext:graphic-properties draw:fill="none" draw:fill-color="#ffffff" draw:opacity="100%"/>
      <style:paragraph-properties fo:text-align="center" style:justify-single-word="false" fo:background-color="transparent"/>
      <style:text-properties style:font-name="FreeSans" fo:font-size="10pt" fo:font-weight="normal" officeooo:rsid="0041757c" officeooo:paragraph-rsid="00b605fc" style:font-size-asian="10pt" style:font-weight-asian="normal" style:font-size-complex="10pt" style:font-weight-complex="normal"/>
    </style:style>
    <style:style style:name="P154" style:family="paragraph" style:parent-style-name="Standard">
      <style:paragraph-properties fo:text-align="center" style:justify-single-word="false"/>
      <style:text-properties style:font-name="FreeSans" fo:font-size="10pt" fo:font-weight="normal" officeooo:rsid="00b7174d" officeooo:paragraph-rsid="00b7174d" style:font-size-asian="10pt" style:font-weight-asian="normal" style:font-size-complex="10pt" style:font-weight-complex="normal"/>
    </style:style>
    <style:style style:name="P155" style:family="paragraph" style:parent-style-name="Standard">
      <loext:graphic-properties draw:fill="none" draw:fill-color="#ffffff" draw:opacity="100%"/>
      <style:paragraph-properties fo:text-align="center" style:justify-single-word="false" fo:background-color="transparent"/>
      <style:text-properties style:font-name="FreeSans" fo:font-size="10pt" fo:font-weight="normal" officeooo:rsid="00b7174d" officeooo:paragraph-rsid="00be090a" style:font-size-asian="10pt" style:font-weight-asian="normal" style:font-size-complex="10pt" style:font-weight-complex="normal"/>
    </style:style>
    <style:style style:name="P156" style:family="paragraph" style:parent-style-name="Standard">
      <style:paragraph-properties fo:text-align="center" style:justify-single-word="false"/>
      <style:text-properties style:font-name="FreeSans" fo:font-size="10pt" fo:font-weight="normal" officeooo:rsid="00b8f9cf" officeooo:paragraph-rsid="00b8f9cf" style:font-size-asian="10pt" style:font-weight-asian="normal" style:font-size-complex="10pt" style:font-weight-complex="normal"/>
    </style:style>
    <style:style style:name="P157" style:family="paragraph" style:parent-style-name="Standard">
      <style:paragraph-properties fo:text-align="center" style:justify-single-word="false"/>
      <style:text-properties style:font-name="FreeSans" fo:font-size="10pt" fo:font-weight="normal" officeooo:rsid="00b8f9cf" officeooo:paragraph-rsid="00ba3244" style:font-size-asian="10pt" style:font-weight-asian="normal" style:font-size-complex="10pt" style:font-weight-complex="normal"/>
    </style:style>
    <style:style style:name="P158" style:family="paragraph" style:parent-style-name="Standard">
      <loext:graphic-properties draw:fill="none" draw:fill-color="#ffffff" draw:opacity="100%"/>
      <style:paragraph-properties fo:text-align="center" style:justify-single-word="false" fo:background-color="transparent"/>
      <style:text-properties style:font-name="FreeSans" fo:font-size="10pt" fo:font-weight="normal" officeooo:rsid="00b8f9cf" officeooo:paragraph-rsid="00be090a" style:font-size-asian="10pt" style:font-weight-asian="normal" style:font-size-complex="10pt" style:font-weight-complex="normal"/>
    </style:style>
    <style:style style:name="P159" style:family="paragraph" style:parent-style-name="Standard">
      <style:paragraph-properties fo:text-align="center" style:justify-single-word="false"/>
      <style:text-properties style:font-name="FreeSans" fo:font-size="10pt" fo:font-weight="normal" officeooo:rsid="00ba3244" officeooo:paragraph-rsid="00ba3244" style:font-size-asian="10pt" style:font-weight-asian="normal" style:font-size-complex="10pt" style:font-weight-complex="normal"/>
    </style:style>
    <style:style style:name="P160" style:family="paragraph" style:parent-style-name="Standard">
      <style:paragraph-properties fo:text-align="center" style:justify-single-word="false"/>
      <style:text-properties style:font-name="FreeSans" fo:font-size="10pt" fo:font-weight="normal" officeooo:rsid="00ba3244" officeooo:paragraph-rsid="00c08b8c" style:font-size-asian="10pt" style:font-weight-asian="normal" style:font-size-complex="10pt" style:font-weight-complex="normal"/>
    </style:style>
    <style:style style:name="P161" style:family="paragraph" style:parent-style-name="Standard">
      <style:paragraph-properties fo:text-align="center" style:justify-single-word="false"/>
      <style:text-properties style:font-name="FreeSans" fo:font-size="10pt" fo:font-weight="normal" officeooo:rsid="00bc1a20" officeooo:paragraph-rsid="00bc1a20" style:font-size-asian="10pt" style:font-weight-asian="normal" style:font-size-complex="10pt" style:font-weight-complex="normal"/>
    </style:style>
    <style:style style:name="P162" style:family="paragraph" style:parent-style-name="Standard">
      <style:paragraph-properties fo:text-align="justify" style:justify-single-word="false"/>
      <style:text-properties style:font-name="FreeSans" fo:font-size="10pt" fo:font-weight="normal" officeooo:rsid="00bc1a20" officeooo:paragraph-rsid="00bd73ac" style:font-size-asian="10pt" style:font-weight-asian="normal" style:font-size-complex="10pt" style:font-weight-complex="normal"/>
    </style:style>
    <style:style style:name="P163" style:family="paragraph" style:parent-style-name="Standard">
      <style:paragraph-properties fo:text-align="center" style:justify-single-word="false"/>
      <style:text-properties style:font-name="FreeSans" fo:font-size="10pt" fo:font-weight="normal" officeooo:rsid="00bd73ac" officeooo:paragraph-rsid="00be090a" style:font-size-asian="10pt" style:font-weight-asian="normal" style:font-size-complex="10pt" style:font-weight-complex="normal"/>
    </style:style>
    <style:style style:name="P164" style:family="paragraph" style:parent-style-name="Standard">
      <style:paragraph-properties fo:text-align="center" style:justify-single-word="false"/>
      <style:text-properties style:font-name="FreeSans" fo:font-size="10pt" fo:font-weight="normal" officeooo:rsid="00c08b8c" officeooo:paragraph-rsid="00c08b8c" style:font-size-asian="10pt" style:font-weight-asian="normal" style:font-size-complex="10pt" style:font-weight-complex="normal"/>
    </style:style>
    <style:style style:name="P165" style:family="paragraph" style:parent-style-name="Standard">
      <style:paragraph-properties fo:text-align="center" style:justify-single-word="false"/>
      <style:text-properties style:font-name="FreeSans" fo:font-size="10pt" fo:font-weight="normal" officeooo:rsid="00c125f2" officeooo:paragraph-rsid="00c125f2" style:font-size-asian="10pt" style:font-weight-asian="normal" style:font-size-complex="10pt" style:font-weight-complex="normal"/>
    </style:style>
    <style:style style:name="P166" style:family="paragraph" style:parent-style-name="Standard">
      <style:paragraph-properties fo:text-align="center" style:justify-single-word="false"/>
      <style:text-properties style:font-name="FreeSans" fo:font-size="10pt" fo:font-weight="normal" officeooo:rsid="00c3067c" officeooo:paragraph-rsid="00c3067c" style:font-size-asian="10pt" style:font-weight-asian="normal" style:font-size-complex="10pt" style:font-weight-complex="normal"/>
    </style:style>
    <style:style style:name="P167" style:family="paragraph" style:parent-style-name="Standard" style:list-style-name="L1" style:master-page-name="">
      <loext:graphic-properties draw:fill="none"/>
      <style:paragraph-properties fo:margin-left="0.4cm" fo:margin-right="0cm" fo:text-align="justify" style:justify-single-word="false" fo:text-indent="-0.4cm" style:auto-text-indent="false" style:page-number="auto" fo:background-color="transparent"/>
      <style:text-properties style:font-name="Times new roman" fo:font-size="11pt" officeooo:paragraph-rsid="0014cd2c" style:font-size-asian="11pt" style:font-size-complex="11pt"/>
    </style:style>
    <style:style style:name="P168" style:family="paragraph" style:parent-style-name="Table_20_Contents">
      <style:paragraph-properties fo:text-align="justify" style:justify-single-word="false"/>
      <style:text-properties style:font-name="Times new roman" fo:font-size="11pt" style:font-size-asian="11pt" style:font-size-complex="11pt"/>
    </style:style>
    <style:style style:name="P169" style:family="paragraph" style:parent-style-name="Table_20_Contents">
      <style:paragraph-properties fo:text-align="justify" style:justify-single-word="false"/>
      <style:text-properties style:font-name="Times new roman" fo:font-size="11pt" officeooo:paragraph-rsid="00c6681c" style:font-size-asian="11pt" style:font-size-complex="11pt"/>
    </style:style>
    <style:style style:name="P170" style:family="paragraph" style:parent-style-name="Table_20_Contents">
      <style:paragraph-properties fo:text-align="justify" style:justify-single-word="false"/>
      <style:text-properties style:font-name="Times new roman" fo:font-size="11pt" officeooo:rsid="00c6681c" officeooo:paragraph-rsid="00c6681c" style:font-size-asian="11pt" style:font-size-complex="11pt"/>
    </style:style>
    <style:style style:name="P171" style:family="paragraph" style:parent-style-name="Table_20_Contents">
      <style:paragraph-properties fo:text-align="center" style:justify-single-word="false"/>
      <style:text-properties style:font-name="Times new roman" fo:font-size="11pt" officeooo:rsid="00c6681c" officeooo:paragraph-rsid="00c6681c" style:font-size-asian="11pt" style:font-size-complex="11pt"/>
    </style:style>
    <style:style style:name="P172" style:family="paragraph" style:parent-style-name="Text_20_body">
      <style:text-properties fo:color="#000000" style:font-name="Times new roman" fo:font-size="11pt" fo:font-weight="normal" officeooo:rsid="0058230f" style:font-size-asian="11pt" style:font-weight-asian="normal" style:font-size-complex="11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b9991" style:font-weight-asian="normal" style:font-weight-complex="normal"/>
    </style:style>
    <style:style style:name="T3" style:family="text">
      <style:text-properties fo:font-weight="normal" officeooo:rsid="001d8272" style:font-weight-asian="normal" style:font-weight-complex="normal"/>
    </style:style>
    <style:style style:name="T4" style:family="text">
      <style:text-properties fo:font-weight="normal" officeooo:rsid="0009ea63" style:font-weight-asian="normal" style:font-weight-complex="normal"/>
    </style:style>
    <style:style style:name="T5" style:family="text">
      <style:text-properties fo:font-weight="normal" officeooo:rsid="002179bc" style:font-weight-asian="normal" style:font-weight-complex="normal"/>
    </style:style>
    <style:style style:name="T6" style:family="text">
      <style:text-properties fo:font-weight="normal" officeooo:rsid="0009fdac" style:font-weight-asian="normal" style:font-weight-complex="normal"/>
    </style:style>
    <style:style style:name="T7" style:family="text">
      <style:text-properties fo:font-weight="normal" officeooo:rsid="000a102c" style:font-weight-asian="normal" style:font-weight-complex="normal"/>
    </style:style>
    <style:style style:name="T8" style:family="text">
      <style:text-properties fo:font-weight="normal" officeooo:rsid="000b9516" style:font-weight-asian="normal" style:font-weight-complex="normal"/>
    </style:style>
    <style:style style:name="T9" style:family="text">
      <style:text-properties fo:font-weight="normal" officeooo:rsid="001f6b2c" style:font-weight-asian="normal" style:font-weight-complex="normal"/>
    </style:style>
    <style:style style:name="T10" style:family="text">
      <style:text-properties fo:font-weight="normal" officeooo:rsid="000cc609" style:font-weight-asian="normal" style:font-weight-complex="normal"/>
    </style:style>
    <style:style style:name="T11" style:family="text">
      <style:text-properties fo:font-weight="normal" officeooo:rsid="000d4e01" style:font-weight-asian="normal" style:font-weight-complex="normal"/>
    </style:style>
    <style:style style:name="T12" style:family="text">
      <style:text-properties fo:font-weight="normal" officeooo:rsid="00103f11" style:font-weight-asian="normal" style:font-weight-complex="normal"/>
    </style:style>
    <style:style style:name="T13" style:family="text">
      <style:text-properties fo:font-weight="normal" officeooo:rsid="00175fa1" style:font-weight-asian="normal" style:font-weight-complex="normal"/>
    </style:style>
    <style:style style:name="T14" style:family="text">
      <style:text-properties fo:font-weight="normal" officeooo:rsid="001c7175" style:font-weight-asian="normal" style:font-weight-complex="normal"/>
    </style:style>
    <style:style style:name="T15" style:family="text">
      <style:text-properties fo:font-weight="normal" officeooo:rsid="001d4197" style:font-weight-asian="normal" style:font-weight-complex="normal"/>
    </style:style>
    <style:style style:name="T16" style:family="text">
      <style:text-properties fo:font-weight="normal" officeooo:rsid="00205d0b" style:font-weight-asian="normal" style:font-weight-complex="normal"/>
    </style:style>
    <style:style style:name="T17" style:family="text">
      <style:text-properties fo:font-weight="normal" officeooo:rsid="00237278" style:font-weight-asian="normal" style:font-weight-complex="normal"/>
    </style:style>
    <style:style style:name="T18" style:family="text">
      <style:text-properties fo:font-weight="normal" officeooo:rsid="002ba5c4" style:font-weight-asian="normal" style:font-weight-complex="normal"/>
    </style:style>
    <style:style style:name="T19" style:family="text">
      <style:text-properties fo:font-weight="normal" officeooo:rsid="002f920a" style:font-weight-asian="normal" style:font-weight-complex="normal"/>
    </style:style>
    <style:style style:name="T20" style:family="text">
      <style:text-properties fo:font-weight="normal" officeooo:rsid="002f9289" style:font-weight-asian="normal" style:font-weight-complex="normal"/>
    </style:style>
    <style:style style:name="T21" style:family="text">
      <style:text-properties fo:font-weight="normal" officeooo:rsid="00302fdf" style:font-weight-asian="normal" style:font-weight-complex="normal"/>
    </style:style>
    <style:style style:name="T22" style:family="text">
      <style:text-properties fo:font-weight="normal" officeooo:rsid="001eb78e" style:font-weight-asian="normal" style:font-weight-complex="normal"/>
    </style:style>
    <style:style style:name="T23" style:family="text">
      <style:text-properties fo:font-weight="normal" officeooo:rsid="0087d6eb" style:font-weight-asian="normal" style:font-weight-complex="normal"/>
    </style:style>
    <style:style style:name="T24" style:family="text">
      <style:text-properties fo:font-weight="normal" officeooo:rsid="008aec7f" style:font-weight-asian="normal" style:font-weight-complex="normal"/>
    </style:style>
    <style:style style:name="T25" style:family="text">
      <style:text-properties fo:font-weight="normal" officeooo:rsid="008c21ab" style:font-weight-asian="normal" style:font-weight-complex="normal"/>
    </style:style>
    <style:style style:name="T26" style:family="text">
      <style:text-properties fo:font-weight="normal" officeooo:rsid="008dfaab" style:font-weight-asian="normal" style:font-weight-complex="normal"/>
    </style:style>
    <style:style style:name="T27" style:family="text">
      <style:text-properties fo:font-weight="normal" officeooo:rsid="0094d972" style:font-weight-asian="normal" style:font-weight-complex="normal"/>
    </style:style>
    <style:style style:name="T28" style:family="text">
      <style:text-properties fo:font-weight="normal" officeooo:rsid="009b4d25" style:font-weight-asian="normal" style:font-weight-complex="normal"/>
    </style:style>
    <style:style style:name="T29" style:family="text">
      <style:text-properties fo:font-weight="normal" officeooo:rsid="002020ed" style:font-weight-asian="normal" style:font-weight-complex="normal"/>
    </style:style>
    <style:style style:name="T30" style:family="text">
      <style:text-properties fo:font-weight="normal" officeooo:rsid="00227337" style:font-weight-asian="normal" style:font-weight-complex="normal"/>
    </style:style>
    <style:style style:name="T31" style:family="text">
      <style:text-properties fo:font-weight="normal" officeooo:rsid="00918eba" style:font-weight-asian="normal" style:font-weight-complex="normal"/>
    </style:style>
    <style:style style:name="T32" style:family="text">
      <style:text-properties fo:font-weight="normal" officeooo:rsid="0091c487" style:font-weight-asian="normal" style:font-weight-complex="normal"/>
    </style:style>
    <style:style style:name="T33" style:family="text">
      <style:text-properties fo:font-weight="normal" officeooo:rsid="000fd4d1" style:font-weight-asian="normal" style:font-weight-complex="normal"/>
    </style:style>
    <style:style style:name="T34" style:family="text">
      <style:text-properties fo:font-weight="normal" officeooo:rsid="002e4c59" style:font-weight-asian="normal" style:font-weight-complex="normal"/>
    </style:style>
    <style:style style:name="T35" style:family="text">
      <style:text-properties fo:font-weight="normal" officeooo:rsid="00092948" style:font-weight-asian="normal" style:font-weight-complex="normal"/>
    </style:style>
    <style:style style:name="T36" style:family="text">
      <style:text-properties fo:font-weight="normal" officeooo:rsid="00371733" style:font-weight-asian="normal" style:font-weight-complex="normal"/>
    </style:style>
    <style:style style:name="T37" style:family="text">
      <style:text-properties fo:font-weight="normal" officeooo:rsid="0037989e" style:font-weight-asian="normal" style:font-weight-complex="normal"/>
    </style:style>
    <style:style style:name="T38" style:family="text">
      <style:text-properties fo:font-weight="normal" officeooo:rsid="001a0228" style:font-weight-asian="normal" style:font-weight-complex="normal"/>
    </style:style>
    <style:style style:name="T39" style:family="text">
      <style:text-properties fo:font-weight="normal" officeooo:rsid="002e2871" style:font-weight-asian="normal" style:font-weight-complex="normal"/>
    </style:style>
    <style:style style:name="T40" style:family="text">
      <style:text-properties fo:font-weight="normal" officeooo:rsid="0024a2e1" style:font-weight-asian="normal" style:font-weight-complex="normal"/>
    </style:style>
    <style:style style:name="T41" style:family="text">
      <style:text-properties fo:font-weight="normal" officeooo:rsid="0035c8d5" style:font-weight-asian="normal" style:font-weight-complex="normal"/>
    </style:style>
    <style:style style:name="T42" style:family="text">
      <style:text-properties fo:font-weight="normal" officeooo:rsid="006c7224" style:font-weight-asian="normal" style:font-weight-complex="normal"/>
    </style:style>
    <style:style style:name="T43" style:family="text">
      <style:text-properties fo:font-weight="normal" officeooo:rsid="0009ea63" fo:background-color="#fff200" loext:char-shading-value="0" style:font-weight-asian="normal" style:font-weight-complex="normal"/>
    </style:style>
    <style:style style:name="T44" style:family="text">
      <style:text-properties fo:font-weight="normal" officeooo:rsid="002179bc" fo:background-color="transparent" loext:char-shading-value="0" style:font-weight-asian="normal" style:font-weight-complex="normal"/>
    </style:style>
    <style:style style:name="T45" style:family="text">
      <style:text-properties fo:font-weight="normal" officeooo:rsid="0009ea63" fo:background-color="transparent" loext:char-shading-value="0" style:font-weight-asian="normal" style:font-weight-complex="normal"/>
    </style:style>
    <style:style style:name="T46" style:family="text">
      <style:text-properties fo:font-weight="normal" officeooo:rsid="00205d0b" fo:background-color="transparent" loext:char-shading-value="0" style:font-weight-asian="normal" style:font-weight-complex="normal"/>
    </style:style>
    <style:style style:name="T47" style:family="text">
      <style:text-properties fo:font-weight="normal" officeooo:rsid="008ed4ff" fo:background-color="transparent" loext:char-shading-value="0" style:font-weight-asian="normal" style:font-weight-complex="normal"/>
    </style:style>
    <style:style style:name="T48" style:family="text">
      <style:text-properties fo:font-weight="normal" officeooo:rsid="006c7224" fo:background-color="transparent" loext:char-shading-value="0" style:font-weight-asian="normal" style:font-weight-complex="normal"/>
    </style:style>
    <style:style style:name="T49" style:family="text">
      <style:text-properties fo:font-weight="normal" officeooo:rsid="006d5f0b" fo:background-color="transparent" loext:char-shading-value="0" style:font-weight-asian="normal" style:font-weight-complex="normal"/>
    </style:style>
    <style:style style:name="T50" style:family="text">
      <style:text-properties fo:font-weight="normal" officeooo:rsid="0071f7f8" fo:background-color="transparent" loext:char-shading-value="0" style:font-weight-asian="normal" style:font-weight-complex="normal"/>
    </style:style>
    <style:style style:name="T51" style:family="text">
      <style:text-properties fo:font-weight="normal" officeooo:rsid="00382c22" fo:background-color="transparent" loext:char-shading-value="0" style:font-weight-asian="normal" style:font-weight-complex="normal"/>
    </style:style>
    <style:style style:name="T52" style:family="text">
      <style:text-properties fo:font-weight="normal" officeooo:rsid="003249cb" fo:background-color="transparent" loext:char-shading-value="0" style:font-weight-asian="normal" style:font-weight-complex="normal"/>
    </style:style>
    <style:style style:name="T53" style:family="text">
      <style:text-properties fo:font-weight="normal" officeooo:rsid="0033802a" fo:background-color="transparent" loext:char-shading-value="0" style:font-weight-asian="normal" style:font-weight-complex="normal"/>
    </style:style>
    <style:style style:name="T54" style:family="text">
      <style:text-properties fo:font-weight="normal" officeooo:rsid="006fd6ad" fo:background-color="transparent" loext:char-shading-value="0" style:font-weight-asian="normal" style:font-weight-complex="normal"/>
    </style:style>
    <style:style style:name="T55" style:family="text">
      <style:text-properties fo:font-weight="normal" officeooo:rsid="0034ba5d" fo:background-color="transparent" loext:char-shading-value="0" style:font-weight-asian="normal" style:font-weight-complex="normal"/>
    </style:style>
    <style:style style:name="T56" style:family="text">
      <style:text-properties fo:font-weight="normal" officeooo:rsid="0035c8d5" fo:background-color="transparent" loext:char-shading-value="0" style:font-weight-asian="normal" style:font-weight-complex="normal"/>
    </style:style>
    <style:style style:name="T57" style:family="text">
      <style:text-properties fo:font-variant="normal" fo:text-transform="none" fo:color="#000000" fo:letter-spacing="normal"/>
    </style:style>
    <style:style style:name="T58" style:family="text">
      <style:text-properties fo:font-variant="normal" fo:text-transform="none" fo:color="#000000" fo:letter-spacing="normal" fo:font-style="normal" fo:font-weight="normal" officeooo:rsid="0019bc7d"/>
    </style:style>
    <style:style style:name="T59" style:family="text">
      <style:text-properties fo:font-variant="normal" fo:text-transform="none" fo:color="#000000" fo:letter-spacing="normal" fo:font-style="normal" fo:font-weight="normal" officeooo:rsid="000fd4d1" style:font-weight-asian="normal" style:font-weight-complex="normal"/>
    </style:style>
    <style:style style:name="T60" style:family="text">
      <style:text-properties fo:font-variant="normal" fo:text-transform="none" fo:color="#000000" fo:letter-spacing="normal" fo:font-style="normal" fo:font-weight="normal" officeooo:rsid="00181fd6" style:font-weight-asian="normal" style:font-weight-complex="normal"/>
    </style:style>
    <style:style style:name="T61" style:family="text">
      <style:text-properties fo:font-variant="normal" fo:text-transform="none" fo:color="#000000" fo:letter-spacing="normal" fo:font-style="normal" fo:font-weight="normal" officeooo:rsid="0026e608" style:font-weight-asian="normal" style:font-weight-complex="normal"/>
    </style:style>
    <style:style style:name="T62" style:family="text">
      <style:text-properties fo:font-variant="normal" fo:text-transform="none" fo:color="#000000" fo:letter-spacing="normal" fo:font-style="normal" fo:font-weight="normal" officeooo:rsid="001feba1" style:font-weight-asian="normal" style:font-weight-complex="normal"/>
    </style:style>
    <style:style style:name="T63" style:family="text">
      <style:text-properties fo:font-variant="normal" fo:text-transform="none" fo:color="#000000" fo:letter-spacing="normal" fo:font-style="normal" fo:font-weight="normal" officeooo:rsid="0010f755" style:font-weight-asian="normal" style:font-weight-complex="normal"/>
    </style:style>
    <style:style style:name="T64" style:family="text">
      <style:text-properties fo:font-variant="normal" fo:text-transform="none" fo:color="#000000" fo:letter-spacing="normal" fo:font-style="normal" fo:font-weight="normal" officeooo:rsid="001a0228" style:font-weight-asian="normal" style:font-weight-complex="normal"/>
    </style:style>
    <style:style style:name="T65" style:family="text">
      <style:text-properties fo:font-variant="normal" fo:text-transform="none" fo:color="#000000" fo:letter-spacing="normal" fo:font-style="normal" fo:font-weight="normal" officeooo:rsid="0012b02b" style:font-weight-asian="normal" style:font-weight-complex="normal"/>
    </style:style>
    <style:style style:name="T66" style:family="text">
      <style:text-properties fo:font-variant="normal" fo:text-transform="none" fo:color="#000000" fo:letter-spacing="normal" fo:font-style="normal" fo:font-weight="normal" officeooo:rsid="002aa2d1" style:font-weight-asian="normal" style:font-weight-complex="normal"/>
    </style:style>
    <style:style style:name="T67" style:family="text">
      <style:text-properties fo:font-variant="normal" fo:text-transform="none" fo:color="#000000" fo:letter-spacing="normal" fo:font-style="normal" fo:font-weight="normal" officeooo:rsid="002bee63" style:font-weight-asian="normal" style:font-weight-complex="normal"/>
    </style:style>
    <style:style style:name="T68" style:family="text">
      <style:text-properties fo:font-variant="normal" fo:text-transform="none" fo:color="#000000" fo:letter-spacing="normal" fo:font-style="normal" fo:font-weight="normal" officeooo:rsid="00237278" style:font-weight-asian="normal" style:font-weight-complex="normal"/>
    </style:style>
    <style:style style:name="T69" style:family="text">
      <style:text-properties fo:font-variant="normal" fo:text-transform="none" fo:color="#000000" fo:letter-spacing="normal" fo:font-style="normal" fo:font-weight="normal" officeooo:rsid="002dca74" style:font-weight-asian="normal" style:font-weight-complex="normal"/>
    </style:style>
    <style:style style:name="T70" style:family="text">
      <style:text-properties fo:font-variant="normal" fo:text-transform="none" fo:color="#000000" fo:letter-spacing="normal" fo:font-style="normal" fo:font-weight="normal" officeooo:rsid="0019f16b" style:font-weight-asian="normal" style:font-weight-complex="normal"/>
    </style:style>
    <style:style style:name="T71" style:family="text">
      <style:text-properties fo:font-variant="normal" fo:text-transform="none" fo:color="#000000" fo:letter-spacing="normal" fo:font-style="normal" fo:font-weight="normal" officeooo:rsid="002d12a4" style:font-weight-asian="normal" style:font-weight-complex="normal"/>
    </style:style>
    <style:style style:name="T72" style:family="text">
      <style:text-properties fo:font-variant="normal" fo:text-transform="none" fo:color="#000000" fo:letter-spacing="normal" fo:font-style="normal" fo:font-weight="normal" officeooo:rsid="0019bc7d" style:font-weight-asian="normal" style:font-weight-complex="normal"/>
    </style:style>
    <style:style style:name="T73" style:family="text">
      <style:text-properties fo:font-variant="normal" fo:text-transform="none" fo:color="#000000" fo:letter-spacing="normal" fo:font-style="normal" fo:font-weight="normal" officeooo:rsid="0031cf3e" style:font-weight-asian="normal" style:font-weight-complex="normal"/>
    </style:style>
    <style:style style:name="T74" style:family="text">
      <style:text-properties fo:font-variant="normal" fo:text-transform="none" fo:color="#000000" fo:letter-spacing="normal" fo:font-style="normal" fo:font-weight="normal" officeooo:rsid="00284663" style:font-weight-asian="normal" style:font-weight-complex="normal"/>
    </style:style>
    <style:style style:name="T75" style:family="text">
      <style:text-properties fo:font-variant="normal" fo:text-transform="none" fo:color="#000000" fo:letter-spacing="normal" fo:font-style="normal" fo:font-weight="normal" officeooo:rsid="00267493" style:font-weight-asian="normal" style:font-weight-complex="normal"/>
    </style:style>
    <style:style style:name="T76" style:family="text">
      <style:text-properties fo:font-variant="normal" fo:text-transform="none" fo:color="#000000" fo:letter-spacing="normal" fo:font-style="normal" fo:font-weight="normal" officeooo:rsid="0024a2e1" style:font-weight-asian="normal" style:font-weight-complex="normal"/>
    </style:style>
    <style:style style:name="T77" style:family="text">
      <style:text-properties fo:font-variant="normal" fo:text-transform="none" fo:color="#000000" fo:letter-spacing="normal" fo:font-style="normal" fo:font-weight="normal" officeooo:rsid="00205d0b" fo:background-color="transparent" loext:char-shading-value="0" style:font-weight-asian="normal" style:font-weight-complex="normal"/>
    </style:style>
    <style:style style:name="T78" style:family="text">
      <style:text-properties fo:font-variant="normal" fo:text-transform="none" fo:color="#000000" fo:letter-spacing="normal" fo:font-style="normal" fo:font-weight="normal" officeooo:rsid="008ed4ff" fo:background-color="transparent" loext:char-shading-value="0" style:font-weight-asian="normal" style:font-weight-complex="normal"/>
    </style:style>
    <style:style style:name="T79" style:family="text">
      <style:text-properties fo:font-variant="normal" fo:text-transform="none" fo:color="#000000" fo:letter-spacing="normal" officeooo:rsid="00181fd6"/>
    </style:style>
    <style:style style:name="T80" style:family="text">
      <style:text-properties fo:font-variant="normal" fo:text-transform="none" fo:color="#000000" fo:letter-spacing="normal" officeooo:rsid="002e2871"/>
    </style:style>
    <style:style style:name="T81" style:family="text">
      <style:text-properties fo:font-variant="normal" fo:text-transform="none" fo:color="#000000" fo:letter-spacing="normal" officeooo:rsid="002e4c59"/>
    </style:style>
    <style:style style:name="T82" style:family="text">
      <style:text-properties fo:font-variant="normal" fo:text-transform="none" fo:color="#000000" fo:letter-spacing="normal" officeooo:rsid="002c2f1c"/>
    </style:style>
    <style:style style:name="T83" style:family="text">
      <style:text-properties fo:font-variant="normal" fo:text-transform="none" fo:color="#000000" fo:letter-spacing="normal" officeooo:rsid="00918eba"/>
    </style:style>
    <style:style style:name="T84" style:family="text">
      <style:text-properties fo:font-variant="normal" fo:text-transform="none" fo:color="#000000" fo:letter-spacing="normal" officeooo:rsid="00936714"/>
    </style:style>
    <style:style style:name="T85" style:family="text">
      <style:text-properties fo:font-variant="normal" fo:text-transform="none" fo:color="#000000" style:font-name="Liberation Serif" fo:letter-spacing="normal" fo:font-style="normal" fo:font-weight="normal" officeooo:rsid="0031cf3e" style:font-weight-asian="normal" style:font-weight-complex="normal"/>
    </style:style>
    <style:style style:name="T86" style:family="text">
      <style:text-properties fo:font-variant="normal" fo:text-transform="none" fo:color="#000000" style:font-name="Liberation Serif" fo:letter-spacing="normal" fo:font-style="normal" fo:font-weight="normal" officeooo:rsid="0014cd2c" style:font-weight-asian="normal" style:font-weight-complex="normal"/>
    </style:style>
    <style:style style:name="T87" style:family="text">
      <style:text-properties fo:font-variant="normal" fo:text-transform="none" fo:color="#000000" style:font-name="Times new roman" fo:font-size="10pt" fo:letter-spacing="normal" fo:font-style="normal" fo:font-weight="normal" officeooo:rsid="00181fd6" style:font-size-asian="8.75pt" style:font-weight-asian="normal" style:font-size-complex="10pt" style:font-weight-complex="normal"/>
    </style:style>
    <style:style style:name="T88" style:family="text">
      <style:text-properties fo:font-variant="normal" fo:text-transform="none" fo:color="#000000" style:font-name="Times new roman" fo:font-size="10pt" fo:letter-spacing="normal" fo:font-style="normal" fo:font-weight="normal" officeooo:rsid="0010f755" style:font-size-asian="8.75pt" style:font-weight-asian="normal" style:font-size-complex="10pt" style:font-weight-complex="normal"/>
    </style:style>
    <style:style style:name="T89" style:family="text">
      <style:text-properties fo:font-variant="normal" fo:text-transform="none" fo:color="#000000" style:font-name="Times new roman" fo:font-size="10pt" fo:letter-spacing="normal" fo:font-style="normal" fo:font-weight="normal" officeooo:rsid="0019bc7d" style:font-size-asian="8.75pt" style:font-weight-asian="normal" style:font-size-complex="10pt" style:font-weight-complex="normal"/>
    </style:style>
    <style:style style:name="T90" style:family="text">
      <style:text-properties fo:font-variant="normal" fo:text-transform="none" fo:color="#000000" style:font-name="Times new roman" fo:font-size="10pt" fo:letter-spacing="normal" fo:font-style="normal" fo:font-weight="normal" officeooo:rsid="00103f11" style:font-size-asian="8.75pt" style:font-weight-asian="normal" style:font-size-complex="10pt" style:font-weight-complex="normal"/>
    </style:style>
    <style:style style:name="T91" style:family="text">
      <style:text-properties fo:font-variant="normal" fo:text-transform="none" fo:color="#000000" style:font-name="Times new roman" fo:font-size="10pt" fo:letter-spacing="normal" fo:font-style="normal" fo:font-weight="normal" officeooo:rsid="00227337" style:font-size-asian="8.75pt" style:font-weight-asian="normal" style:font-size-complex="10pt" style:font-weight-complex="normal"/>
    </style:style>
    <style:style style:name="T92" style:family="text">
      <style:text-properties fo:font-variant="normal" fo:text-transform="none" fo:color="#000000" style:font-name="Times new roman" fo:font-size="10pt" fo:letter-spacing="normal" fo:font-style="normal" fo:font-weight="normal" officeooo:rsid="0026e608" style:font-size-asian="8.75pt" style:font-weight-asian="normal" style:font-size-complex="10pt" style:font-weight-complex="normal"/>
    </style:style>
    <style:style style:name="T93" style:family="text">
      <style:text-properties fo:font-variant="normal" fo:text-transform="none" fo:color="#000000" style:font-name="Times new roman" fo:font-size="11pt" fo:letter-spacing="normal" fo:font-style="normal" fo:background-color="transparent" loext:char-shading-value="0" style:font-size-asian="11pt" style:font-size-complex="11pt"/>
    </style:style>
    <style:style style:name="T94" style:family="text">
      <style:text-properties fo:font-variant="normal" fo:text-transform="none" fo:color="#000000" style:font-name="Times new roman" fo:font-size="11pt" fo:letter-spacing="normal" fo:font-style="normal" officeooo:rsid="004433aa" fo:background-color="transparent" loext:char-shading-value="0" style:font-size-asian="11pt" style:font-size-complex="11pt"/>
    </style:style>
    <style:style style:name="T95" style:family="text">
      <style:text-properties fo:font-variant="normal" fo:text-transform="none" fo:color="#000000" style:font-name="Times new roman" fo:font-size="11pt" fo:letter-spacing="normal" fo:font-style="normal" officeooo:rsid="00450570" fo:background-color="transparent" loext:char-shading-value="0" style:font-size-asian="11pt" style:font-size-complex="11pt"/>
    </style:style>
    <style:style style:name="T96" style:family="text">
      <style:text-properties fo:font-variant="normal" fo:text-transform="none" fo:color="#000000" style:font-name="Times new roman" fo:font-size="11pt" fo:letter-spacing="normal" fo:font-style="normal" officeooo:rsid="00467c29" fo:background-color="transparent" loext:char-shading-value="0" style:font-size-asian="11pt" style:font-size-complex="11pt"/>
    </style:style>
    <style:style style:name="T97" style:family="text">
      <style:text-properties fo:font-variant="normal" fo:text-transform="none" fo:color="#000000" style:font-name="Times new roman" fo:font-size="11pt" fo:letter-spacing="normal" fo:font-style="normal" officeooo:rsid="004b6132" fo:background-color="transparent" loext:char-shading-value="0" style:font-size-asian="11pt" style:font-size-complex="11pt"/>
    </style:style>
    <style:style style:name="T98" style:family="text">
      <style:text-properties fo:font-variant="normal" fo:text-transform="none" fo:color="#111111" style:font-name="Liberation Serif" fo:letter-spacing="normal" fo:font-style="normal" fo:font-weight="normal" officeooo:rsid="0014cd2c" style:font-weight-asian="normal" style:font-weight-complex="normal"/>
    </style:style>
    <style:style style:name="T99" style:family="text">
      <style:text-properties fo:font-variant="normal" fo:text-transform="none" fo:color="#111111" fo:letter-spacing="normal" fo:font-style="normal" fo:font-weight="normal" officeooo:rsid="00284663" style:font-weight-asian="normal" style:font-weight-complex="normal"/>
    </style:style>
    <style:style style:name="T100" style:family="text">
      <style:text-properties fo:font-variant="normal" fo:text-transform="none" fo:color="#111111" fo:letter-spacing="normal" fo:font-style="normal" fo:font-weight="normal" officeooo:rsid="0024a2e1" style:font-weight-asian="normal" style:font-weight-complex="normal"/>
    </style:style>
    <style:style style:name="T101" style:family="text">
      <style:text-properties fo:font-variant="normal" fo:text-transform="none" fo:letter-spacing="normal" fo:font-style="italic" officeooo:rsid="006a392a" style:font-style-asian="italic" style:font-style-complex="italic"/>
    </style:style>
    <style:style style:name="T102" style:family="text">
      <style:text-properties fo:font-variant="normal" fo:text-transform="none" fo:letter-spacing="normal" fo:font-style="normal" officeooo:rsid="006ac134" style:font-style-asian="normal" style:font-style-complex="normal"/>
    </style:style>
    <style:style style:name="T103" style:family="text">
      <style:text-properties fo:font-variant="normal" fo:text-transform="none" fo:letter-spacing="normal" fo:font-style="normal" officeooo:rsid="0059acd5" style:font-style-asian="normal" style:font-style-complex="normal"/>
    </style:style>
    <style:style style:name="T104" style:family="text">
      <style:text-properties fo:color="#000000"/>
    </style:style>
    <style:style style:name="T105" style:family="text">
      <style:text-properties fo:color="#000000" style:font-name="Liberation Serif" fo:font-weight="normal" officeooo:rsid="0038192c"/>
    </style:style>
    <style:style style:name="T106" style:family="text">
      <style:text-properties fo:color="#000000" style:font-name="Liberation Serif" fo:font-weight="normal" officeooo:rsid="0012b02b"/>
    </style:style>
    <style:style style:name="T107" style:family="text">
      <style:text-properties fo:color="#000000" style:font-name="Liberation Serif" fo:font-weight="normal" officeooo:rsid="0019bc7d"/>
    </style:style>
    <style:style style:name="T108" style:family="text">
      <style:text-properties fo:color="#000000" style:font-name="Liberation Serif" fo:font-weight="normal" officeooo:rsid="00142cad"/>
    </style:style>
    <style:style style:name="T109" style:family="text">
      <style:text-properties fo:color="#000000" officeooo:rsid="004ef3e9"/>
    </style:style>
    <style:style style:name="T110" style:family="text">
      <style:text-properties fo:color="#000000" officeooo:rsid="0052cf9f"/>
    </style:style>
    <style:style style:name="T111" style:family="text">
      <style:text-properties fo:color="#000000" officeooo:rsid="0052e584"/>
    </style:style>
    <style:style style:name="T112" style:family="text">
      <style:text-properties fo:color="#000000" officeooo:rsid="00581e8f"/>
    </style:style>
    <style:style style:name="T113" style:family="text">
      <style:text-properties fo:color="#000000" officeooo:rsid="0058230f"/>
    </style:style>
    <style:style style:name="T114" style:family="text">
      <style:text-properties fo:color="#000000" officeooo:rsid="007ec304"/>
    </style:style>
    <style:style style:name="T115" style:family="text">
      <style:text-properties fo:color="#000000" officeooo:rsid="0085b878"/>
    </style:style>
    <style:style style:name="T116" style:family="text">
      <style:text-properties fo:color="#000000" officeooo:rsid="008676c5"/>
    </style:style>
    <style:style style:name="T117" style:family="text">
      <style:text-properties fo:color="#000000" style:font-name="Times new roman" fo:font-size="11pt" fo:letter-spacing="normal" fo:font-style="italic" officeooo:rsid="0043a3f1" fo:background-color="transparent" loext:char-shading-value="0" style:font-size-asian="11pt" style:font-size-complex="11pt" loext:padding="0cm" loext:border="none"/>
    </style:style>
    <style:style style:name="T118" style:family="text">
      <style:text-properties fo:color="#000000" officeooo:rsid="00981be5"/>
    </style:style>
    <style:style style:name="T119" style:family="text">
      <style:text-properties fo:color="#000000" officeooo:rsid="0099a226"/>
    </style:style>
    <style:style style:name="T120" style:family="text">
      <style:text-properties fo:color="#000000" fo:font-weight="normal" officeooo:rsid="009037ee" style:font-weight-asian="normal" style:font-weight-complex="normal"/>
    </style:style>
    <style:style style:name="T121" style:family="text">
      <style:text-properties style:font-name="Times new roman" fo:font-size="10pt" fo:font-weight="normal" officeooo:rsid="003249cb" style:font-size-asian="8.75pt" style:font-weight-asian="normal" style:font-size-complex="10pt" style:font-weight-complex="normal"/>
    </style:style>
    <style:style style:name="T122" style:family="text">
      <style:text-properties style:font-name="Times new roman" fo:font-size="10pt" fo:font-weight="normal" officeooo:rsid="0035c8d5" style:font-size-asian="8.75pt" style:font-weight-asian="normal" style:font-size-complex="10pt" style:font-weight-complex="normal"/>
    </style:style>
    <style:style style:name="T123" style:family="text">
      <style:text-properties style:font-name="Times new roman" fo:font-size="10pt" fo:font-weight="normal" officeooo:rsid="0036f867" style:font-size-asian="8.75pt" style:font-weight-asian="normal" style:font-size-complex="10pt" style:font-weight-complex="normal"/>
    </style:style>
    <style:style style:name="T124" style:family="text">
      <style:text-properties style:font-name="Times new roman" fo:font-size="10pt" fo:font-weight="normal" officeooo:rsid="00382c22" style:font-size-asian="8.75pt" style:font-weight-asian="normal" style:font-size-complex="10pt" style:font-weight-complex="normal"/>
    </style:style>
    <style:style style:name="T125" style:family="text">
      <style:text-properties style:font-name="Times new roman" fo:font-size="10pt" fo:font-weight="normal" officeooo:rsid="0039b1f0" style:font-size-asian="8.75pt" style:font-weight-asian="normal" style:font-size-complex="10pt" style:font-weight-complex="normal"/>
    </style:style>
    <style:style style:name="T126" style:family="text">
      <style:text-properties style:font-name="Times new roman" fo:font-size="10pt" fo:font-weight="normal" officeooo:rsid="003b79a8" style:font-size-asian="8.75pt" style:font-weight-asian="normal" style:font-size-complex="10pt" style:font-weight-complex="normal"/>
    </style:style>
    <style:style style:name="T127" style:family="text">
      <style:text-properties style:font-name="Times new roman" fo:font-size="10pt" fo:font-weight="normal" officeooo:rsid="006fd6ad" style:font-size-asian="8.75pt" style:font-weight-asian="normal" style:font-size-complex="10pt" style:font-weight-complex="normal"/>
    </style:style>
    <style:style style:name="T128" style:family="text">
      <style:text-properties style:font-name="Times new roman" fo:font-size="11pt" style:font-size-asian="11pt" style:font-size-complex="11pt"/>
    </style:style>
    <style:style style:name="T129" style:family="text">
      <style:text-properties officeooo:rsid="0046d5f3"/>
    </style:style>
    <style:style style:name="T130" style:family="text">
      <style:text-properties officeooo:rsid="003f1657"/>
    </style:style>
    <style:style style:name="T131" style:family="text">
      <style:text-properties officeooo:rsid="001d4197"/>
    </style:style>
    <style:style style:name="T132" style:family="text">
      <style:text-properties officeooo:rsid="002ba5c4"/>
    </style:style>
    <style:style style:name="T133" style:family="text">
      <style:text-properties officeooo:rsid="002bf932"/>
    </style:style>
    <style:style style:name="T134" style:family="text">
      <style:text-properties officeooo:rsid="002f920a"/>
    </style:style>
    <style:style style:name="T135" style:family="text">
      <style:text-properties officeooo:rsid="0033802a"/>
    </style:style>
    <style:style style:name="T136" style:family="text">
      <style:text-properties officeooo:rsid="0034ba5d"/>
    </style:style>
    <style:style style:name="T137" style:family="text">
      <style:text-properties officeooo:rsid="003b79a8"/>
    </style:style>
    <style:style style:name="T138" style:family="text">
      <style:text-properties officeooo:rsid="003ec568"/>
    </style:style>
    <style:style style:name="T139" style:family="text">
      <style:text-properties officeooo:rsid="003fa630"/>
    </style:style>
    <style:style style:name="T140" style:family="text">
      <style:text-properties officeooo:rsid="0048b956"/>
    </style:style>
    <style:style style:name="T141" style:family="text">
      <style:text-properties officeooo:rsid="0049d8f9"/>
    </style:style>
    <style:style style:name="T142" style:family="text">
      <style:text-properties officeooo:rsid="004caa43"/>
    </style:style>
    <style:style style:name="T143" style:family="text">
      <style:text-properties officeooo:rsid="0052cf9f"/>
    </style:style>
    <style:style style:name="T144" style:family="text">
      <style:text-properties officeooo:rsid="0052e584"/>
    </style:style>
    <style:style style:name="T145" style:family="text">
      <style:text-properties officeooo:rsid="00581e8f"/>
    </style:style>
    <style:style style:name="T146" style:family="text">
      <style:text-properties officeooo:rsid="0059acd5"/>
    </style:style>
    <style:style style:name="T147" style:family="text">
      <style:text-properties officeooo:rsid="0066ef0f"/>
    </style:style>
    <style:style style:name="T148" style:family="text">
      <style:text-properties officeooo:rsid="006ac134"/>
    </style:style>
    <style:style style:name="T149" style:family="text">
      <style:text-properties officeooo:rsid="006c7224"/>
    </style:style>
    <style:style style:name="T150" style:family="text">
      <style:text-properties officeooo:rsid="0042074d"/>
    </style:style>
    <style:style style:name="T151" style:family="text">
      <style:text-properties officeooo:rsid="006d5f0b" fo:background-color="transparent" loext:char-shading-value="0"/>
    </style:style>
    <style:style style:name="T152" style:family="text">
      <style:text-properties officeooo:rsid="00714ccd"/>
    </style:style>
    <style:style style:name="T153" style:family="text">
      <style:text-properties officeooo:rsid="0071f7f8"/>
    </style:style>
    <style:style style:name="T154" style:family="text">
      <style:text-properties officeooo:rsid="007246b8"/>
    </style:style>
    <style:style style:name="T155" style:family="text">
      <style:text-properties officeooo:rsid="007283a6"/>
    </style:style>
    <style:style style:name="T156" style:family="text">
      <style:text-properties officeooo:rsid="00746ff2"/>
    </style:style>
    <style:style style:name="T157" style:family="text">
      <style:text-properties officeooo:rsid="007693a5"/>
    </style:style>
    <style:style style:name="T158" style:family="text">
      <style:text-properties fo:background-color="#ffffff" loext:char-shading-value="0"/>
    </style:style>
    <style:style style:name="T159" style:family="text">
      <style:text-properties officeooo:rsid="007a0d92" fo:background-color="#ffffff" loext:char-shading-value="0"/>
    </style:style>
    <style:style style:name="T160" style:family="text">
      <style:text-properties officeooo:rsid="007a5d22" fo:background-color="#ffffff" loext:char-shading-value="0"/>
    </style:style>
    <style:style style:name="T161" style:family="text">
      <style:text-properties officeooo:rsid="007c05ba" fo:background-color="#ffffff" loext:char-shading-value="0"/>
    </style:style>
    <style:style style:name="T162" style:family="text">
      <style:text-properties officeooo:rsid="007c4199"/>
    </style:style>
    <style:style style:name="T163" style:family="text">
      <style:text-properties officeooo:rsid="007ec304"/>
    </style:style>
    <style:style style:name="T164" style:family="text">
      <style:text-properties officeooo:rsid="007f2e2a"/>
    </style:style>
    <style:style style:name="T165" style:family="text">
      <style:text-properties officeooo:rsid="002179bc"/>
    </style:style>
    <style:style style:name="T166" style:family="text">
      <style:text-properties officeooo:rsid="009037ee"/>
    </style:style>
    <style:style style:name="T167" style:family="text">
      <style:text-properties officeooo:rsid="00981be5"/>
    </style:style>
    <style:style style:name="T168" style:family="text">
      <style:text-properties style:text-underline-style="solid" style:text-underline-width="auto" style:text-underline-color="font-color"/>
    </style:style>
    <style:style style:name="T169" style:family="text">
      <style:text-properties style:text-underline-style="solid" style:text-underline-width="auto" style:text-underline-color="font-color" officeooo:rsid="006c7224"/>
    </style:style>
    <style:style style:name="T170" style:family="text">
      <style:text-properties style:text-underline-style="solid" style:text-underline-width="auto" style:text-underline-color="font-color" officeooo:rsid="003ec568"/>
    </style:style>
    <style:style style:name="T171" style:family="text">
      <style:text-properties officeooo:rsid="009b757b"/>
    </style:style>
    <style:style style:name="T172" style:family="text">
      <style:text-properties style:text-underline-style="none" officeooo:rsid="006e1b9c"/>
    </style:style>
    <style:style style:name="T173" style:family="text">
      <style:text-properties style:text-underline-style="none" officeooo:rsid="009b757b"/>
    </style:style>
    <style:style style:name="T174" style:family="text">
      <style:text-properties style:text-underline-style="none" officeooo:rsid="007246b8"/>
    </style:style>
    <style:style style:name="T175" style:family="text">
      <style:text-properties fo:font-style="italic" style:text-underline-style="none" officeooo:rsid="009b757b" style:font-style-asian="italic" style:font-style-complex="italic"/>
    </style:style>
    <style:style style:name="T176" style:family="text">
      <style:text-properties fo:font-size="11pt" style:font-size-asian="11pt" style:font-size-complex="11pt"/>
    </style:style>
    <style:style style:name="T177" style:family="text">
      <style:text-properties officeooo:rsid="00a04a7d"/>
    </style:style>
    <style:style style:name="T178" style:family="text">
      <style:text-properties officeooo:rsid="00a4d55a"/>
    </style:style>
    <style:style style:name="T179" style:family="text">
      <style:text-properties officeooo:rsid="00a72e4e"/>
    </style:style>
    <style:style style:name="T180" style:family="text">
      <style:text-properties officeooo:rsid="00a7c79a"/>
    </style:style>
    <style:style style:name="T181" style:family="text">
      <style:text-properties officeooo:rsid="00ac52e1"/>
    </style:style>
    <style:style style:name="T182" style:family="text">
      <style:text-properties officeooo:rsid="00b605fc"/>
    </style:style>
    <style:style style:name="T183" style:family="text">
      <style:text-properties officeooo:rsid="00b8f9cf"/>
    </style:style>
    <style:style style:name="T184" style:family="text">
      <style:text-properties officeooo:rsid="00bd73ac"/>
    </style:style>
    <style:style style:name="T185" style:family="text">
      <style:text-properties officeooo:rsid="00be090a"/>
    </style:style>
    <style:style style:name="T186" style:family="text">
      <style:text-properties officeooo:rsid="00c3067c"/>
    </style:style>
    <style:style style:name="T187" style:family="text">
      <style:text-properties officeooo:rsid="00c45e15"/>
    </style:style>
    <style:style style:name="T188" style:family="text">
      <style:text-properties officeooo:rsid="00c5d806"/>
    </style:style>
    <style:style style:name="T189" style:family="text">
      <style:text-properties officeooo:rsid="00c6681c"/>
    </style:style>
    <style:style style:name="T190" style:family="text">
      <style:text-properties fo:font-size="6pt" style:font-size-asian="5.25pt" style:font-size-complex="6pt"/>
    </style:style>
    <text:list-style style:name="L1">
      <text:list-level-style-bullet text:level="1" text:style-name="Bullet_20_Symbols" text:bullet-char="•">
        <style:list-level-properties text:list-level-position-and-space-mode="label-alignment">
          <style:list-level-label-alignment text:label-followed-by="space" fo:text-indent="-0.4cm" fo:margin-left="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349cm" fo:margin-left="0.349cm"/>
        </style:list-level-properties>
      </text:list-level-style-bullet>
      <text:list-level-style-bullet text:level="2" text:style-name="Bullet_20_Symbols" text:bullet-char="◦">
        <style:list-level-properties text:list-level-position-and-space-mode="label-alignment">
          <style:list-level-label-alignment text:label-followed-by="space" fo:text-indent="-0.482cm" fo:margin-left="0.9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1. <text:span text:style-name="T131">MOTIVATION</text:span></text:p>
      <text:p text:style-name="P22"/>
      <text:p text:style-name="P47"><text:span text:style-name="T8">The field of m</text:span><text:span text:style-name="T2">achine learning</text:span><text:span text:style-name="T4"> continually</text:span><text:span text:style-name="T2"> </text:span><text:span text:style-name="T35">advanc</text:span><text:span text:style-name="T8">es</text:span><text:span text:style-name="T4"> at an </text:span><text:span text:style-name="T25">exponential</text:span><text:span text:style-name="T4"> rate </text:span><text:span text:style-name="T24">and is</text:span><text:span text:style-name="T8"> responsible for a </text:span><text:span text:style-name="T13">huge</text:span><text:span text:style-name="T8"> amount of</text:span><text:span text:style-name="T3"> our </text:span><text:span text:style-name="T35">economical and technological growth, </text:span><text:span text:style-name="T24">being</text:span><text:span text:style-name="T4"> </text:span><text:span text:style-name="T24">expected to grow from $1.41B in 2017 to $</text:span><text:span text:style-name="T26">23.46</text:span><text:span text:style-name="T24">B in 202</text:span><text:span text:style-name="T25">5</text:span><text:span text:style-name="T24"> [1]</text:span><text:span text:style-name="T35">.</text:span><text:span text:style-name="T3"> </text:span><text:span text:style-name="T14">N</text:span><text:span text:style-name="T5">eural networks, one of the many </text:span><text:span text:style-name="T6">families</text:span><text:span text:style-name="T5"> of machine learning </text:span><text:span text:style-name="T6">methods</text:span><text:span text:style-name="T5">, have arguably become the most </text:span><text:span text:style-name="T8">significant contributor</text:span><text:span text:style-name="T13">s</text:span><text:span text:style-name="T8"> from this field </text:span><text:span text:style-name="T26">and is expected to grow to $18B by 2023 [2]</text:span><text:span text:style-name="T5">. </text:span><text:span text:style-name="T6">H</text:span><text:span text:style-name="T5">aving produced </text:span><text:span text:style-name="T6">a vast number of the</text:span><text:span text:style-name="T5"> state of the art results we see today, it is difficult to overstate their importance. </text:span><text:span text:style-name="T27">They are</text:span><text:span text:style-name="T6"> seen by many as the future of AI </text:span><text:span text:style-name="T7">and</text:span><text:span text:style-name="T6"> </text:span><text:span text:style-name="T7">it is</text:span><text:span text:style-name="T6"> highly likely </text:span><text:span text:style-name="T7">that they will take over the areas of</text:span><text:span text:style-name="T6"> sensory-motor processing, </text:span><text:span text:style-name="T7">natural language processing</text:span><text:span text:style-name="T6"> </text:span><text:span text:style-name="T7">and</text:span><text:span text:style-name="T6"> </text:span><text:span text:style-name="T7">cognitive computing</text:span><text:span text:style-name="T6">. </text:span><text:span text:style-name="T44"><text:s/></text:span><text:span text:style-name="T45">Data is the life force of all companies, as their success as competitors in their respective markets are primarily dependent on data-driven decisions.</text:span><text:span text:style-name="T46"> </text:span><text:span text:style-name="T47">A study conducted finds that</text:span><text:span text:style-name="T46"> </text:span><text:span text:style-name="T77">49% of organizations report exploring into deploying machine learning, while a slight majority of 51% claimed to be early adopters (36%) or sophisticated users (15%) </text:span><text:span text:style-name="T78">[3]</text:span><text:span text:style-name="T46">.</text:span><text:span text:style-name="T6"> </text:span><text:span text:style-name="T46">This means that </text:span><text:span text:style-name="T47">vital </text:span><text:span text:style-name="T46">decisions are being made on the basis that the neural networks modelled are correctly designed - </text:span><text:span text:style-name="T47">b</text:span><text:span text:style-name="T16">ut how true is this assumption </text:span><text:span text:style-name="T18">realistically</text:span><text:span text:style-name="T16">?</text:span><text:span text:style-name="T3"> </text:span><text:span text:style-name="T5">It’s important </text:span><text:span text:style-name="T31">to</text:span><text:span text:style-name="T5"> </text:span><text:span text:style-name="T3">recognise </text:span><text:span text:style-name="T15">early</text:span><text:span text:style-name="T3"> that the </text:span><text:span text:style-name="T12">languages and </text:span><text:span text:style-name="T11">high-level</text:span><text:span text:style-name="T3"> tools </text:span><text:span text:style-name="T11">made available to developers</text:span><text:span text:style-name="T9"> very much shape </text:span><text:span text:style-name="T11">the</text:span><text:span text:style-name="T9"> future standard practices </text:span><text:span text:style-name="T17">employed in deep learning, impacting the reliability and correctness of the critical decisions which shape our world. </text:span><text:span text:style-name="T11"><text:s/></text:span></text:p>
      <text:p text:style-name="P127"/>
      <text:p text:style-name="P128">[possibly write about accidents in machine learning caused by poorly designed neural networks]</text:p>
      <text:p text:style-name="P127"/>
      <text:p text:style-name="P21"><text:span text:style-name="T29">P</text:span><text:span text:style-name="T5">ython is overwhelmingly the most used language in </text:span><text:span text:style-name="T30">the machine learning </text:span><text:span text:style-name="T5">industry, followed </text:span><text:span text:style-name="T30">second </text:span><text:span text:style-name="T5">by </text:span><text:span text:style-name="T31">the vastly less popular langage </text:span><text:span text:style-name="T30">R </text:span><text:span text:style-name="T32">[5]</text:span><text:span text:style-name="T30">. </text:span><text:span text:style-name="T33">Keras and Tensorflow, which are both Python libraries, strongly overshadow any </text:span><text:span text:style-name="T34">deep learning framework </text:span><text:span text:style-name="T33">alternatives </text:span><text:span text:style-name="T32">[6]</text:span><text:span text:style-name="T33">. However </text:span><text:span text:style-name="T59">Keras is </text:span><text:span text:style-name="T60">little more than</text:span><text:span text:style-name="T59"> a high-level API that works as a wrapper around Tensorflow. </text:span><text:span text:style-name="T61">W</text:span><text:span text:style-name="T62">e see three primary disadvantages of the current state of deep learning software:</text:span></text:p>
      <text:p text:style-name="P64"/>
      <text:list xml:id="list793767823" text:style-name="L1">
        <text:list-item>
          <text:p text:style-name="P137"><text:span text:style-name="T63">Th</text:span><text:span text:style-name="T64">ere exist many</text:span><text:span text:style-name="T63"> situations where using Python, <text:s/>Keras, </text:span><text:span text:style-name="T65">or </text:span><text:span text:style-name="T63">Tensorflow, is simply non-optimal for the task. </text:span><text:span text:style-name="T65">Python uses a dynamic type-system;</text:span><text:span text:style-name="T66"> this concept </text:span><text:span text:style-name="T67">is fundamentally unreliable </text:span><text:span text:style-name="T68">and</text:span><text:span text:style-name="T67"> near impossible to formally verify. </text:span><text:span text:style-name="T68">There exist situations where a</text:span><text:span text:style-name="T69"> Python program can terminate successfully yet have unintended types inferred.</text:span><text:span text:style-name="T67"> </text:span><text:span text:style-name="T70">I</text:span><text:span text:style-name="T71">mmediate type verification</text:span><text:span text:style-name="T67"> </text:span><text:span text:style-name="T70">is </text:span><text:span text:style-name="T71">invaluable </text:span><text:span text:style-name="T70">when</text:span><text:span text:style-name="T71"> handl</text:span><text:span text:style-name="T69">ing</text:span><text:span text:style-name="T71"> the complexity that arises </text:span><text:span text:style-name="T70">in</text:span><text:span text:style-name="T72"> designing large scale networks</text:span><text:span text:style-name="T71">. </text:span></text:p>
        </text:list-item>
      </text:list>
      <text:p text:style-name="P65"/>
      <text:list xml:id="list221606728349537" text:continue-numbering="true" text:style-name="L1">
        <text:list-item>
          <text:p text:style-name="P138"><text:span text:style-name="T99">T</text:span><text:span text:style-name="T100">he Tensorflow and Keras libraries are implemented with</text:span><text:span text:style-name="T73"> a very </text:span><text:span text:style-name="T74">unusual</text:span><text:span text:style-name="T73"> and </text:span><text:span text:style-name="T75">sub-optimal</text:span><text:span text:style-name="T73"> </text:span><text:span text:style-name="T75">methodology</text:span><text:span text:style-name="T73"> </text:span><text:span text:style-name="T68">which fails to </text:span><text:span text:style-name="T74">representatively </text:span><text:span text:style-name="T68">grasp the underlying mechanism and structure of neural networks.</text:span><text:span text:style-name="T73"> </text:span><text:span text:style-name="T76">T</text:span><text:span text:style-name="T73">ensorflow </text:span><text:span text:style-name="T75">uses a very </text:span><text:span text:style-name="T73">odd structure, </text:span><text:span text:style-name="T75">and </text:span><text:span text:style-name="T74">its</text:span><text:span text:style-name="T75"> </text:span><text:span text:style-name="T74">approach of describing very primitive computations by abstracting them into computational graphs harmfully diverges from the neural network’s natural system. This leads to difficulty in determining </text:span><text:span text:style-name="T73">what some errors are even regarding.</text:span></text:p>
        </text:list-item>
      </text:list>
      <text:p text:style-name="P23"/>
      <text:list xml:id="list221607065092154" text:continue-numbering="true" text:style-name="L1">
        <text:list-item>
          <text:p text:style-name="P167"><text:span text:style-name="T36">Tensorflow </text:span><text:span text:style-name="T17">and </text:span><text:span text:style-name="T36">Keras are </text:span><text:span text:style-name="T37">built on a purely declarative paradigm which is problematic for deep learning </text:span><text:span text:style-name="T38">developers</text:span><text:span text:style-name="T37">. Declarative paradigms are practical for situations where the complexity of data flow makes sense to be hidden from the developer, and the mechanics of state </text:span><text:span text:style-name="T38">propagation is unimportant</text:span><text:span text:style-name="T37">. In deep learning, researchers very much care about the </text:span><text:span text:style-name="T39">logistics</text:span><text:span text:style-name="T37"> behind a computation in order to achieve fine control. Unfortunately the flow of a Tensorflow program </text:span><text:span text:style-name="T40">strongly lacks transparency,</text:span><text:span text:style-name="T37"> and consists of </text:span><text:span text:style-name="T38">calling</text:span><text:span text:style-name="T37"> sub-processes to handle fundamentally important tasks </text:span><text:span text:style-name="T40">leaving the developer with little control over the process</text:span><text:span text:style-name="T37">. </text:span></text:p>
        </text:list-item>
      </text:list>
      <text:p text:style-name="P23"/>
      <text:p text:style-name="P28">As a proposed solution, <text:span text:style-name="T129">this project will entail researching and assessing the impacts which a </text:span>design paradigm <text:span text:style-name="T132">of</text:span> <text:span text:style-name="T129">recursion schemes and functional programming can have on future of deep learning. This will involve developing a framework and API in Haskell for the construction and training of neural networks. Neural networks present </text:span>very<text:span text:style-name="T129"> inspiring ways of designing more elegant and purer representations of their structure, and </text:span>also display minimalistic and fluid <text:span text:style-name="T129">methods of modelling the training process. This has not been captured in current popular frameworks/libraries, because the programming languages utilized do not offer a feasible platform on which to do so. Haskell opens a door for this.</text:span></text:p>
      <text:p text:style-name="P29"><text:soft-page-break/></text:p>
      <text:p text:style-name="P30">We have already shown that neural networks can be represented as implicitly recursive data structures, and the forward and back propagation process can be expressed through the recursion schemes ‘catamorphisms’ and ‘anamorphisms’ <text:span text:style-name="T166">[4]</text:span>. <text:span text:style-name="T133">This is upheld by our</text:span> <text:span text:style-name="T134">basic, </text:span>function<text:span text:style-name="T133">ing</text:span> implementation<text:span text:style-name="T133">s</text:span> of <text:span text:style-name="T133">three different neural networks: </text:span>fully-connected n<text:span text:style-name="T133">etworks</text:span>, convolutional ne<text:span text:style-name="T133">tworks</text:span>, and deep long-short-term-memory (LSTM) <text:span text:style-name="T133">networks.</text:span></text:p>
      <text:p text:style-name="P24"/>
      <text:p text:style-name="P31"><text:span text:style-name="T57">Currently there exists no formal research recognising recursion schemes or functional programming as being an innate behaviour of neural networks. The only two acknowledgements are presented as </text:span><text:span text:style-name="T82">uncertain </text:span><text:span text:style-name="T57">hypotheses on blogs </text:span><text:span text:style-name="T82">with limited perspectives on the true potential of the idea</text:span><text:span text:style-name="T57">. </text:span><text:span text:style-name="T82">This project has already demonstrated the capability of the functional programming realm to integrate </text:span><text:span text:style-name="T83">with</text:span><text:span text:style-name="T82"> and drive forward the field of deep learning. </text:span><text:span text:style-name="T83">The world we inhabit is becoming increasingly reliant on neural network systems, and we require assurance of </text:span><text:span text:style-name="T84">their </text:span><text:span text:style-name="T83">correctness if we are to progress sustainably. </text:span><text:span text:style-name="T80">We aim to </text:span><text:span text:style-name="T83">explore solutions to</text:span><text:span text:style-name="T80"> the considerable dangers </text:span><text:span text:style-name="T83">i</text:span><text:span text:style-name="T80">n deep learning development, by engaging</text:span><text:span text:style-name="T79"> with the issues of: a) unreliability </text:span><text:span text:style-name="T80">and lack of transparency within Python implemented libraries</text:span><text:span text:style-name="T79"> b) the </text:span><text:span text:style-name="T80">declarative paradigms used in</text:span><text:span text:style-name="T79"> Keras and Tensorflow; and c) the </text:span><text:span text:style-name="T81">false</text:span><text:span text:style-name="T80"> </text:span><text:span text:style-name="T79">representation</text:span><text:span text:style-name="T80">s</text:span><text:span text:style-name="T79"> of neural networks and forward/back propagation.</text:span></text:p>
      <text:p text:style-name="P25"/>
      <text:p text:style-name="P50">2. RESEARCH PROGRAMME</text:p>
      <text:p text:style-name="P23"/>
      <text:p text:style-name="P51"><text:span text:style-name="T165">M</text:span>ethodological Framework:</text:p>
      <text:p text:style-name="P32"/>
      <text:p text:style-name="P33">This research programme will be carried out with a primarily linear work-flow, due to each work package’s deliverables acting as a prerequisite for the next work package. <text:span text:style-name="T167">This begins with performing research into category theory to build a theoretical foundation towards understanding the relationship of recursion schemes and neural networks (WP1). From here, we will begin applying this theory in the design and representation of neural networks as a data type and training as a recursion scheme (WP2). We then use these designs as the core when extending to a </text:span><text:span text:style-name="T115">basic </text:span><text:span text:style-name="T110">functional</text:span><text:span text:style-name="T118"> framework</text:span><text:span text:style-name="T111"> </text:span><text:span text:style-name="T119">which provides standard deep learning library tools and functionalities (WP3).</text:span></text:p>
      <text:p text:style-name="P34"/>
      <text:p text:style-name="P51">Programme <text:span text:style-name="T134">Objectives</text:span></text:p>
      <text:p text:style-name="P26"/>
      <text:list xml:id="list2881873927" text:style-name="L2">
        <text:list-item>
          <text:p text:style-name="P139"><text:span text:style-name="T19">Research and d</text:span><text:span text:style-name="T15">efine true, </text:span><text:span text:style-name="T20">optimal</text:span><text:span text:style-name="T15"> representations of the most relevant neural net models.</text:span></text:p>
        </text:list-item>
        <text:list-item>
          <text:p text:style-name="P141"><text:span text:style-name="T19">Determine a </text:span><text:span text:style-name="T21">methodology</text:span><text:span text:style-name="T19"> or set of laws allowing us to immediately correspond different recursion schemes combinations with various neural network models.</text:span></text:p>
        </text:list-item>
        <text:list-item>
          <text:p text:style-name="P140"><text:span text:style-name="T28">Apply theoretical work into the development of</text:span><text:span text:style-name="T20"> a </text:span><text:span text:style-name="T23">basic functioning framework and</text:span><text:span text:style-name="T22"> API</text:span><text:span text:style-name="T20"> which</text:span><text:span text:style-name="T19"> ensur</text:span><text:span text:style-name="T20">es</text:span><text:span text:style-name="T19"> type-correctness, </text:span><text:span text:style-name="T20">transparency </text:span><text:span text:style-name="T21">and reliability </text:span><text:span text:style-name="T27">when constructing and training neural networks</text:span><text:span text:style-name="T21">.</text:span></text:p>
        </text:list-item>
        <text:list-item>
          <text:p text:style-name="P142"><text:span text:style-name="T21">E</text:span><text:span text:style-name="T1">valuate the effectiveness of the framework via constructing correctness proofs and assessing the system’s transparency and performance when performing large scale training tasks.</text:span></text:p>
        </text:list-item>
        <text:list-item>
          <text:p text:style-name="P143">Demonstrate and popularise the project at functional programming and deep learning conferences/events, in order to assess its effectiveness and accessability to assist with refining the system and gain outside expertise.</text:p>
        </text:list-item>
      </text:list>
      <text:p text:style-name="P23"/>
      <text:p text:style-name="P53">Work packages</text:p>
      <text:p text:style-name="P27"/>
      <text:p text:style-name="P18"><text:span text:style-name="T168">WP</text:span><text:span text:style-name="T169">1</text:span><text:span text:style-name="T168">: </text:span><text:span text:style-name="T170">Recursion Scheme Methodologies For Training Neural Networks<text:tab/></text:span><text:span text:style-name="T138"><text:tab/><text:tab/>[M1 – M3] [All]</text:span></text:p>
      <text:p text:style-name="P27"/>
      <text:p text:style-name="P88">Objective <text:span text:style-name="T163">Summary</text:span>:</text:p>
      <text:p text:style-name="P35"/>
      <text:p text:style-name="P35"><text:tab/><text:span text:style-name="T139">To investigate patterns of relationships between underlying recursion schemes and neural network <text:tab/>structures and their data propagation flow. This will research alternative recursion scheme <text:tab/>approaches to representing forward and back propagation, and determine the optimal <text:tab/>implementation choices with respect to their coherency and representativeness. </text:span></text:p>
      <text:p text:style-name="P27"/>
      <text:p text:style-name="P36"><text:soft-page-break/>Deliverables:</text:p>
      <text:p text:style-name="P36"/>
      <text:p text:style-name="P38"><text:span text:style-name="T136">(</text:span>1)<text:tab/>Develop an understanding of a category theory approach to recursion schemes <text:span text:style-name="T182">with intent </text:span>to <text:tab/>establish a <text:span text:style-name="T182">relationship</text:span> with the various neural network data types implemented.</text:p>
      <text:p text:style-name="P38"/>
      <text:p text:style-name="P38">(2) <text:tab/>Establish a full blueprint of the training processes to provide a solid foundation <text:span text:style-name="T150">when <text:tab/>implementing</text:span> the core <text:tab/><text:span text:style-name="T150">mechanisms of data propagation.</text:span></text:p>
      <text:p text:style-name="P116"/>
      <text:p text:style-name="P9"><text:span text:style-name="T94">Given the depth in which recursion schemes are required to be explored, c</text:span><text:span text:style-name="T93">ategory </text:span><text:span text:style-name="T94">t</text:span><text:span text:style-name="T93">heory </text:span><text:span text:style-name="T94">will prove</text:span><text:span text:style-name="Emphasis"><text:span text:style-name="T117"> </text:span></text:span><text:span text:style-name="T93">useful </text:span><text:span text:style-name="T94">in </text:span><text:span text:style-name="T95">helping to formulate a </text:span><text:span text:style-name="T96">robust, </text:span><text:span text:style-name="T95">suitable </text:span><text:span text:style-name="T93">mathematical design. It</text:span><text:span text:style-name="T95">s ability to provide</text:span><text:span text:style-name="T93"> abstract</text:span><text:span text:style-name="T95">ions</text:span><text:span text:style-name="T93"> and general</text:span><text:span text:style-name="T95">i</text:span><text:span text:style-name="T96">s</text:span><text:span text:style-name="T95">ations concerning structure-preserving mappings over mathematical structures is </text:span><text:span text:style-name="T97">essential</text:span><text:span text:style-name="T95"> given the </text:span><text:span text:style-name="T96">concepts being dealt with. </text:span></text:p>
      <text:p text:style-name="P116"/>
      <text:p text:style-name="P118"><text:bookmark text:name="d525"/>Recursion schemes are elegant and useful patterns for expressing general computation. <text:span text:style-name="T140">The advantages gained stem from their ability to</text:span> ‘factor recursion out’ of <text:span text:style-name="T140">the</text:span> semantics <text:span text:style-name="T140">of our data types and functions. The coherence of our function’s intent increases significantly - by decoupling how a function recurses over data from what the function actually does, we reduce cognitive overhead and can focus entirely on the core behavior of our recursive functions. The capability to separate our concerns during development keeps our code more concise and</text:span> maintainable.</text:p>
      <text:p text:style-name="P118"/>
      <text:p text:style-name="P90">Current implementations <text:span text:style-name="T141">utilise</text:span> composition<text:span text:style-name="T141">s</text:span> <text:span text:style-name="T141">of</text:span> catamorphisms and anamorphisms. <text:span text:style-name="T141">F</text:span>orward propagation is represented with catamorphisms, which collapse the structure of a neural network to evaluate an output value. <text:span text:style-name="T141">Back propagation is represented by anamorphisms which take the output as a seed value, and recursively construct an updated neural network with improved hyperparameters. There is a fundamental need to employ statefulness into this process in order to correctly reconstruct the original network structure – usually the recursion schemes used would not be suitable for this, however in this special case we have been successful in implementing a workaround. We will extend our implementation of existing models to assess how well histomorphisms and futumorphisms integrate with our system; these are alternative recursion schemes which adopt statefulness, providing the ability to access all previous values during the computation as opposed to just the most recent one. </text:span></text:p>
      <text:p text:style-name="P91"/>
      <text:p text:style-name="P91"/>
      <text:p text:style-name="P52">WP<text:span text:style-name="T149">2</text:span>: <text:span text:style-name="T171">Recursion Scheme Systems Demonstrating Primitive Neural Network Training</text:span><text:span text:style-name="T172"> <text:s text:c="3"/>[M</text:span><text:span text:style-name="T173">3</text:span><text:span text:style-name="T172"> – M</text:span><text:span text:style-name="T173">8</text:span><text:span text:style-name="T172">] <text:s/><text:tab/></text:span><text:span text:style-name="T175">[Possibly add lead member to overall WP2 and two leads to WP2a and WP2b]</text:span></text:p>
      <text:p text:style-name="P19"/>
      <text:p text:style-name="P20">(WP2a) Minimalistic And Representative Data Types For Neural Network Layers<text:tab/><text:tab/><text:span text:style-name="T171">[Team A]</text:span></text:p>
      <text:p text:style-name="P39"/>
      <text:p text:style-name="P40"><text:span text:style-name="T109">Objective </text:span><text:span text:style-name="T114">Summary</text:span><text:span text:style-name="T109">:</text:span> </text:p>
      <text:p text:style-name="P41"/>
      <text:p text:style-name="P135">To define <text:span text:style-name="T135">a set</text:span> <text:span text:style-name="T135">of </text:span>data types in Haskell which describe the layers of various types of neural network models, <text:span text:style-name="T135">allowing users to have a transparent and elegant depiction of neural networks which abstracts over the mathematical structure</text:span>. </text:p>
      <text:p text:style-name="P42"/>
      <text:p text:style-name="P37">Deliverables:</text:p>
      <text:p text:style-name="P37"/>
      <text:p text:style-name="P54"><text:span text:style-name="T41">(1) <text:tab/></text:span><text:span text:style-name="T42">Data type representations of a</text:span><text:span text:style-name="T41"> set of layers for the most relevant types of neural network models </text:span><text:span text:style-name="T42">to <text:tab/>provide foundations for further component implementations. This</text:span><text:span text:style-name="T41"> specifically </text:span><text:span text:style-name="T42">targets</text:span><text:span text:style-name="T41">: <text:tab/>convolutional layers, pooling layers, relu layers, fully connected layers, recurrent LSTM cells <text:tab/>and layers, merge layers and normalization layers.</text:span></text:p>
      <text:p text:style-name="P46"><text:tab/></text:p>
      <text:p text:style-name="P48"><text:span text:style-name="T48">A set of specifications </text:span><text:span text:style-name="T49">need</text:span><text:span text:style-name="T48"> be met for ensure robust</text:span><text:span text:style-name="T50">ness</text:span><text:span text:style-name="T49"> </text:span><text:span text:style-name="T50">and safe</text:span><text:span text:style-name="T49"> progress</text:span><text:span text:style-name="T50">ion</text:span><text:span text:style-name="T49">. </text:span><text:span text:style-name="T51">Implementations </text:span><text:span text:style-name="T52">must be </text:span><text:span text:style-name="T53">minimalistic in the sense that they </text:span><text:span text:style-name="T54">accurately</text:span><text:span text:style-name="T53"> illustrate the </text:span><text:span text:style-name="T54">characteristics </text:span><text:span text:style-name="T53">and </text:span><text:span text:style-name="T54">underlying mechanisms </text:span><text:span text:style-name="T53">of </text:span><text:span text:style-name="T51">the theoretical structure – </text:span><text:span text:style-name="T54">refraining from </text:span><text:span text:style-name="T55">short cuts which digress from their true properties</text:span><text:span text:style-name="T51">. </text:span><text:span text:style-name="T49">Naturally as a requirement of recursion schemes, these data types must be f</text:span><text:span text:style-name="T52">unctors </text:span><text:span text:style-name="T56">and</text:span><text:span text:style-name="T52"> </text:span><text:soft-page-break/><text:span text:style-name="T52">have both constructors representing recursive structures and a constructor representing a base case </text:span><text:span text:style-name="T56">i</text:span><text:span text:style-name="T52">n order to be compatible with recursion schemes. </text:span></text:p>
      <text:p text:style-name="P117"/>
      <text:p text:style-name="P119">(WP2a) Implementations Of Network Training Processes<text:tab/><text:tab/><text:tab/><text:tab/><text:tab/><text:tab/><text:tab/><text:tab/><text:span text:style-name="T171">[Team B]</text:span></text:p>
      <text:p text:style-name="P122"/>
      <text:p text:style-name="P88">Objective <text:span text:style-name="T163">Summary</text:span>:</text:p>
      <text:p text:style-name="P55"/>
      <text:p text:style-name="P56"><text:tab/><text:span text:style-name="T153">To experiment and develop with implementations of neural network training. Along with WP2a, <text:tab/>this will achieve a core </text:span><text:span text:style-name="T151">infrastructure </text:span><text:span text:style-name="T153">which we can refine and begin extending upon, <text:tab/>implementing features to present the system as an actual framework. </text:span></text:p>
      <text:p text:style-name="P55"/>
      <text:p text:style-name="P57">Deliverables:</text:p>
      <text:p text:style-name="P55"/>
      <text:p text:style-name="P130">(1)<text:tab/>To define a concise and contained set of functions in Haskell corresponding to each layer type, <text:tab/>with each contributing to the representation of data propagation and training of a specific layer.</text:p>
      <text:p text:style-name="P132"/>
      <text:p text:style-name="P131">(2)<text:tab/>To achieve a primitive but complete recursion scheme system for each network model, enabling <text:tab/>basic construction and<text:span text:style-name="T148"> training </text:span>of neural networks <text:span text:style-name="T148">to be performed.</text:span></text:p>
      <text:p text:style-name="P131"/>
      <text:p text:style-name="P133">Having the following components: a suitable layer data type, an algebra function for forward propagation, and a coalgebra function for back propagation, <text:span text:style-name="T152">and</text:span> a chosen dual of recursion scheme functions - <text:span text:style-name="T152">this</text:span> fully completes a recursion scheme system. </text:p>
      <text:p text:style-name="P133"/>
      <text:p text:style-name="P123">WP<text:span text:style-name="T142">3</text:span>: <text:span text:style-name="T154">Beta Framework For Modelling And Training Neural Networks</text:span><text:span text:style-name="T174"><text:tab/><text:tab/></text:span><text:span text:style-name="T173">[M8 – M26] [All]</text:span></text:p>
      <text:p text:style-name="P92"/>
      <text:p text:style-name="P89">Objective <text:span text:style-name="T163">Summary</text:span>:</text:p>
      <text:p text:style-name="P89"/>
      <text:p text:style-name="P43"><text:span text:style-name="T104"><text:tab/>To </text:span><text:span text:style-name="T110">provide a </text:span><text:span text:style-name="T115">basic </text:span><text:span text:style-name="T110">functional</text:span><text:span text:style-name="T104"> deep learning framework </text:span><text:span text:style-name="T111">and API </text:span><text:span text:style-name="T115">to test users </text:span><text:span text:style-name="T111">which </text:span><text:span text:style-name="T116">demonstrates</text:span><text:span text:style-name="T111"> <text:tab/></text:span><text:span text:style-name="T116">its appeal</text:span><text:span text:style-name="T111"> </text:span><text:span text:style-name="T116">as a result of its focus</text:span><text:span text:style-name="T111"> on representative ability, type-safety, concisiveness, and <text:tab/>transparency. Early deployment of a minimal viable product allows us to sooner recognise flaws, <text:tab/>concerns or desired features, and also provides opportunities to demonstrate functionality and <text:tab/>increase awareness of the project in later stages. <text:s/></text:span></text:p>
      <text:p text:style-name="P43"/>
      <text:p text:style-name="P44">Deliverables:</text:p>
      <text:p text:style-name="P44"/>
      <text:p text:style-name="P93">(1)<text:tab/><text:span text:style-name="T156">In order to </text:span>progress the project towards the notion of an ideal and complete deep learning <text:tab/>framework, <text:span text:style-name="T156">this means ensuring that commonly used neural network building blocks are <text:tab/>implemented; </text:span>i<text:span text:style-name="T146">nclud</text:span>ing<text:span text:style-name="T146"> loss functions, activation functions, optimizers, and convenient utility <text:tab/>tools for common sub-processes. When doing so, </text:span>we consider<text:span text:style-name="T146"> </text:span>the features from existing <text:tab/>successful <text:tab/>frameworks.<text:span text:style-name="T146"> </text:span></text:p>
      <text:p text:style-name="P93"/>
      <text:p text:style-name="P45"><text:span text:style-name="T109">(</text:span><text:span text:style-name="T104">2)<text:tab/>A high-level free monadic API </text:span><text:span text:style-name="T112">as a tool for user support,</text:span><text:span text:style-name="T104"> making the process of constructing and <text:tab/>connecting layers more </text:span><text:span text:style-name="T113">intuitive and concise</text:span><text:span text:style-name="T104">, allowing agile development and fast model <text:tab/>implementation. </text:span></text:p>
      <text:p text:style-name="P94"/>
      <text:p text:style-name="P96">(<text:span text:style-name="T180">3</text:span>) <text:tab/><text:span text:style-name="T155">Documentation for all current libararies which entails types of layer components, construction of <text:tab/>a neural network, handling data, and training a model. </text:span></text:p>
      <text:p text:style-name="P96"/>
      <text:p text:style-name="P97">The fields of functional programming and machine learning are generally considered as operating in very contrasting universes. <text:span text:style-name="T146">This is due to machine learning development having been built on a foundation that values quick exploration and prototyping, fast results, and production deployment. As a result, there exist very few functional programming deep learning libraries. These are fundamentally limited in the sense of a large lack of functionality, re-representation of deep learning, and exploration further than primitive functional programming concepts. </text:span></text:p>
      <text:p text:style-name="P97"/>
      <text:p text:style-name="P103"><text:soft-page-break/>The objective of WP3 revolves around completely capturing the narrative of neural networks as recursive models in a framework, and architecting and refining a system which overcomes current flaws in both Haskell and mainstream deep learning libraries. This will operate as an open source project <text:span text:style-name="T181">to contribute as a publically available learning resource, to increase awareness of research performed, and to invite external critique of the framework</text:span>. The attractiveness in the properties of recursion schemes enables recursion to be isolated from the core functionality of our system - providing true representative constructions of neural networks. As a result, it provides coherency in its mechanism, empowering users to build models in a more reliable and efficient manner. </text:p>
      <text:p text:style-name="P98"/>
      <text:p text:style-name="P104">Due to the magnitude of the work package, we anticipate challenges concerning mispredictions in milestone deadlines as there is likely to exist a range of unforeseen requirements during implementation. <text:span text:style-name="T147">Given the pre-existing work and achieved insight when implementing the core functionality of the network, we do not predict significant research-related difficulties beyond the task of achieving a sound representation of the primary characteristics of network structures and their training process. </text:span></text:p>
      <text:p text:style-name="P134"/>
      <text:p text:style-name="P129">WP<text:span text:style-name="T157">4:</text:span></text:p>
      <text:p text:style-name="P99"/>
      <text:p text:style-name="P109">Objective Summary: </text:p>
      <text:p text:style-name="P109"/>
      <text:p text:style-name="P109"><text:tab/>To <text:span text:style-name="T177">analyse and </text:span>assess the effectiveness of the framework with respect to correctness, transparency, <text:tab/><text:span text:style-name="T177">and representability of neural network concepts.</text:span> <text:span text:style-name="T177">This will use an evaluation strategy to provide <text:tab/>results involving statistical significance, practical significance, formal proof of correctness and <text:tab/>unit-test driven assurance of correctness.</text:span></text:p>
      <text:p text:style-name="P99"/>
      <text:p text:style-name="P110">Deliverables:</text:p>
      <text:p text:style-name="P101"/>
      <text:p text:style-name="P95">(<text:span text:style-name="T180">1)</text:span> <text:tab/>Unit testing for validation of correct functionality of all individual <text:span text:style-name="T145">functions and systems <text:tab/>compromising of combinations of data types and functions for analysis of network training and <text:tab/>correct performance/results.</text:span></text:p>
      <text:p text:style-name="P95"/>
      <text:p text:style-name="P115">The modularity of Haskell works well with the nature of unit testing. This will be most important during the development phase as an approach to minimalise the amount of logical flaws in the system and provide a confident foundation before progressing to further research and design.</text:p>
      <text:p text:style-name="P95"/>
      <text:p text:style-name="P112">(<text:span text:style-name="T180">2</text:span>)<text:tab/>To research and apply methods of formal proof correctness <text:span text:style-name="T179">to provide mathematical assurance of <text:tab/>properties of the framework.</text:span></text:p>
      <text:p text:style-name="P112"/>
      <text:p text:style-name="P114">The only thing we can prove with emprical correctness testing is that the program is not correct – incorrect program behaviour is pervasive. Working in Haskell, a purely functional programming language, this gives us the ability to assert correctness to an irrefutable standard. Achieving this will be a fundamental indicator of the program’s reliability. </text:p>
      <text:p text:style-name="P113"/>
      <text:p text:style-name="P114">We intend to investigate approaches such as: the Curry-Howard correspondence as the direct relationship between computer programs and mathematical proofs, induction, and proof assistants e.g. a Coq feature which allow us to prove arbitrary properties about critical functions and turn these into Haskell code. This will also possibly extend to using dependently typed languages which are better suited for whole program proofs, such as Idris and Coq.</text:p>
      <text:p text:style-name="P102"/>
      <text:p text:style-name="P111">(<text:span text:style-name="T180">3</text:span>)<text:tab/>To evaluate the practical significance of the framework through <text:span text:style-name="T178">user acceptance testing (UAT) <text:tab/>during the development stage and with real end users in field testing.</text:span></text:p>
      <text:p text:style-name="P111"/>
      <text:p text:style-name="P147">This focuses on the factors of client needs that the project is intended to address: reliability and coherency of the system architecture, <text:tab/>representational ability of the mathematical structure of neural networks and the training process, and impact of a correctness driven, functional programming design.</text:p>
      <text:p text:style-name="P149"><text:soft-page-break/>3. MANAGEMENT STRATEGY</text:p>
      <text:p text:style-name="P147"/>
      <text:p text:style-name="P149">Programme Management: <text:span text:style-name="T1">Dr Nguyen (PI)</text:span></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text:soft-page-break/></text:p>
      <text:p text:style-name="P150">4. BUDGET</text:p>
      <text:p text:style-name="P147"/>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2" office:value-type="string">
            <text:p text:style-name="P171"><text:span text:style-name="T190"/></text:p>
            <text:p text:style-name="P171">Costs</text:p>
          </table:table-cell>
          <table:covered-table-cell/>
          <table:table-cell table:style-name="Table2.A1" office:value-type="string">
            <text:p text:style-name="P171">Total Funding</text:p>
          </table:table-cell>
          <table:table-cell table:style-name="Table2.D1" office:value-type="string">
            <text:p text:style-name="P171">ESPRC Contribution</text:p>
          </table:table-cell>
        </table:table-row>
        <table:table-row>
          <table:table-cell table:style-name="Table2.A2" office:value-type="string">
            <text:p text:style-name="P169"><text:s/><text:span text:style-name="T189">Staff</text:span></text:p>
          </table:table-cell>
          <table:table-cell table:style-name="Table2.A2" office:value-type="string">
            <text:p text:style-name="P169"/>
          </table:table-cell>
          <table:table-cell table:style-name="Table2.A2" office:value-type="string">
            <text:p text:style-name="P168"/>
          </table:table-cell>
          <table:table-cell table:style-name="Table2.D2" office:value-type="string">
            <text:p text:style-name="P168"/>
          </table:table-cell>
        </table:table-row>
        <table:table-row>
          <table:table-cell table:style-name="Table2.A2" table:number-rows-spanned="4" office:value-type="string">
            <text:p text:style-name="P168"/>
          </table:table-cell>
          <table:table-cell table:style-name="Table2.A2" office:value-type="string">
            <text:p text:style-name="P168"/>
          </table:table-cell>
          <table:table-cell table:style-name="Table2.A2" office:value-type="string">
            <text:p text:style-name="P168"/>
          </table:table-cell>
          <table:table-cell table:style-name="Table2.D2" office:value-type="string">
            <text:p text:style-name="P168"/>
          </table:table-cell>
        </table:table-row>
        <table:table-row>
          <table:covered-table-cell/>
          <table:table-cell table:style-name="Table2.A2" office:value-type="string">
            <text:p text:style-name="P168"/>
          </table:table-cell>
          <table:table-cell table:style-name="Table2.A2" office:value-type="string">
            <text:p text:style-name="P168"/>
          </table:table-cell>
          <table:table-cell table:style-name="Table2.D2" office:value-type="string">
            <text:p text:style-name="P168"/>
          </table:table-cell>
        </table:table-row>
        <table:table-row>
          <table:covered-table-cell/>
          <table:table-cell table:style-name="Table2.A2" office:value-type="string">
            <text:p text:style-name="P168"/>
          </table:table-cell>
          <table:table-cell table:style-name="Table2.A2" office:value-type="string">
            <text:p text:style-name="P168"/>
          </table:table-cell>
          <table:table-cell table:style-name="Table2.D2" office:value-type="string">
            <text:p text:style-name="P168"/>
          </table:table-cell>
        </table:table-row>
        <table:table-row>
          <table:covered-table-cell/>
          <table:table-cell table:style-name="Table2.A2" office:value-type="string">
            <text:p text:style-name="P168"/>
          </table:table-cell>
          <table:table-cell table:style-name="Table2.A2" office:value-type="string">
            <text:p text:style-name="P168"/>
          </table:table-cell>
          <table:table-cell table:style-name="Table2.D2" office:value-type="string">
            <text:p text:style-name="P168"/>
          </table:table-cell>
        </table:table-row>
        <table:table-row>
          <table:table-cell table:style-name="Table2.A2" office:value-type="string">
            <text:p text:style-name="P170"><text:s/>Equipment</text:p>
          </table:table-cell>
          <table:table-cell table:style-name="Table2.A2" office:value-type="string">
            <text:p text:style-name="P168"/>
          </table:table-cell>
          <table:table-cell table:style-name="Table2.A2" office:value-type="string">
            <text:p text:style-name="P168"/>
          </table:table-cell>
          <table:table-cell table:style-name="Table2.D2" office:value-type="string">
            <text:p text:style-name="P168"/>
          </table:table-cell>
        </table:table-row>
        <table:table-row>
          <table:table-cell table:style-name="Table2.A2" table:number-rows-spanned="2" office:value-type="string">
            <text:p text:style-name="P168"/>
          </table:table-cell>
          <table:table-cell table:style-name="Table2.A2" office:value-type="string">
            <text:p text:style-name="P168"/>
          </table:table-cell>
          <table:table-cell table:style-name="Table2.A2" office:value-type="string">
            <text:p text:style-name="P168"/>
          </table:table-cell>
          <table:table-cell table:style-name="Table2.D2" office:value-type="string">
            <text:p text:style-name="P168"/>
          </table:table-cell>
        </table:table-row>
        <table:table-row>
          <table:covered-table-cell/>
          <table:table-cell table:style-name="Table2.A2" office:value-type="string">
            <text:p text:style-name="P168"/>
          </table:table-cell>
          <table:table-cell table:style-name="Table2.A2" office:value-type="string">
            <text:p text:style-name="P168"/>
          </table:table-cell>
          <table:table-cell table:style-name="Table2.D2" office:value-type="string">
            <text:p text:style-name="P168"/>
          </table:table-cell>
        </table:table-row>
        <table:table-row>
          <table:table-cell table:style-name="Table2.A2" office:value-type="string">
            <text:p text:style-name="P170"><text:s/>Public Engagement</text:p>
          </table:table-cell>
          <table:table-cell table:style-name="Table2.A2" office:value-type="string">
            <text:p text:style-name="P168"/>
          </table:table-cell>
          <table:table-cell table:style-name="Table2.A2" office:value-type="string">
            <text:p text:style-name="P168"/>
          </table:table-cell>
          <table:table-cell table:style-name="Table2.D2" office:value-type="string">
            <text:p text:style-name="P168"/>
          </table:table-cell>
        </table:table-row>
        <table:table-row>
          <table:table-cell table:style-name="Table2.A2" table:number-rows-spanned="2" office:value-type="string">
            <text:p text:style-name="P168"/>
          </table:table-cell>
          <table:table-cell table:style-name="Table2.A2" office:value-type="string">
            <text:p text:style-name="P168"/>
          </table:table-cell>
          <table:table-cell table:style-name="Table2.A2" office:value-type="string">
            <text:p text:style-name="P168"/>
          </table:table-cell>
          <table:table-cell table:style-name="Table2.D2" office:value-type="string">
            <text:p text:style-name="P168"/>
          </table:table-cell>
        </table:table-row>
        <table:table-row>
          <table:covered-table-cell/>
          <table:table-cell table:style-name="Table2.A2" office:value-type="string">
            <text:p text:style-name="P168"/>
          </table:table-cell>
          <table:table-cell table:style-name="Table2.A2" office:value-type="string">
            <text:p text:style-name="P168"/>
          </table:table-cell>
          <table:table-cell table:style-name="Table2.D2" office:value-type="string">
            <text:p text:style-name="P168"/>
          </table:table-cell>
        </table:table-row>
        <table:table-row>
          <table:table-cell table:style-name="Table2.A2" office:value-type="string">
            <text:p text:style-name="P170"><text:s/>Travel</text:p>
          </table:table-cell>
          <table:table-cell table:style-name="Table2.A2" office:value-type="string">
            <text:p text:style-name="P168"/>
          </table:table-cell>
          <table:table-cell table:style-name="Table2.A2" office:value-type="string">
            <text:p text:style-name="P168"/>
          </table:table-cell>
          <table:table-cell table:style-name="Table2.D2" office:value-type="string">
            <text:p text:style-name="P168"/>
          </table:table-cell>
        </table:table-row>
        <table:table-row>
          <table:table-cell table:style-name="Table2.A2" table:number-rows-spanned="2" office:value-type="string">
            <text:p text:style-name="P168"/>
          </table:table-cell>
          <table:table-cell table:style-name="Table2.A2" office:value-type="string">
            <text:p text:style-name="P168"/>
          </table:table-cell>
          <table:table-cell table:style-name="Table2.A2" office:value-type="string">
            <text:p text:style-name="P168"/>
          </table:table-cell>
          <table:table-cell table:style-name="Table2.D2" office:value-type="string">
            <text:p text:style-name="P168"/>
          </table:table-cell>
        </table:table-row>
        <table:table-row>
          <table:covered-table-cell/>
          <table:table-cell table:style-name="Table2.A2" office:value-type="string">
            <text:p text:style-name="P168"/>
          </table:table-cell>
          <table:table-cell table:style-name="Table2.A2" office:value-type="string">
            <text:p text:style-name="P168"/>
          </table:table-cell>
          <table:table-cell table:style-name="Table2.D2" office:value-type="string">
            <text:p text:style-name="P168"/>
          </table:table-cell>
        </table:table-row>
        <table:table-row>
          <table:table-cell table:style-name="Table2.A2" office:value-type="string">
            <text:p text:style-name="P170"><text:s/>Accommodation</text:p>
          </table:table-cell>
          <table:table-cell table:style-name="Table2.A2" office:value-type="string">
            <text:p text:style-name="P168"/>
          </table:table-cell>
          <table:table-cell table:style-name="Table2.A2" office:value-type="string">
            <text:p text:style-name="P168"/>
          </table:table-cell>
          <table:table-cell table:style-name="Table2.D2" office:value-type="string">
            <text:p text:style-name="P168"/>
          </table:table-cell>
        </table:table-row>
        <table:table-row>
          <table:table-cell table:style-name="Table2.A2" table:number-rows-spanned="2" office:value-type="string">
            <text:p text:style-name="P168"/>
          </table:table-cell>
          <table:table-cell table:style-name="Table2.A2" office:value-type="string">
            <text:p text:style-name="P168"/>
          </table:table-cell>
          <table:table-cell table:style-name="Table2.A2" office:value-type="string">
            <text:p text:style-name="P168"/>
          </table:table-cell>
          <table:table-cell table:style-name="Table2.D2" office:value-type="string">
            <text:p text:style-name="P168"/>
          </table:table-cell>
        </table:table-row>
        <table:table-row>
          <table:covered-table-cell/>
          <table:table-cell table:style-name="Table2.A2" office:value-type="string">
            <text:p text:style-name="P168"/>
          </table:table-cell>
          <table:table-cell table:style-name="Table2.A2" office:value-type="string">
            <text:p text:style-name="P168"/>
          </table:table-cell>
          <table:table-cell table:style-name="Table2.D2" office:value-type="string">
            <text:p text:style-name="P168"/>
          </table:table-cell>
        </table:table-row>
        <table:table-row>
          <table:table-cell table:style-name="Table2.A2" office:value-type="string">
            <text:p text:style-name="P170"><text:s/>Total</text:p>
          </table:table-cell>
          <table:table-cell table:style-name="Table2.A2" office:value-type="string">
            <text:p text:style-name="P168"/>
          </table:table-cell>
          <table:table-cell table:style-name="Table2.A2" office:value-type="string">
            <text:p text:style-name="P168"/>
          </table:table-cell>
          <table:table-cell table:style-name="Table2.D2" office:value-type="string">
            <text:p text:style-name="P168"/>
          </table:table-cell>
        </table:table-row>
      </table:table>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text:soft-page-break/></text:p>
      <text:p text:style-name="P151"><text:span text:style-name="T188">5</text:span>. <text:span text:style-name="T188">JUSTIFICATION FOR RESOURCES</text:span></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1"><text:soft-page-break/><text:span text:style-name="T188">6.</text:span> <text:span text:style-name="T188">IMPACT PLAN</text:span></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24"><text:soft-page-break/><text:span text:style-name="T188">7</text:span>. <text:span text:style-name="T187">WORK</text:span> PLAN</text:p>
      <text:p text:style-name="P10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1.1">
          <table:table-cell table:style-name="Table1.A1" office:value-type="string">
            <text:p text:style-name="P162"/>
          </table:table-cell>
          <table:table-cell table:style-name="Table1.B1" table:number-columns-spanned="10" office:value-type="string">
            <text:p text:style-name="P162">0 <text:s text:c="10"/>3 <text:s text:c="12"/>6 <text:s text:c="12"/>9 <text:s text:c="10"/><text:span text:style-name="T184">1</text:span>2 <text:s text:c="10"/>15 <text:s text:c="9"/>18 <text:s text:c="11"/><text:span text:style-name="T184">21</text:span> <text:s text:c="9"/><text:span text:style-name="T184">24 <text:s/></text:span><text:s text:c="8"/><text:span text:style-name="T184">27</text:span> <text:s text:c="9"/><text:span text:style-name="T184">30 <text:s text:c="8"/>33 <text:s text:c="9"/>36</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166">WP1 a</text:p>
          </table:table-cell>
          <table:table-cell table:style-name="Table1.B2" table:number-columns-spanned="2" office:value-type="string">
            <text:p text:style-name="P153"><text:span text:style-name="T182">Category Theory Research </text:span></text:p>
          </table:table-cell>
          <table:covered-table-cell/>
          <table:table-cell table:style-name="Table1.D2" table:number-columns-spanned="8" office:value-type="string">
            <text:p text:style-name="P152"/>
          </table:table-cell>
          <table:covered-table-cell/>
          <table:covered-table-cell/>
          <table:covered-table-cell/>
          <table:covered-table-cell/>
          <table:covered-table-cell/>
          <table:covered-table-cell/>
          <table:covered-table-cell/>
        </table:table-row>
        <table:table-row table:style-name="Table1.1">
          <table:table-cell table:style-name="Table1.A3" office:value-type="string">
            <text:p text:style-name="P166"><text:s text:c="9"/>b</text:p>
          </table:table-cell>
          <table:table-cell table:style-name="Table1.B3" office:value-type="string">
            <text:p text:style-name="P154"><text:s text:c="7"/></text:p>
          </table:table-cell>
          <table:table-cell table:style-name="Table1.B2" table:number-columns-spanned="3" office:value-type="string">
            <text:p text:style-name="P155"><text:s/><text:span text:style-name="T183">T</text:span>raining <text:span text:style-name="T183">P</text:span>rocess <text:s/>Blueprint<text:span text:style-name="T185">s</text:span></text:p>
          </table:table-cell>
          <table:covered-table-cell/>
          <table:covered-table-cell/>
          <table:table-cell table:style-name="Table1.F3" table:number-columns-spanned="6" office:value-type="string">
            <text:p text:style-name="P154"/>
          </table:table-cell>
          <table:covered-table-cell/>
          <table:covered-table-cell/>
          <table:covered-table-cell/>
          <table:covered-table-cell/>
          <table:covered-table-cell/>
        </table:table-row>
        <table:table-row table:style-name="Table1.1">
          <table:table-cell table:style-name="Table1.A2" office:value-type="string">
            <text:p text:style-name="P166">WP2 a</text:p>
          </table:table-cell>
          <table:table-cell table:style-name="Table1.B4" table:number-columns-spanned="3" office:value-type="string">
            <text:p text:style-name="P154"/>
          </table:table-cell>
          <table:covered-table-cell/>
          <table:covered-table-cell/>
          <table:table-cell table:style-name="Table1.E4" table:number-columns-spanned="3" office:value-type="string">
            <text:p text:style-name="P158">Data Types Implement<text:span text:style-name="T185">ations</text:span></text:p>
          </table:table-cell>
          <table:covered-table-cell/>
          <table:covered-table-cell/>
          <table:table-cell table:style-name="Table1.H4" table:number-columns-spanned="4" office:value-type="string">
            <text:p text:style-name="P157"/>
          </table:table-cell>
          <table:covered-table-cell/>
          <table:covered-table-cell/>
          <table:covered-table-cell/>
        </table:table-row>
        <table:table-row table:style-name="Table1.1">
          <table:table-cell table:style-name="Table1.A5" office:value-type="string">
            <text:p text:style-name="P154"><text:s text:c="9"/><text:span text:style-name="T186">b</text:span></text:p>
          </table:table-cell>
          <table:table-cell table:style-name="Table1.B5" table:number-columns-spanned="3" office:value-type="string">
            <text:p text:style-name="P154"/>
          </table:table-cell>
          <table:covered-table-cell/>
          <table:covered-table-cell/>
          <table:table-cell table:style-name="Table1.E4" table:number-columns-spanned="3" office:value-type="string">
            <text:p text:style-name="P156">Training Processes <text:span text:style-name="T185">Implementations</text:span></text:p>
          </table:table-cell>
          <table:covered-table-cell/>
          <table:covered-table-cell/>
          <table:table-cell table:style-name="Table1.H5" table:number-columns-spanned="4" office:value-type="string">
            <text:p text:style-name="P156"/>
          </table:table-cell>
          <table:covered-table-cell/>
          <table:covered-table-cell/>
          <table:covered-table-cell/>
        </table:table-row>
        <table:table-row table:style-name="Table1.1">
          <table:table-cell table:style-name="Table1.A2" office:value-type="string">
            <text:p text:style-name="P166">WP3 a</text:p>
          </table:table-cell>
          <table:table-cell table:style-name="Table1.B6" table:number-columns-spanned="5" office:value-type="string">
            <text:p text:style-name="P154"/>
            <text:p text:style-name="P159"/>
          </table:table-cell>
          <table:covered-table-cell/>
          <table:covered-table-cell/>
          <table:covered-table-cell/>
          <table:covered-table-cell/>
          <table:table-cell table:style-name="Table1.G6" table:number-columns-spanned="2" office:value-type="string">
            <text:p text:style-name="P160">Deep Learning Utility Tools</text:p>
          </table:table-cell>
          <table:covered-table-cell/>
          <table:table-cell table:style-name="Table1.I6" table:number-columns-spanned="3" office:value-type="string">
            <text:p text:style-name="P159"/>
          </table:table-cell>
          <table:covered-table-cell/>
          <table:covered-table-cell/>
        </table:table-row>
        <table:table-row table:style-name="Table1.1">
          <table:table-cell table:style-name="Table1.A2" office:value-type="string">
            <text:p text:style-name="P154"><text:s text:c="9"/><text:span text:style-name="T186">b</text:span></text:p>
          </table:table-cell>
          <table:table-cell table:style-name="Table1.B7" table:number-columns-spanned="6" office:value-type="string">
            <text:p text:style-name="P154"/>
          </table:table-cell>
          <table:covered-table-cell/>
          <table:covered-table-cell/>
          <table:covered-table-cell/>
          <table:covered-table-cell/>
          <table:covered-table-cell/>
          <table:table-cell table:style-name="Table1.G6" office:value-type="string">
            <text:p text:style-name="P159">Free Monadic API</text:p>
          </table:table-cell>
          <table:table-cell table:style-name="Table1.I7" table:number-columns-spanned="3" office:value-type="string">
            <text:p text:style-name="P159"/>
          </table:table-cell>
          <table:covered-table-cell/>
          <table:covered-table-cell/>
        </table:table-row>
        <table:table-row table:style-name="Table1.1">
          <table:table-cell table:style-name="Table1.A8" office:value-type="string">
            <text:p text:style-name="P154"><text:s text:c="8"/><text:span text:style-name="T186">c</text:span></text:p>
          </table:table-cell>
          <table:table-cell table:style-name="Table1.B8" table:number-columns-spanned="3" office:value-type="string">
            <text:p text:style-name="P154"/>
          </table:table-cell>
          <table:covered-table-cell/>
          <table:covered-table-cell/>
          <table:table-cell table:style-name="Table1.E8" table:number-columns-spanned="7" office:value-type="string">
            <text:p text:style-name="P163">Framework Documentation</text:p>
          </table:table-cell>
          <table:covered-table-cell/>
          <table:covered-table-cell/>
          <table:covered-table-cell/>
          <table:covered-table-cell/>
          <table:covered-table-cell/>
          <table:covered-table-cell/>
        </table:table-row>
        <table:table-row table:style-name="Table1.1">
          <table:table-cell table:style-name="Table1.A2" office:value-type="string">
            <text:p text:style-name="P166">WP4 a</text:p>
          </table:table-cell>
          <table:table-cell table:style-name="Table1.B9" table:number-columns-spanned="6" office:value-type="string">
            <text:p text:style-name="P154"/>
            <text:p text:style-name="P159"/>
          </table:table-cell>
          <table:covered-table-cell/>
          <table:covered-table-cell/>
          <table:covered-table-cell/>
          <table:covered-table-cell/>
          <table:covered-table-cell/>
          <table:table-cell table:style-name="Table1.H9" table:number-columns-spanned="2" office:value-type="string">
            <text:p text:style-name="P160">Proving Formal Correctness </text:p>
          </table:table-cell>
          <table:covered-table-cell/>
          <table:table-cell table:style-name="Table1.J9" table:number-columns-spanned="2" office:value-type="string">
            <text:p text:style-name="P159"/>
          </table:table-cell>
          <table:covered-table-cell/>
        </table:table-row>
        <table:table-row table:style-name="Table1.1">
          <table:table-cell table:style-name="Table1.A2" office:value-type="string">
            <text:p text:style-name="P154"><text:s text:c="9"/><text:span text:style-name="T186">b</text:span></text:p>
          </table:table-cell>
          <table:table-cell table:style-name="Table1.B10" table:number-columns-spanned="7" office:value-type="string">
            <text:p text:style-name="P154"/>
          </table:table-cell>
          <table:covered-table-cell/>
          <table:covered-table-cell/>
          <table:covered-table-cell/>
          <table:covered-table-cell/>
          <table:covered-table-cell/>
          <table:covered-table-cell/>
          <table:table-cell table:style-name="Table1.H9" office:value-type="string">
            <text:p text:style-name="P159">User Acceptance Testing</text:p>
          </table:table-cell>
          <table:table-cell table:style-name="Table1.J9" table:number-columns-spanned="2" office:value-type="string">
            <text:p text:style-name="P159"/>
          </table:table-cell>
          <table:covered-table-cell/>
        </table:table-row>
        <table:table-row table:style-name="Table1.1">
          <table:table-cell table:style-name="Table1.A13" office:value-type="string">
            <text:p text:style-name="P154"><text:s text:c="9"/><text:span text:style-name="T186">c</text:span></text:p>
          </table:table-cell>
          <table:table-cell table:style-name="Table1.B11" table:number-columns-spanned="3" office:value-type="string">
            <text:p text:style-name="P154"/>
          </table:table-cell>
          <table:covered-table-cell/>
          <table:covered-table-cell/>
          <table:table-cell table:style-name="Table1.E11" table:number-columns-spanned="7" office:value-type="string">
            <text:p text:style-name="P161">Unit Testing</text:p>
          </table:table-cell>
          <table:covered-table-cell/>
          <table:covered-table-cell/>
          <table:covered-table-cell/>
          <table:covered-table-cell/>
          <table:covered-table-cell/>
          <table:covered-table-cell/>
        </table:table-row>
        <table:table-row table:style-name="Table1.1">
          <table:table-cell table:style-name="Table1.A2" office:value-type="string">
            <text:p text:style-name="P166">WP5 a</text:p>
          </table:table-cell>
          <table:table-cell table:style-name="Table1.B13" table:number-columns-spanned="7" office:value-type="string">
            <text:p text:style-name="P164"/>
          </table:table-cell>
          <table:covered-table-cell/>
          <table:covered-table-cell/>
          <table:covered-table-cell/>
          <table:covered-table-cell/>
          <table:covered-table-cell/>
          <table:covered-table-cell/>
          <table:table-cell table:style-name="Table1.I12" table:number-columns-spanned="2" office:value-type="string">
            <text:p text:style-name="P165">Public Engagement</text:p>
          </table:table-cell>
          <table:covered-table-cell/>
          <table:table-cell table:style-name="Table1.K12" office:value-type="string">
            <text:p text:style-name="P165"/>
          </table:table-cell>
        </table:table-row>
        <table:table-row table:style-name="Table1.1">
          <table:table-cell table:style-name="Table1.A13" office:value-type="string">
            <text:p text:style-name="P166"><text:s text:c="9"/>b</text:p>
          </table:table-cell>
          <table:table-cell table:style-name="Table1.B13" table:number-columns-spanned="7" office:value-type="string">
            <text:p text:style-name="P164"/>
          </table:table-cell>
          <table:covered-table-cell/>
          <table:covered-table-cell/>
          <table:covered-table-cell/>
          <table:covered-table-cell/>
          <table:covered-table-cell/>
          <table:covered-table-cell/>
          <table:table-cell table:style-name="Table1.I13" table:number-columns-spanned="3" office:value-type="string">
            <text:p text:style-name="P165">System Refinement</text:p>
          </table:table-cell>
          <table:covered-table-cell/>
          <table:covered-table-cell/>
        </table:table-row>
      </table:table>
      <text:p text:style-name="P172"/>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21">4. BUDGET</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20">REFERENCES</text:p>
      <text:p text:style-name="P100"/>
      <text:p text:style-name="P107">[1] <text:s/>https://www.marketresearchstore.com/report/global-machine-learning-market-2018-2023-369608</text:p>
      <text:p text:style-name="P100"/>
      <text:p text:style-name="P108">[2]http://www.abnewswire.com/pressreleases/neural-network-software-market-2018-global-industry-trends-emerging-technologies-regional-analysis-competitive-landscape-statistics-size-share-growth-factors-to-forecast-to-2023_285347.html</text:p>
      <text:p text:style-name="P100"/>
      <text:p text:style-name="P71"><text:span text:style-name="T128">[3]</text:span><text:a xlink:type="simple" xlink:href="https://www.forbes.com/sites/ciocentral/2018/09/17/the-state-of-machine-learning-in-business-today/#23155cbf3b1d" text:style-name="Internet_20_link" text:visited-style-name="Visited_20_Internet_20_Link"><text:span text:style-name="T128">https://www.forbes.com/sites/ciocentral/2018/09/17/the-state-of-machine-learning-in-business-today/#23155cbf3b1d</text:span></text:a></text:p>
      <text:p text:style-name="P106"/>
      <text:p text:style-name="P49"><text:span text:style-name="T120">[4] </text:span>https://www.overleaf.com/read/tqpbmvvgvhfw</text:p>
      <text:p text:style-name="P136"/>
      <text:p text:style-name="P105">[5] https://www.kdnuggets.com/2017/01/most-popular-language-machine-learning-data-science.html</text:p>
      <text:p text:style-name="P106"/>
      <text:p text:style-name="P85"><text:span text:style-name="T176">[6] </text:span><text:a xlink:type="simple" xlink:href="https://towardsdatascience.com/deep-learning-framework-power-scores-2018-23607ddf297a" text:style-name="Internet_20_link" text:visited-style-name="Visited_20_Internet_20_Link"><text:span text:style-name="T176">https://towardsdatascience.com/deep-learning-framework-power-scores-2018-23607ddf297a</text:span></text:a></text:p>
      <text:p text:style-name="P105"/>
      <text:p text:style-name="P126"><text:span text:style-name="T122">Each </text:span><text:span text:style-name="T124">layer </text:span><text:span text:style-name="T123">implementation must </text:span><text:span text:style-name="T124">c</text:span><text:span text:style-name="T122">ombinable </text:span><text:span text:style-name="T125">with each other </text:span><text:span text:style-name="T127">in valid circumstances,</text:span><text:span text:style-name="T125"> </text:span><text:span text:style-name="T124">to an extent where they are type-safe compatible. </text:span><text:span text:style-name="T121"><text:s/></text:span></text:p>
      <text:p text:style-name="P16"/>
      <text:p text:style-name="P125"><text:span text:style-name="T125">The major challenge is creating a system where it is recognisable whether data types can be combined in a type-safe manner. This regards the dimensionality of each layer i.e. the dimensions of the connections and hyperparameters, and also the architecture and workflow of the entire model. <text:s/>This workpackage will provide <text:s/></text:span><text:span text:style-name="T126">the underlying theory and tools to construct a diverse range of neural networks, offering:</text:span></text:p>
      <text:p text:style-name="P14"><text:soft-page-break/></text:p>
      <text:p text:style-name="P14"><text:span text:style-name="T137">1.<text:tab/>Helpful and p</text:span>roductive <text:span text:style-name="T137">compiler error messages upon incompatible combinations of neural network <text:tab/>components, offering suggestions for solutions.</text:span></text:p>
      <text:p text:style-name="P14"/>
      <text:p text:style-name="P69">2.<text:tab/>A dependently typed system able to detect exact occurrences of unsuitable hyperparameters or connections <text:tab/>within a model, driving efficient development.</text:p>
      <text:p text:style-name="P66"/>
      <text:p text:style-name="P66"/>
      <text:p text:style-name="P66"/>
      <text:p text:style-name="P66"/>
      <text:p text:style-name="P66"/>
      <text:p text:style-name="P66"/>
      <text:p text:style-name="P63"/>
      <text:p text:style-name="P86"/>
      <text:p text:style-name="P67"><text:span text:style-name="T101">• </text:span><text:span text:style-name="T102">Afterwards, </text:span><text:span text:style-name="T103">ensuring that commonly used neural network building blocks are additionally implemented, including loss functions, activation functions </text:span><text:span text:style-name="T102">and</text:span><text:span text:style-name="T103"> optimizers. The available features of the framework will use existing libraries as a check list, to allow progression towards becoming a viable alternative to Keras and Tensorflow, and <text:s/>a feasibly adopted industry tool.</text:span></text:p>
      <text:p text:style-name="P62"/>
      <text:p text:style-name="P67"><text:span text:style-name="T101">• </text:span><text:span text:style-name="T102">Creating a free monadic API on top of the existing implementation, providing a set of</text:span><text:span text:style-name="T103"> </text:span><text:span text:style-name="T102">wrappers for protocols and </text:span><text:span text:style-name="T103">convenient utility tools for common sub-processes.</text:span></text:p>
      <text:p text:style-name="P60"/>
      <text:p text:style-name="P10"/>
      <text:p text:style-name="P7"/>
      <text:p text:style-name="P84"/>
      <text:p text:style-name="P77">Objective <text:span text:style-name="T163">Summary</text:span>:</text:p>
      <text:p text:style-name="P75"/>
      <text:p text:style-name="P78">Deliverables:</text:p>
      <text:p text:style-name="P78"/>
      <text:p text:style-name="P78">1.<text:tab/><text:span text:style-name="T163">Increase awareness of the potential magnitude of the research output, improving the status and visibility of <text:tab/>the project.</text:span></text:p>
      <text:p text:style-name="P78"/>
      <text:p text:style-name="P76">2. <text:s/><text:tab/>Gain critical feedback to aid research, management policy making, and further refinements made <text:tab/>when <text:tab/>assessing the current system.</text:p>
      <text:p text:style-name="P79"/>
      <text:p text:style-name="P76">3.<text:tab/>Engage with existing research projects <text:span text:style-name="T162">and professionals</text:span> operat<text:span text:style-name="T162">ing</text:span> towards similar goals.</text:p>
      <text:p text:style-name="P82"/>
      <text:p text:style-name="P61">We <text:span text:style-name="T164">will seek ways of</text:span> encourag<text:span text:style-name="T164">ing</text:span> both academic and industrial Haskell users <text:span text:style-name="T164">to try out our framework, as well as translate the novelty and impact assets the framework brings deep learning</text:span></text:p>
      <text:p text:style-name="P83"/>
      <text:p text:style-name="P80"><text:span text:style-name="T158"><text:tab/>To publically present our framework </text:span><text:span text:style-name="T159">in professional/scientific environments </text:span><text:span text:style-name="T158">and advocate for the <text:tab/>significance of the roles played of functional programming and recursion schemes in deep learning, </text:span><text:span text:style-name="T161">and how <text:tab/>our project approaches this innovatively. </text:span><text:span text:style-name="T160">from conference publications by </text:span></text:p>
      <text:p text:style-name="P75"/>
      <text:p text:style-name="P81">[research functional programming proposals]</text:p>
      <text:p text:style-name="P79"/>
      <text:p text:style-name="P79"/>
      <text:p text:style-name="P87">WP<text:span text:style-name="T157">5:</text:span></text:p>
      <text:p text:style-name="P72"/>
      <text:p text:style-name="P73">Objective <text:span text:style-name="T163">Summary</text:span>:</text:p>
      <text:p text:style-name="P73"/>
      <text:p text:style-name="P73"><text:tab/>To <text:span text:style-name="T143">provide functional programmers and deep learning developers with a fully refined </text:span>deep learning <text:tab/>framework <text:span text:style-name="T144">and API which can compete with popular existing libraries as a viable industry tool. </text:span></text:p>
      <text:p text:style-name="P11"/>
      <text:p text:style-name="P15">Deliverables:</text:p>
      <text:p text:style-name="P15"/>
      <text:p text:style-name="P15">(1)<text:tab/></text:p>
      <text:p text:style-name="P74"/>
      <text:p text:style-name="P70"><text:soft-page-break/>The framework design revolving around recursion schemes will allow users to architect models in a <text:tab/>reliable and more efficient manner, through isolating recursion from the core functionality of the system and <text:tab/>providing true representative constructions of neural networks.</text:p>
      <text:p text:style-name="P6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text:span text:style-name="T3">The process of </text:span><text:span text:style-name="T13">learning</text:span><text:span text:style-name="T3"> a </text:span><text:span text:style-name="T5">neural network</text:span><text:span text:style-name="T3"> is highly demanding </text:span><text:span text:style-name="T8">in</text:span><text:span text:style-name="T3"> resources </text:span><text:span text:style-name="T10">and cost</text:span><text:span text:style-name="T3"> – </text:span><text:span text:style-name="T14">this can</text:span><text:span text:style-name="T10"> typically takes days, with its performance dependent on the architecture of CPU/GPU </text:span><text:span text:style-name="T14">and</text:span><text:span text:style-name="T10"> the amount of memory</text:span><text:span text:style-name="T3">.</text:span></text:p>
      <text:p text:style-name="P7"/>
      <text:p text:style-name="P7"/>
      <text:p text:style-name="P7"/>
      <text:p text:style-name="P12">Firstly, we take advantage of n<text:span text:style-name="T130">eural networks present both extremely inspiring ways of designing an elegant and purer representation of their structure, and methods of modelling the network learning process as something minimal and fluid. This has not been captured in current popular frameworks/libraries, because the programming languages utilized do not offer a feasible platform on which to do so. Haskell opens a door for this.</text:span></text:p>
      <text:p text:style-name="P7"/>
      <text:p text:style-name="P7"/>
      <text:p text:style-name="P58"/>
      <text:list xml:id="list221607080137513" text:continue-list="list221607065092154" text:style-name="L1">
        <text:list-item>
          <text:p text:style-name="P145"><text:span text:style-name="T87">An immediate concern </text:span><text:span text:style-name="T88">is the inflexibility of develop</text:span><text:span text:style-name="T87">ment</text:span><text:span text:style-name="T88"> </text:span><text:span text:style-name="T89">tools </text:span><text:span text:style-name="T88">in deep learning. </text:span><text:span text:style-name="T90">It is highly unlikely to see any other languages or frameworks used professionally, and t</text:span><text:span text:style-name="T91">his illustrates the large drought in technologies </text:span><text:span text:style-name="T90">that can be </text:span><text:span text:style-name="T92">realistically employed in industry. </text:span><text:span text:style-name="T90">For developers</text:span><text:span text:style-name="T92"> with the desire to enter the field </text:span><text:span text:style-name="T90">of machine learning</text:span><text:span text:style-name="T92">, it is often unappealing to realise that </text:span><text:span text:style-name="T90">the</text:span><text:span text:style-name="T92"> technological approach </text:span><text:span text:style-name="T90">taken is so </text:span><text:span text:style-name="T92">one-dimensional and pre-determined. </text:span></text:p>
        </text:list-item>
      </text:list>
      <text:p text:style-name="P59"/>
      <text:p text:style-name="P7"/>
      <text:p text:style-name="P7"/>
      <text:p text:style-name="P3"><text:span text:style-name="T98"><text:s/></text:span><text:span text:style-name="T85">After becoming relatively experienced with a library, it is inevitable that one has to delve into the source code </text:span><text:span text:style-name="T86">to grasp an understanding of the processes</text:span><text:span text:style-name="T85">.</text:span></text:p>
      <text:p text:style-name="P7"/>
      <text:p text:style-name="P6"><text:span text:style-name="T58">This</text:span><text:span text:style-name="T105"> </text:span><text:span text:style-name="T106">issue </text:span><text:span text:style-name="T107">is not helped by</text:span><text:span text:style-name="T105"> the complete freedom </text:span><text:span text:style-name="T107">given </text:span><text:span text:style-name="T105">to abuse mutable variables, </text:span><text:span text:style-name="T107">reducing the amount</text:span><text:span text:style-name="T105"> of transparency </text:span><text:span text:style-name="T106">in</text:span><text:span text:style-name="T105"> </text:span><text:span text:style-name="T107">a</text:span><text:span text:style-name="T105"> program. </text:span><text:span text:style-name="T108">This is especially an issue in parallel computing when training neural networks. </text:span></text:p>
      <text:p text:style-name="P7"/>
      <text:p text:style-name="P8"/>
      <text:p text:style-name="P5"><text:span text:style-name="T3">The process of </text:span><text:span text:style-name="T13">learning</text:span><text:span text:style-name="T3"> a </text:span><text:span text:style-name="T5">neural network</text:span><text:span text:style-name="T3"> is highly demanding </text:span><text:span text:style-name="T8">in</text:span><text:span text:style-name="T3"> resources </text:span><text:span text:style-name="T10">and cost</text:span><text:span text:style-name="T3"> – </text:span><text:span text:style-name="T10">running training data through a neural network typically takes days, with its performance dependent on the architecture of CPU/GPU the amount of memory</text:span><text:span text:style-name="T3">. </text:span><text:span text:style-name="T5">Its important we </text:span><text:span text:style-name="T3">recognise as early as possible that the </text:span><text:span text:style-name="T12">languages and </text:span><text:span text:style-name="T11">high-level</text:span><text:span text:style-name="T3"> tools </text:span><text:span text:style-name="T11">made available to developers</text:span><text:span text:style-name="T9"> very much shape </text:span><text:span text:style-name="T11">the</text:span><text:span text:style-name="T9"> future standard practices </text:span><text:span text:style-name="T11">and limitations when modelling effective neural networks.</text:span></text:p>
      <text:p text:style-name="P13"/>
      <text:p text:style-name="P2"><text:span text:style-name="T6">H</text:span><text:span text:style-name="T5">aving produced </text:span><text:span text:style-name="T6">a vast number of the</text:span><text:span text:style-name="T5"> state of the art results we see today, it is difficult to overstate their importance. </text:span><text:span text:style-name="T6">Neural networks are seen by many as the future of AI, </text:span><text:span text:style-name="T7">and</text:span><text:span text:style-name="T6"> </text:span><text:span text:style-name="T7">it is</text:span><text:span text:style-name="T6"> highly likely </text:span><text:span text:style-name="T7">that they will take over the areas of</text:span><text:span text:style-name="T6"> sensory-motor processing, </text:span><text:span text:style-name="T7">natural language processing</text:span><text:span text:style-name="T6"> </text:span><text:span text:style-name="T7">and</text:span><text:span text:style-name="T6"> </text:span><text:span text:style-name="T7">cognitive computing</text:span><text:span text:style-name="T6">.</text:span></text:p>
      <text:p text:style-name="P8"/>
      <text:p text:style-name="P7"/>
      <text:p text:style-name="P1"><text:soft-page-break/><text:span text:style-name="T44"><text:s/></text:span><text:span text:style-name="T45">Data is the life force of all companies as their success as competitors in their respective markets are primarily dependent on data-driven decisions. </text:span><text:span text:style-name="T43">The evolution of machine learni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8T09:46:15.753175080</meta:creation-date>
    <dc:date>2019-04-06T22:16:05.340521234</dc:date>
    <meta:editing-duration>P1DT23H21M57S</meta:editing-duration>
    <meta:editing-cycles>87</meta:editing-cycles>
    <meta:generator>LibreOffice/6.0.6.2$Linux_X86_64 LibreOffice_project/00m0$Build-2</meta:generator>
    <meta:print-date>2019-03-28T10:26:05.446852345</meta:print-date>
    <meta:document-statistic meta:table-count="2" meta:image-count="0" meta:object-count="0" meta:page-count="15" meta:paragraph-count="142" meta:word-count="3470" meta:character-count="24396" meta:non-whitespace-character-count="20760"/>
  </office:meta>
</office:document-meta>
</file>